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 style:writing-mode="page"/>
    </style:style>
    <style:style style:name="Table1.A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style:min-row-height="0.3688in" fo:keep-together="auto"/>
    </style:style>
    <style:style style:name="Table2" style:family="table">
      <style:table-properties style:width="6in" fo:margin-left="-0.075in" fo:margin-top="0in" fo:margin-bottom="0in" table:align="left" style:writing-mode="page"/>
    </style:style>
    <style:style style:name="Table2.A" style:family="table-column">
      <style:table-column-properties style:column-width="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5.7118in" table:align="left"/>
    </style:style>
    <style:style style:name="Table3.A" style:family="table-column">
      <style:table-column-properties style:column-width="1.9132in"/>
    </style:style>
    <style:style style:name="Table3.B" style:family="table-column">
      <style:table-column-properties style:column-width="1.8688in"/>
    </style:style>
    <style:style style:name="Table3.C" style:family="table-column">
      <style:table-column-properties style:column-width="1.929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266in" fo:margin-left="-0.075in" fo:margin-top="0in" fo:margin-bottom="0in" table:align="left" style:writing-mode="page"/>
    </style:style>
    <style:style style:name="Table4.A" style:family="table-column">
      <style:table-column-properties style:column-width="2in"/>
    </style:style>
    <style:style style:name="Table4.C" style:family="table-column">
      <style:table-column-properties style:column-width="3.266in"/>
    </style:style>
    <style:style style:name="Table4.1" style:family="table-row">
      <style:table-row-properties style:min-row-height="0.2in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7.2486in" fo:margin-left="-0.075in" fo:margin-top="0in" fo:margin-bottom="0in" table:align="left" style:writing-mode="page"/>
    </style:style>
    <style:style style:name="Table7.A" style:family="table-column">
      <style:table-column-properties style:column-width="2in"/>
    </style:style>
    <style:style style:name="Table7.C" style:family="table-column">
      <style:table-column-properties style:column-width="3.248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7.5" style:family="table-row">
      <style:table-row-properties style:min-row-height="0.3375in" fo:keep-together="auto"/>
    </style:style>
    <style:style style:name="Table8" style:family="table">
      <style:table-properties style:width="7.1875in" fo:margin-left="-0.0139in" fo:margin-top="0in" fo:margin-bottom="0in" table:align="left" style:writing-mode="page"/>
    </style:style>
    <style:style style:name="Table8.A" style:family="table-column">
      <style:table-column-properties style:column-width="1.9361in"/>
    </style:style>
    <style:style style:name="Table8.B" style:family="table-column">
      <style:table-column-properties style:column-width="2.0049in"/>
    </style:style>
    <style:style style:name="Table8.C" style:family="table-column">
      <style:table-column-properties style:column-width="3.246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7.2486in" fo:margin-left="-0.075in" fo:margin-top="0in" fo:margin-bottom="0in" table:align="left" style:writing-mode="page"/>
    </style:style>
    <style:style style:name="Table5.A" style:family="table-column">
      <style:table-column-properties style:column-width="2in"/>
    </style:style>
    <style:style style:name="Table5.C" style:family="table-column">
      <style:table-column-properties style:column-width="3.248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17" style:family="table">
      <style:table-properties style:width="7.2646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2.4215in"/>
    </style:style>
    <style:style style:name="Table17.1" style:family="table-row">
      <style:table-row-properties fo:background-color="transparent" fo:keep-together="auto">
        <style:background-image/>
      </style:table-row-properties>
    </style:style>
    <style:style style:name="Table17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Table15" style:family="table">
      <style:table-properties style:width="7.2646in" table:align="left"/>
    </style:style>
    <style:style style:name="Table15.A" style:family="table-column">
      <style:table-column-properties style:column-width="2.4215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7.1611in" fo:margin-left="0.0472in" table:align="left"/>
    </style:style>
    <style:style style:name="Table16.A" style:family="table-column">
      <style:table-column-properties style:column-width="2.1069in"/>
    </style:style>
    <style:style style:name="Table16.B" style:family="table-column">
      <style:table-column-properties style:column-width="1.9882in"/>
    </style:style>
    <style:style style:name="Table16.C" style:family="table-column">
      <style:table-column-properties style:column-width="3.066in"/>
    </style:style>
    <style:style style:name="Table16.A1" style:family="table-cell">
      <style:table-cell-properties style:vertical-align="middle" fo:padding="0.0194in" fo:border="none"/>
    </style:style>
    <style:style style:name="Table16.6" style:family="table-row">
      <style:table-row-properties style:min-row-height="0.3819in"/>
    </style:style>
    <style:style style:name="Table18" style:family="table">
      <style:table-properties style:width="7.2028in" table:align="left"/>
    </style:style>
    <style:style style:name="Table18.A" style:family="table-column">
      <style:table-column-properties style:column-width="1.8007in"/>
    </style:style>
    <style:style style:name="Table18.A1" style:family="table-cell">
      <style:table-cell-properties style:vertical-align="middle" fo:padding="0.0194in" fo:border="none"/>
    </style:style>
    <style:style style:name="Table6" style:family="table">
      <style:table-properties style:width="7.0125in" table:align="left"/>
    </style:style>
    <style:style style:name="Table6.A" style:family="table-column">
      <style:table-column-properties style:column-width="2.3375in"/>
    </style:style>
    <style:style style:name="Table6.A1" style:family="table-cell">
      <style:table-cell-properties style:vertical-align="middle" fo:padding="0.0194in" fo:border="none"/>
    </style:style>
    <style:style style:name="Table9" style:family="table">
      <style:table-properties style:width="7.0354in" table:align="left"/>
    </style:style>
    <style:style style:name="Table9.A" style:family="table-column">
      <style:table-column-properties style:column-width="1.9229in"/>
    </style:style>
    <style:style style:name="Table9.B" style:family="table-column">
      <style:table-column-properties style:column-width="1.8417in"/>
    </style:style>
    <style:style style:name="Table9.C" style:family="table-column">
      <style:table-column-properties style:column-width="1.7771in"/>
    </style:style>
    <style:style style:name="Table9.D" style:family="table-column">
      <style:table-column-properties style:column-width="1.4938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2.6875in" table:align="left"/>
    </style:style>
    <style:style style:name="Table10.A" style:family="table-column">
      <style:table-column-properties style:column-width="0.5903in"/>
    </style:style>
    <style:style style:name="Table10.B" style:family="table-column">
      <style:table-column-properties style:column-width="2.0972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7.125in" table:align="left"/>
    </style:style>
    <style:style style:name="Table11.A" style:family="table-column">
      <style:table-column-properties style:column-width="1.7813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7.2486in" table:align="left"/>
    </style:style>
    <style:style style:name="Table12.A" style:family="table-column">
      <style:table-column-properties style:column-width="0.9326in"/>
    </style:style>
    <style:style style:name="Table12.B" style:family="table-column">
      <style:table-column-properties style:column-width="1.1757in"/>
    </style:style>
    <style:style style:name="Table12.C" style:family="table-column">
      <style:table-column-properties style:column-width="1.6639in"/>
    </style:style>
    <style:style style:name="Table12.D" style:family="table-column">
      <style:table-column-properties style:column-width="1.6292in"/>
    </style:style>
    <style:style style:name="Table12.E" style:family="table-column">
      <style:table-column-properties style:column-width="1.8472in"/>
    </style:style>
    <style:style style:name="Table12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d190c" style:font-size-asian="12pt" style:font-size-complex="12pt"/>
    </style:style>
    <style:style style:name="P3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39f59c" style:font-size-asian="12pt" style:font-size-complex="12pt"/>
    </style:style>
    <style:style style:name="P4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5" style:family="paragraph" style:parent-style-name="Heading_20_2">
      <style:paragraph-properties fo:margin-top="0in" fo:margin-bottom="0.1in" style:contextual-spacing="false" fo:keep-with-next="always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7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8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9" style:family="paragraph" style:parent-style-name="Heading_20_2">
      <style:paragraph-properties fo:keep-with-next="always"/>
      <style:text-properties style:use-window-font-color="true" loext:opacity="0%" style:font-name="Corbel" fo:font-size="12pt" fo:language="fr" fo:country="FR" officeooo:paragraph-rsid="0039f59c" style:font-size-asian="12pt" style:font-size-complex="12pt"/>
    </style:style>
    <style:style style:name="P10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3675cd" officeooo:paragraph-rsid="0039f59c" style:font-size-asian="12pt" style:font-size-complex="12pt"/>
    </style:style>
    <style:style style:name="P11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paragraph-rsid="002968be" style:font-size-asian="12pt" style:font-weight-asian="bold" style:font-size-complex="12pt" style:font-weight-complex="bold"/>
    </style:style>
    <style:style style:name="P12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3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4" style:family="paragraph" style:parent-style-name="Standard">
      <style:paragraph-properties fo:margin-top="0in" fo:margin-bottom="0.1in" style:contextual-spacing="false"/>
      <style:text-properties officeooo:paragraph-rsid="002968be"/>
    </style:style>
    <style:style style:name="P15" style:family="paragraph" style:parent-style-name="Heading_20_1">
      <style:paragraph-properties fo:margin-top="0in" fo:margin-bottom="0.1in" style:contextual-spacing="false"/>
      <style:text-properties officeooo:paragraph-rsid="002968be"/>
    </style:style>
    <style:style style:name="P16" style:family="paragraph" style:parent-style-name="Standard">
      <style:paragraph-properties fo:margin-top="0in" fo:margin-bottom="0in" style:contextual-spacing="false"/>
      <style:text-properties officeooo:paragraph-rsid="002968be"/>
    </style:style>
    <style:style style:name="P17" style:family="paragraph" style:parent-style-name="Text_20_body">
      <style:text-properties officeooo:paragraph-rsid="002d190c"/>
    </style:style>
    <style:style style:name="P18" style:family="paragraph" style:parent-style-name="Standard">
      <style:text-properties officeooo:paragraph-rsid="0039f59c"/>
    </style:style>
    <style:style style:name="P19" style:family="paragraph" style:parent-style-name="Standard">
      <style:paragraph-properties fo:margin-top="0in" fo:margin-bottom="0.1in" style:contextual-spacing="false"/>
      <style:text-properties officeooo:paragraph-rsid="0039f59c"/>
    </style:style>
    <style:style style:name="P20" style:family="paragraph" style:parent-style-name="Standard">
      <style:paragraph-properties fo:margin-top="0in" fo:margin-bottom="0.1in" style:contextual-spacing="false"/>
      <style:text-properties officeooo:paragraph-rsid="003a1ac1"/>
    </style:style>
    <style:style style:name="P21" style:family="paragraph" style:parent-style-name="Heading_20_2">
      <style:paragraph-properties fo:margin-top="0in" fo:margin-bottom="0.1in" style:contextual-spacing="false" fo:keep-with-next="always"/>
      <style:text-properties officeooo:paragraph-rsid="003a1ac1"/>
    </style:style>
    <style:style style:name="P22" style:family="paragraph" style:parent-style-name="Heading_20_3">
      <style:paragraph-properties fo:margin-top="0in" fo:margin-bottom="0.1in" style:contextual-spacing="false" fo:keep-with-next="always"/>
      <style:text-properties officeooo:paragraph-rsid="003a1ac1"/>
    </style:style>
    <style:style style:name="P23" style:family="paragraph" style:parent-style-name="Heading_20_3">
      <style:paragraph-properties fo:margin-top="0in" fo:margin-bottom="0.1in" style:contextual-spacing="false"/>
      <style:text-properties officeooo:paragraph-rsid="003a1ac1"/>
    </style:style>
    <style:style style:name="P24" style:family="paragraph" style:parent-style-name="Text_20_body">
      <style:paragraph-properties fo:margin-top="0in" fo:margin-bottom="0.1in" style:contextual-spacing="false"/>
      <style:text-properties officeooo:paragraph-rsid="003a1ac1"/>
    </style:style>
    <style:style style:name="P25" style:family="paragraph" style:parent-style-name="Standard">
      <style:paragraph-properties fo:margin-top="0in" fo:margin-bottom="0in" style:contextual-spacing="false"/>
      <style:text-properties officeooo:paragraph-rsid="003a1ac1"/>
    </style:style>
    <style:style style:name="P26" style:family="paragraph" style:parent-style-name="Standard">
      <style:paragraph-properties fo:margin-top="0in" fo:margin-bottom="0.0799in" style:contextual-spacing="false"/>
      <style:text-properties officeooo:paragraph-rsid="003a1ac1"/>
    </style:style>
    <style:style style:name="P27" style:family="paragraph" style:parent-style-name="Standard">
      <style:paragraph-properties fo:margin-top="0in" fo:margin-bottom="0.1in" style:contextual-spacing="false"/>
      <style:text-properties officeooo:paragraph-rsid="003b81e9"/>
    </style:style>
    <style:style style:name="P28" style:family="paragraph" style:parent-style-name="Heading_20_2">
      <style:text-properties style:font-name="Corbel" fo:language="fr" fo:country="FR" officeooo:paragraph-rsid="0039f59c"/>
    </style:style>
    <style:style style:name="P29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9f59c"/>
    </style:style>
    <style:style style:name="P30" style:family="paragraph" style:parent-style-name="Standard">
      <style:paragraph-properties fo:margin-top="0in" fo:margin-bottom="0.1201in" style:contextual-spacing="false"/>
      <style:text-properties style:font-name="Corbel" fo:language="fr" fo:country="FR" officeooo:paragraph-rsid="0039f59c"/>
    </style:style>
    <style:style style:name="P31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39f59c"/>
    </style:style>
    <style:style style:name="P32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a1ac1"/>
    </style:style>
    <style:style style:name="P33" style:family="paragraph" style:parent-style-name="Standard">
      <style:paragraph-properties fo:margin-top="0in" fo:margin-bottom="0in" style:contextual-spacing="false"/>
      <style:text-properties style:font-name="Corbel" fo:language="fr" fo:country="FR" officeooo:paragraph-rsid="003a1ac1"/>
    </style:style>
    <style:style style:name="P34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54dea2"/>
    </style:style>
    <style:style style:name="P35" style:family="paragraph" style:parent-style-name="Standard">
      <style:paragraph-properties fo:margin-top="0in" fo:margin-bottom="0.1402in" style:contextual-spacing="false"/>
      <style:text-properties style:font-name="Corbel" fo:language="fr" fo:country="FR" officeooo:paragraph-rsid="0054dea2"/>
    </style:style>
    <style:style style:name="P36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581b2c"/>
    </style:style>
    <style:style style:name="P37" style:family="paragraph" style:parent-style-name="Heading_20_3">
      <style:paragraph-properties fo:margin-top="0in" fo:margin-bottom="0.0799in" style:contextual-spacing="false"/>
      <style:text-properties style:font-name="Corbel" fo:language="fr" fo:country="FR"/>
    </style:style>
    <style:style style:name="P38" style:family="paragraph" style:parent-style-name="Table_20_Contents">
      <style:paragraph-properties fo:margin-top="0in" fo:margin-bottom="0.0799in" style:contextual-spacing="false"/>
      <style:text-properties style:font-name="Corbel" fo:language="fr" fo:country="FR"/>
    </style:style>
    <style:style style:name="P39" style:family="paragraph" style:parent-style-name="Table_20_Heading">
      <style:paragraph-properties fo:margin-top="0in" fo:margin-bottom="0.0799in" style:contextual-spacing="false"/>
      <style:text-properties style:font-name="Corbel" fo:language="fr" fo:country="FR"/>
    </style:style>
    <style:style style:name="P40" style:family="paragraph" style:parent-style-name="Heading_20_2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2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668ad" style:font-size-asian="11pt" style:language-asian="zxx" style:country-asian="none" style:font-size-complex="11pt" style:language-complex="zxx" style:country-complex="none"/>
    </style:style>
    <style:style style:name="P4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80175" style:font-size-asian="11pt" style:language-asian="zxx" style:country-asian="none" style:font-size-complex="11pt" style:language-complex="zxx" style:country-complex="none"/>
    </style:style>
    <style:style style:name="P4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9b562" style:font-size-asian="11pt" style:language-asian="zxx" style:country-asian="none" style:font-size-complex="11pt" style:language-complex="zxx" style:country-complex="none"/>
    </style:style>
    <style:style style:name="P4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b148" style:font-size-asian="11pt" style:language-asian="zxx" style:country-asian="none" style:font-size-complex="11pt" style:language-complex="zxx" style:country-complex="none"/>
    </style:style>
    <style:style style:name="P4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c447" style:font-size-asian="11pt" style:language-asian="zxx" style:country-asian="none" style:font-size-complex="11pt" style:language-complex="zxx" style:country-complex="none"/>
    </style:style>
    <style:style style:name="P4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694f9" style:font-size-asian="11pt" style:language-asian="zxx" style:country-asian="none" style:font-size-complex="11pt" style:language-complex="zxx" style:country-complex="none"/>
    </style:style>
    <style:style style:name="P4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9e75c" style:font-size-asian="11pt" style:language-asian="zxx" style:country-asian="none" style:font-size-complex="11pt" style:language-complex="zxx" style:country-complex="none"/>
    </style:style>
    <style:style style:name="P5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25ae" style:font-size-asian="11pt" style:language-asian="zxx" style:country-asian="none" style:font-size-complex="11pt" style:language-complex="zxx" style:country-complex="none"/>
    </style:style>
    <style:style style:name="P5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84c5" style:font-size-asian="11pt" style:language-asian="zxx" style:country-asian="none" style:font-size-complex="11pt" style:language-complex="zxx" style:country-complex="none"/>
    </style:style>
    <style:style style:name="P5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d0571" style:font-size-asian="11pt" style:language-asian="zxx" style:country-asian="none" style:font-size-complex="11pt" style:language-complex="zxx" style:country-complex="none"/>
    </style:style>
    <style:style style:name="P5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bbc30" officeooo:paragraph-rsid="009bbc30" style:font-size-asian="11pt" style:language-asian="zxx" style:country-asian="none" style:font-size-complex="11pt" style:language-complex="zxx" style:country-complex="none"/>
    </style:style>
    <style:style style:name="P5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f4be7" officeooo:paragraph-rsid="009f4be7" style:font-size-asian="11pt" style:language-asian="zxx" style:country-asian="none" style:font-size-complex="11pt" style:language-complex="zxx" style:country-complex="none"/>
    </style:style>
    <style:style style:name="P5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3ddfc" officeooo:paragraph-rsid="00a3ddfc" style:font-size-asian="11pt" style:language-asian="zxx" style:country-asian="none" style:font-size-complex="11pt" style:language-complex="zxx" style:country-complex="none"/>
    </style:style>
    <style:style style:name="P5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4e01f" style:font-size-asian="11pt" style:language-asian="zxx" style:country-asian="none" style:font-size-complex="11pt" style:language-complex="zxx" style:country-complex="none"/>
    </style:style>
    <style:style style:name="P5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d0571" style:font-size-asian="11pt" style:language-asian="zxx" style:country-asian="none" style:font-size-complex="11pt" style:language-complex="zxx" style:country-complex="none"/>
    </style:style>
    <style:style style:name="P5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a84c5" officeooo:paragraph-rsid="00aa84c5" style:font-size-asian="11pt" style:language-asian="zxx" style:country-asian="none" style:font-size-complex="11pt" style:language-complex="zxx" style:country-complex="none"/>
    </style:style>
    <style:style style:name="P5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f91dc" officeooo:paragraph-rsid="00af91dc" style:font-size-asian="11pt" style:language-asian="zxx" style:country-asian="none" style:font-size-complex="11pt" style:language-complex="zxx" style:country-complex="none"/>
    </style:style>
    <style:style style:name="P6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2a24d" officeooo:paragraph-rsid="00b2a24d" style:font-size-asian="11pt" style:language-asian="zxx" style:country-asian="none" style:font-size-complex="11pt" style:language-complex="zxx" style:country-complex="none"/>
    </style:style>
    <style:style style:name="P6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313bb" officeooo:paragraph-rsid="00b313bb" style:font-size-asian="11pt" style:language-asian="zxx" style:country-asian="none" style:font-size-complex="11pt" style:language-complex="zxx" style:country-complex="none"/>
    </style:style>
    <style:style style:name="P6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fo:font-weight="normal" officeooo:rsid="00a3ddfc" officeooo:paragraph-rsid="00a3ddf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63" style:family="paragraph" style:parent-style-name="Standard">
      <style:paragraph-properties fo:margin-top="0in" fo:margin-bottom="0.1in" style:contextual-spacing="false"/>
      <style:text-properties officeooo:paragraph-rsid="0054dea2"/>
    </style:style>
    <style:style style:name="P64" style:family="paragraph" style:parent-style-name="Heading_20_1">
      <style:paragraph-properties fo:margin-top="0in" fo:margin-bottom="0.1in" style:contextual-spacing="false"/>
      <style:text-properties officeooo:paragraph-rsid="0054dea2"/>
    </style:style>
    <style:style style:name="P65" style:family="paragraph" style:parent-style-name="Quotations">
      <style:text-properties fo:language="fr" fo:country="FR"/>
    </style:style>
    <style:style style:name="P66" style:family="paragraph" style:parent-style-name="Standard">
      <style:paragraph-properties fo:margin-top="0in" fo:margin-bottom="0in" style:contextual-spacing="false"/>
      <style:text-properties fo:language="fr" fo:country="FR" officeooo:paragraph-rsid="003a1ac1"/>
    </style:style>
    <style:style style:name="P67" style:family="paragraph" style:parent-style-name="Text_20_body">
      <style:paragraph-properties fo:margin-top="0in" fo:margin-bottom="0.1in" style:contextual-spacing="false"/>
      <style:text-properties officeooo:paragraph-rsid="0059e3bf"/>
    </style:style>
    <style:style style:name="P68" style:family="paragraph" style:parent-style-name="Text_20_body">
      <style:paragraph-properties fo:margin-top="0in" fo:margin-bottom="0.1in" style:contextual-spacing="false"/>
      <style:text-properties officeooo:paragraph-rsid="005b4864"/>
    </style:style>
    <style:style style:name="P69" style:family="paragraph" style:parent-style-name="Text_20_body">
      <style:paragraph-properties fo:margin-top="0in" fo:margin-bottom="0.1in" style:contextual-spacing="false"/>
      <style:text-properties officeooo:paragraph-rsid="005c64bb"/>
    </style:style>
    <style:style style:name="P70" style:family="paragraph" style:parent-style-name="Quotations">
      <style:text-properties fo:color="#808080" loext:opacity="100%" style:font-name="Corbel" fo:language="fr" fo:country="FR" officeooo:rsid="005b4864"/>
    </style:style>
    <style:style style:name="P71" style:family="paragraph" style:parent-style-name="Standard">
      <style:paragraph-properties fo:margin-top="0in" fo:margin-bottom="0.0799in" style:contextual-spacing="false"/>
      <style:text-properties fo:color="#c9211e" loext:opacity="100%" style:font-name="Corbel" fo:language="fr" fo:country="FR" officeooo:paragraph-rsid="0054dea2"/>
    </style:style>
    <style:style style:name="P72" style:family="paragraph" style:parent-style-name="Text_20_body">
      <style:paragraph-properties fo:margin-top="0in" fo:margin-bottom="0.1in" style:contextual-spacing="false"/>
      <style:text-properties officeooo:paragraph-rsid="005d8ad7"/>
    </style:style>
    <style:style style:name="P73" style:family="paragraph" style:parent-style-name="Text_20_body">
      <style:paragraph-properties fo:margin-top="0in" fo:margin-bottom="0.1in" style:contextual-spacing="false"/>
      <style:text-properties officeooo:paragraph-rsid="005f2294"/>
    </style:style>
    <style:style style:name="P74" style:family="paragraph" style:parent-style-name="Text_20_body">
      <style:paragraph-properties fo:margin-top="0in" fo:margin-bottom="0.0201in" style:contextual-spacing="false"/>
      <style:text-properties officeooo:paragraph-rsid="005f2294"/>
    </style:style>
    <style:style style:name="P75" style:family="paragraph" style:parent-style-name="Text_20_body">
      <style:paragraph-properties fo:margin-top="0in" fo:margin-bottom="0.0201in" style:contextual-spacing="false"/>
      <style:text-properties officeooo:paragraph-rsid="005f647a"/>
    </style:style>
    <style:style style:name="P76" style:family="paragraph" style:parent-style-name="Text_20_body">
      <style:paragraph-properties fo:margin-top="0in" fo:margin-bottom="0.1in" style:contextual-spacing="false"/>
      <style:text-properties officeooo:paragraph-rsid="005f647a"/>
    </style:style>
    <style:style style:name="P77" style:family="paragraph" style:parent-style-name="Text_20_body">
      <style:paragraph-properties fo:margin-top="0in" fo:margin-bottom="0.1in" style:contextual-spacing="false"/>
      <style:text-properties officeooo:paragraph-rsid="006377fd"/>
    </style:style>
    <style:style style:name="P78" style:family="paragraph" style:parent-style-name="Text_20_body">
      <style:paragraph-properties fo:margin-top="0in" fo:margin-bottom="0.1in" style:contextual-spacing="false"/>
      <style:text-properties officeooo:paragraph-rsid="006a06f4"/>
    </style:style>
    <style:style style:name="P79" style:family="paragraph" style:parent-style-name="Text_20_body">
      <style:paragraph-properties fo:margin-top="0in" fo:margin-bottom="0.1in" style:contextual-spacing="false"/>
      <style:text-properties officeooo:paragraph-rsid="006d6feb"/>
    </style:style>
    <style:style style:name="P80" style:family="paragraph" style:parent-style-name="Text_20_body">
      <style:paragraph-properties fo:margin-top="0in" fo:margin-bottom="0.0201in" style:contextual-spacing="false"/>
      <style:text-properties officeooo:paragraph-rsid="006d6feb"/>
    </style:style>
    <style:style style:name="P81" style:family="paragraph" style:parent-style-name="Text_20_body">
      <style:paragraph-properties fo:margin-top="0in" fo:margin-bottom="0.0201in" style:contextual-spacing="false"/>
      <style:text-properties officeooo:paragraph-rsid="006ea128"/>
    </style:style>
    <style:style style:name="P82" style:family="paragraph" style:parent-style-name="Text_20_body">
      <style:paragraph-properties fo:margin-top="0in" fo:margin-bottom="0.1in" style:contextual-spacing="false"/>
      <style:text-properties officeooo:paragraph-rsid="00706502"/>
    </style:style>
    <style:style style:name="P83" style:family="paragraph" style:parent-style-name="Text_20_body">
      <style:paragraph-properties fo:margin-top="0in" fo:margin-bottom="0.1in" style:contextual-spacing="false"/>
      <style:text-properties officeooo:paragraph-rsid="0071e1cb"/>
    </style:style>
    <style:style style:name="P84" style:family="paragraph" style:parent-style-name="Text_20_body">
      <style:paragraph-properties fo:margin-top="0in" fo:margin-bottom="0.1in" style:contextual-spacing="false"/>
      <style:text-properties officeooo:paragraph-rsid="007396aa"/>
    </style:style>
    <style:style style:name="P85" style:family="paragraph" style:parent-style-name="Text_20_body">
      <style:paragraph-properties fo:margin-top="0in" fo:margin-bottom="0.1in" style:contextual-spacing="false"/>
      <style:text-properties officeooo:paragraph-rsid="0074d2a7"/>
    </style:style>
    <style:style style:name="P86" style:family="paragraph" style:parent-style-name="Text_20_body">
      <style:paragraph-properties fo:margin-top="0in" fo:margin-bottom="0.1in" style:contextual-spacing="false"/>
      <style:text-properties officeooo:paragraph-rsid="00756637"/>
    </style:style>
    <style:style style:name="P87" style:family="paragraph" style:parent-style-name="Heading_20_1">
      <style:paragraph-properties fo:margin-top="0in" fo:margin-bottom="0.1in" style:contextual-spacing="false"/>
      <style:text-properties officeooo:paragraph-rsid="007b9466"/>
    </style:style>
    <style:style style:name="P88" style:family="paragraph" style:parent-style-name="Text_20_body">
      <style:paragraph-properties fo:margin-top="0in" fo:margin-bottom="0.1in" style:contextual-spacing="false"/>
      <style:text-properties officeooo:paragraph-rsid="0075b743"/>
    </style:style>
    <style:style style:name="P89" style:family="paragraph" style:parent-style-name="Text_20_body">
      <style:paragraph-properties fo:margin-top="0in" fo:margin-bottom="0.1in" style:contextual-spacing="false"/>
      <style:text-properties officeooo:paragraph-rsid="007682bd"/>
    </style:style>
    <style:style style:name="P90" style:family="paragraph" style:parent-style-name="Text_20_body">
      <style:paragraph-properties fo:margin-top="0in" fo:margin-bottom="0.1in" style:contextual-spacing="false"/>
      <style:text-properties officeooo:paragraph-rsid="00773f16"/>
    </style:style>
    <style:style style:name="P9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2" style:family="paragraph" style:parent-style-name="Heading_20_3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da528" style:font-size-asian="11pt" style:language-asian="zxx" style:country-asian="none" style:font-size-complex="11pt" style:language-complex="zxx" style:country-complex="none"/>
    </style:style>
    <style:style style:name="P9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49e96" style:font-size-asian="11pt" style:language-asian="zxx" style:country-asian="none" style:font-size-complex="11pt" style:language-complex="zxx" style:country-complex="none"/>
    </style:style>
    <style:style style:name="P9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f4be7" style:font-size-asian="11pt" style:language-asian="zxx" style:country-asian="none" style:font-size-complex="11pt" style:language-complex="zxx" style:country-complex="none"/>
    </style:style>
    <style:style style:name="P9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5b4864" style:font-size-asian="11pt" style:language-asian="zxx" style:country-asian="none" style:font-size-complex="11pt" style:language-complex="zxx" style:country-complex="none"/>
    </style:style>
    <style:style style:name="P9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668ad" style:font-size-asian="11pt" style:language-asian="zxx" style:country-asian="none" style:font-size-complex="11pt" style:language-complex="zxx" style:country-complex="none"/>
    </style:style>
    <style:style style:name="P9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53dbc" style:font-size-asian="11pt" style:language-asian="zxx" style:country-asian="none" style:font-size-complex="11pt" style:language-complex="zxx" style:country-complex="none"/>
    </style:style>
    <style:style style:name="P99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100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paragraph-rsid="00929ce7" style:font-size-asian="11pt" style:language-asian="zxx" style:country-asian="none" style:font-size-complex="11pt" style:language-complex="zxx" style:country-complex="none"/>
    </style:style>
    <style:style style:name="P101" style:family="paragraph" style:parent-style-name="Text_20_body">
      <style:paragraph-properties fo:margin-top="0in" fo:margin-bottom="0.0402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02" style:family="paragraph" style:parent-style-name="Text_20_body">
      <style:paragraph-properties fo:margin-top="0in" fo:margin-bottom="0.0598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03" style:family="paragraph" style:parent-style-name="Text_20_body">
      <style:paragraph-properties fo:margin-top="0in" fo:margin-bottom="0.0598in" style:contextual-spacing="false" fo:text-align="center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04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05" style:family="paragraph" style:parent-style-name="Text_20_body">
      <style:paragraph-properties fo:margin-top="0in" fo:margin-bottom="0.1in" style:contextual-spacing="false"/>
      <style:text-properties style:font-name="Ubuntu" fo:font-size="11pt" fo:language="fr" fo:country="FR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106" style:family="paragraph" style:parent-style-name="Text_20_body">
      <style:paragraph-properties fo:margin-top="0in" fo:margin-bottom="0.1in" style:contextual-spacing="false"/>
      <style:text-properties officeooo:paragraph-rsid="007826c5"/>
    </style:style>
    <style:style style:name="P107" style:family="paragraph" style:parent-style-name="Text_20_body">
      <style:paragraph-properties fo:margin-top="0in" fo:margin-bottom="0.1in" style:contextual-spacing="false"/>
      <style:text-properties officeooo:paragraph-rsid="0079b233"/>
    </style:style>
    <style:style style:name="P108" style:family="paragraph" style:parent-style-name="Text_20_body">
      <style:paragraph-properties fo:margin-top="0in" fo:margin-bottom="0.1in" style:contextual-spacing="false"/>
      <style:text-properties officeooo:paragraph-rsid="007a9881"/>
    </style:style>
    <style:style style:name="P109" style:family="paragraph" style:parent-style-name="Text_20_body">
      <style:paragraph-properties fo:margin-top="0in" fo:margin-bottom="0.1in" style:contextual-spacing="false"/>
      <style:text-properties officeooo:paragraph-rsid="007beef8"/>
    </style:style>
    <style:style style:name="P110" style:family="paragraph" style:parent-style-name="Text_20_body">
      <style:paragraph-properties fo:margin-top="0in" fo:margin-bottom="0.1in" style:contextual-spacing="false"/>
      <style:text-properties officeooo:paragraph-rsid="007d1708"/>
    </style:style>
    <style:style style:name="P111" style:family="paragraph" style:parent-style-name="Text_20_body">
      <style:paragraph-properties fo:margin-top="0in" fo:margin-bottom="0.1in" style:contextual-spacing="false"/>
      <style:text-properties officeooo:paragraph-rsid="0080de16"/>
    </style:style>
    <style:style style:name="P112" style:family="paragraph" style:parent-style-name="Text_20_body">
      <style:paragraph-properties fo:margin-top="0in" fo:margin-bottom="0.1in" style:contextual-spacing="false"/>
      <style:text-properties officeooo:paragraph-rsid="0081f4ad"/>
    </style:style>
    <style:style style:name="P113" style:family="paragraph" style:parent-style-name="Text_20_body">
      <style:paragraph-properties fo:margin-top="0in" fo:margin-bottom="0.1in" style:contextual-spacing="false"/>
      <style:text-properties officeooo:paragraph-rsid="0081fa8f"/>
    </style:style>
    <style:style style:name="P114" style:family="paragraph" style:parent-style-name="Text_20_body">
      <style:paragraph-properties fo:margin-top="0in" fo:margin-bottom="0.1in" style:contextual-spacing="false"/>
      <style:text-properties officeooo:paragraph-rsid="00832da5"/>
    </style:style>
    <style:style style:name="P115" style:family="paragraph" style:parent-style-name="Text_20_body">
      <style:paragraph-properties fo:margin-top="0in" fo:margin-bottom="0.1in" style:contextual-spacing="false"/>
      <style:text-properties officeooo:paragraph-rsid="0085cc6f"/>
    </style:style>
    <style:style style:name="P116" style:family="paragraph" style:parent-style-name="Text_20_body">
      <style:paragraph-properties fo:margin-top="0in" fo:margin-bottom="0.1in" style:contextual-spacing="false"/>
      <style:text-properties officeooo:paragraph-rsid="00862e6f"/>
    </style:style>
    <style:style style:name="P117" style:family="paragraph" style:parent-style-name="Text_20_body">
      <style:paragraph-properties fo:margin-top="0in" fo:margin-bottom="0.1in" style:contextual-spacing="false"/>
      <style:text-properties officeooo:paragraph-rsid="0087e15e"/>
    </style:style>
    <style:style style:name="P118" style:family="paragraph" style:parent-style-name="Text_20_body">
      <style:paragraph-properties fo:margin-top="0in" fo:margin-bottom="0.1in" style:contextual-spacing="false"/>
      <style:text-properties officeooo:paragraph-rsid="008b35f1"/>
    </style:style>
    <style:style style:name="P119" style:family="paragraph" style:parent-style-name="Text_20_body">
      <style:paragraph-properties fo:margin-top="0in" fo:margin-bottom="0.1in" style:contextual-spacing="false"/>
      <style:text-properties officeooo:paragraph-rsid="008da528"/>
    </style:style>
    <style:style style:name="P120" style:family="paragraph" style:parent-style-name="Heading_20_3">
      <style:paragraph-properties fo:margin-top="0in" fo:margin-bottom="0.0799in" style:contextual-spacing="false"/>
    </style:style>
    <style:style style:name="P121" style:family="paragraph" style:parent-style-name="Text_20_body">
      <style:paragraph-properties fo:margin-top="0in" fo:margin-bottom="0.1in" style:contextual-spacing="false"/>
      <style:text-properties officeooo:paragraph-rsid="009187c9"/>
    </style:style>
    <style:style style:name="P122" style:family="paragraph" style:parent-style-name="Text_20_body">
      <style:paragraph-properties fo:margin-top="0in" fo:margin-bottom="0.1in" style:contextual-spacing="false"/>
      <style:text-properties officeooo:paragraph-rsid="0090b7d5"/>
    </style:style>
    <style:style style:name="P123" style:family="paragraph" style:parent-style-name="Text_20_body">
      <style:paragraph-properties fo:margin-top="0in" fo:margin-bottom="0.1in" style:contextual-spacing="false"/>
      <style:text-properties officeooo:paragraph-rsid="0091dc13"/>
    </style:style>
    <style:style style:name="P124" style:family="paragraph" style:parent-style-name="Text_20_body">
      <style:paragraph-properties fo:margin-top="0in" fo:margin-bottom="0.1in" style:contextual-spacing="false"/>
      <style:text-properties officeooo:paragraph-rsid="00929ce7"/>
    </style:style>
    <style:style style:name="P125" style:family="paragraph" style:parent-style-name="Text_20_body">
      <style:paragraph-properties fo:margin-top="0in" fo:margin-bottom="0.0598in" style:contextual-spacing="false"/>
      <style:text-properties officeooo:paragraph-rsid="00929ce7"/>
    </style:style>
    <style:style style:name="P126" style:family="paragraph" style:parent-style-name="Text_20_body">
      <style:paragraph-properties fo:margin-top="0in" fo:margin-bottom="0.1in" style:contextual-spacing="false"/>
      <style:text-properties officeooo:paragraph-rsid="00949e96"/>
    </style:style>
    <style:style style:name="P127" style:family="paragraph" style:parent-style-name="Heading_20_1">
      <style:paragraph-properties fo:margin-top="0in" fo:margin-bottom="0.1in" style:contextual-spacing="false"/>
      <style:text-properties officeooo:paragraph-rsid="00980175"/>
    </style:style>
    <style:style style:name="P128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ab148"/>
    </style:style>
    <style:style style:name="P129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11e84"/>
    </style:style>
    <style:style style:name="P130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694f9"/>
    </style:style>
    <style:style style:name="P131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668ad"/>
    </style:style>
    <style:style style:name="P132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9e75c"/>
    </style:style>
    <style:style style:name="P133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a66a"/>
    </style:style>
    <style:style style:name="P134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c428"/>
    </style:style>
    <style:style style:name="P135" style:family="paragraph" style:parent-style-name="Text_20_body">
      <style:paragraph-properties fo:margin-top="0in" fo:margin-bottom="0.0799in" style:contextual-spacing="false" fo:text-align="start" style:justify-single-word="false"/>
      <style:text-properties officeooo:rsid="00a3ddfc" officeooo:paragraph-rsid="00a3ddfc"/>
    </style:style>
    <style:style style:name="P136" style:family="paragraph" style:parent-style-name="Text_20_body">
      <style:paragraph-properties fo:margin-top="0in" fo:margin-bottom="0.1in" style:contextual-spacing="false"/>
      <style:text-properties officeooo:paragraph-rsid="00b53dbc"/>
    </style:style>
    <style:style style:name="P137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38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a9e3c" officeooo:paragraph-rsid="002a9e3c" style:font-size-asian="12pt" style:font-size-complex="12pt"/>
    </style:style>
    <style:style style:name="P139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40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b58c3" style:font-size-asian="12pt" style:font-size-complex="12pt"/>
    </style:style>
    <style:style style:name="P141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edaa4" officeooo:paragraph-rsid="002edaa4" style:font-size-asian="12pt" style:font-size-complex="12pt"/>
    </style:style>
    <style:style style:name="P142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143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style:text-underline-style="solid" style:text-underline-type="double" style:text-underline-width="auto" style:text-underline-color="font-color" officeooo:paragraph-rsid="002968be" style:font-size-asian="12pt" style:font-size-complex="12pt"/>
    </style:style>
    <style:style style:name="P144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rsid="002968be" officeooo:paragraph-rsid="002968be" style:font-size-asian="12pt" style:font-weight-asian="bold" style:font-size-complex="12pt" style:font-weight-complex="bold"/>
    </style:style>
    <style:style style:name="P145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paragraph-rsid="0039f59c"/>
    </style:style>
    <style:style style:name="P146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1a006"/>
    </style:style>
    <style:style style:name="P147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3faee"/>
    </style:style>
    <style:style style:name="P148" style:family="paragraph" style:parent-style-name="List_20_1" style:list-style-name="WWNum1">
      <style:paragraph-properties fo:margin-top="0in" fo:margin-bottom="0.2201in" style:contextual-spacing="false"/>
      <style:text-properties fo:color="#666666" loext:opacity="100%" style:font-name="Corbel" fo:language="fr" fo:country="FR" officeooo:rsid="0043faee" officeooo:paragraph-rsid="0043faee" fo:background-color="transparent"/>
    </style:style>
    <style:style style:name="P149" style:family="paragraph" style:parent-style-name="Standard" style:list-style-name="L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50" style:family="paragraph" style:parent-style-name="Standard" style:list-style-name="L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51" style:family="paragraph" style:parent-style-name="Standard" style:list-style-name="L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52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53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16cf52" officeooo:paragraph-rsid="002968be" style:font-size-asian="12pt" style:font-size-complex="12pt"/>
    </style:style>
    <style:style style:name="P154" style:family="paragraph" style:parent-style-name="Text_20_body" style:list-style-name="L5">
      <style:text-properties style:font-name="Corbel" fo:font-size="12pt" fo:language="fr" fo:country="FR" style:font-size-asian="12pt" style:font-size-complex="12pt"/>
    </style:style>
    <style:style style:name="P155" style:family="paragraph" style:parent-style-name="Text_20_body" style:list-style-name="L6">
      <style:text-properties style:font-name="Corbel" fo:language="fr" fo:country="FR"/>
    </style:style>
    <style:style style:name="P156" style:family="paragraph" style:parent-style-name="Text_20_body" style:list-style-name="L8">
      <style:text-properties style:font-name="Corbel" fo:language="fr" fo:country="FR"/>
    </style:style>
    <style:style style:name="P157" style:family="paragraph" style:parent-style-name="Text_20_body" style:list-style-name="L9">
      <style:text-properties style:font-name="Corbel" fo:language="fr" fo:country="FR"/>
    </style:style>
    <style:style style:name="P158" style:family="paragraph" style:parent-style-name="Text_20_body" style:list-style-name="L15">
      <style:paragraph-properties fo:margin-top="0in" fo:margin-bottom="0.0799in" style:contextual-spacing="false"/>
      <style:text-properties style:font-name="Corbel" fo:language="fr" fo:country="FR"/>
    </style:style>
    <style:style style:name="P159" style:family="paragraph" style:parent-style-name="Text_20_body" style:list-style-name="L16">
      <style:paragraph-properties fo:margin-top="0in" fo:margin-bottom="0.0799in" style:contextual-spacing="false"/>
      <style:text-properties style:font-name="Corbel" fo:language="fr" fo:country="FR"/>
    </style:style>
    <style:style style:name="P160" style:family="paragraph" style:parent-style-name="Text_20_body" style:list-style-name="L17">
      <style:paragraph-properties fo:margin-top="0in" fo:margin-bottom="0.0799in" style:contextual-spacing="false"/>
      <style:text-properties style:font-name="Corbel" fo:language="fr" fo:country="FR"/>
    </style:style>
    <style:style style:name="P161" style:family="paragraph" style:parent-style-name="Text_20_body" style:list-style-name="L18">
      <style:paragraph-properties fo:margin-top="0in" fo:margin-bottom="0.0799in" style:contextual-spacing="false"/>
      <style:text-properties style:font-name="Corbel" fo:language="fr" fo:country="FR"/>
    </style:style>
    <style:style style:name="P162" style:family="paragraph" style:parent-style-name="Text_20_body" style:list-style-name="L6"/>
    <style:style style:name="P163" style:family="paragraph" style:parent-style-name="Text_20_body" style:list-style-name="L7"/>
    <style:style style:name="P164" style:family="paragraph" style:parent-style-name="Text_20_body" style:list-style-name="L9"/>
    <style:style style:name="P165" style:family="paragraph" style:parent-style-name="Text_20_body" style:list-style-name="L10">
      <style:paragraph-properties fo:margin-top="0in" fo:margin-bottom="0.1in" style:contextual-spacing="false"/>
      <style:text-properties officeooo:paragraph-rsid="0059e3bf"/>
    </style:style>
    <style:style style:name="P166" style:family="paragraph" style:parent-style-name="Text_20_body" style:list-style-name="L11">
      <style:paragraph-properties fo:margin-top="0in" fo:margin-bottom="0.1in" style:contextual-spacing="false"/>
      <style:text-properties officeooo:paragraph-rsid="0059e3bf"/>
    </style:style>
    <style:style style:name="P167" style:family="paragraph" style:parent-style-name="Text_20_body" style:list-style-name="L12">
      <style:paragraph-properties fo:margin-top="0in" fo:margin-bottom="0.1in" style:contextual-spacing="false"/>
      <style:text-properties officeooo:paragraph-rsid="0059e3bf"/>
    </style:style>
    <style:style style:name="P168" style:family="paragraph" style:parent-style-name="Text_20_body" style:list-style-name="L13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69" style:family="paragraph" style:parent-style-name="Text_20_body" style:list-style-name="L13">
      <style:paragraph-properties fo:margin-top="0in" fo:margin-bottom="0.0799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70" style:family="paragraph" style:parent-style-name="Text_20_body" style:list-style-name="L14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7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53dbc" style:font-size-asian="11pt" style:language-asian="zxx" style:country-asian="none" style:font-size-complex="11pt" style:language-complex="zxx" style:country-complex="none"/>
    </style:style>
    <style:style style:name="P17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66bf7" style:font-size-asian="11pt" style:language-asian="zxx" style:country-asian="none" style:font-size-complex="11pt" style:language-complex="zxx" style:country-complex="none"/>
    </style:style>
    <style:style style:name="P17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81299" style:font-size-asian="11pt" style:language-asian="zxx" style:country-asian="none" style:font-size-complex="11pt" style:language-complex="zxx" style:country-complex="none"/>
    </style:style>
    <style:style style:name="P174" style:family="paragraph" style:parent-style-name="Text_20_body" style:list-style-name="L15">
      <style:paragraph-properties fo:margin-top="0in" fo:margin-bottom="0.0799in" style:contextual-spacing="false"/>
    </style:style>
    <style:style style:name="P175" style:family="paragraph" style:parent-style-name="Text_20_body" style:list-style-name="L16">
      <style:paragraph-properties fo:margin-top="0in" fo:margin-bottom="0.0799in" style:contextual-spacing="false"/>
    </style:style>
    <style:style style:name="P176" style:family="paragraph" style:parent-style-name="Text_20_body" style:list-style-name="L17">
      <style:paragraph-properties fo:margin-top="0in" fo:margin-bottom="0.0799in" style:contextual-spacing="false"/>
    </style:style>
    <style:style style:name="P177" style:family="paragraph" style:parent-style-name="Text_20_body" style:list-style-name="L18">
      <style:paragraph-properties fo:margin-top="0in" fo:margin-bottom="0.0799in" style:contextual-spacing="false"/>
    </style:style>
    <style:style style:name="P178" style:family="paragraph" style:parent-style-name="Text_20_body" style:list-style-name="L19">
      <style:paragraph-properties fo:margin-top="0in" fo:margin-bottom="0.0799in" style:contextual-spacing="false"/>
    </style:style>
    <style:style style:name="T1" style:family="text">
      <style:text-properties style:use-window-font-color="true" loext:opacity="0%" fo:font-size="12pt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2" style:family="text"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use-window-font-color="true" loext:opacity="0%" fo:font-size="12pt" fo:font-weight="normal" officeooo:rsid="008b6fec" style:font-size-asian="12pt" style:font-weight-asian="normal" style:font-size-complex="12pt" style:font-weight-complex="normal"/>
    </style:style>
    <style:style style:name="T4" style:family="text">
      <style:text-properties style:use-window-font-color="true" loext:opacity="0%" fo:font-size="12pt" fo:font-weight="normal" officeooo:rsid="009704ba" style:font-size-asian="12pt" style:font-weight-asian="normal" style:font-size-complex="12pt" style:font-weight-complex="normal"/>
    </style:style>
    <style:style style:name="T5" style:family="text">
      <style:text-properties style:use-window-font-color="true" loext:opacity="0%" fo:font-size="12pt" fo:font-weight="normal" officeooo:rsid="00980175" style:font-size-asian="12pt" style:font-weight-asian="normal" style:font-size-complex="12pt" style:font-weight-complex="normal"/>
    </style:style>
    <style:style style:name="T6" style:family="text">
      <style:text-properties style:use-window-font-color="true" loext:opacity="0%" fo:font-size="12pt" fo:font-weight="normal" officeooo:rsid="0099b562" style:font-size-asian="12pt" style:font-weight-asian="normal" style:font-size-complex="12pt" style:font-weight-complex="normal"/>
    </style:style>
    <style:style style:name="T7" style:family="text">
      <style:text-properties style:use-window-font-color="true" loext:opacity="0%" fo:font-size="12pt" fo:font-weight="normal" officeooo:rsid="009ab148" style:font-size-asian="12pt" style:font-weight-asian="normal" style:font-size-complex="12pt" style:font-weight-complex="normal"/>
    </style:style>
    <style:style style:name="T8" style:family="text">
      <style:text-properties style:use-window-font-color="true" loext:opacity="0%" fo:font-size="12pt" fo:font-weight="normal" officeooo:rsid="009ac447" style:font-size-asian="12pt" style:font-weight-asian="normal" style:font-size-complex="12pt" style:font-weight-complex="normal"/>
    </style:style>
    <style:style style:name="T9" style:family="text">
      <style:text-properties style:use-window-font-color="true" loext:opacity="0%" fo:font-size="12pt" fo:font-weight="normal" officeooo:rsid="009f4be7" style:font-size-asian="12pt" style:font-weight-asian="normal" style:font-size-complex="12pt" style:font-weight-complex="normal"/>
    </style:style>
    <style:style style:name="T10" style:family="text">
      <style:text-properties style:use-window-font-color="true" loext:opacity="0%" fo:font-size="12pt" fo:font-weight="normal" officeooo:rsid="00aa25ae" style:font-size-asian="12pt" style:font-weight-asian="normal" style:font-size-complex="12pt" style:font-weight-complex="normal"/>
    </style:style>
    <style:style style:name="T11" style:family="text">
      <style:text-properties style:use-window-font-color="true" loext:opacity="0%" fo:font-size="12pt" fo:font-weight="normal" officeooo:rsid="00aa84c5" style:font-size-asian="12pt" style:font-weight-asian="normal" style:font-size-complex="12pt" style:font-weight-complex="normal"/>
    </style:style>
    <style:style style:name="T12" style:family="text">
      <style:text-properties style:use-window-font-color="true" loext:opacity="0%" style:font-name="Corbel" fo:font-size="12pt" fo:language="fr" fo:country="FR" style:font-size-asian="12pt" style:font-size-complex="12pt"/>
    </style:style>
    <style:style style:name="T13" style:family="text">
      <style:text-properties style:use-window-font-color="true" loext:opacity="0%" style:font-name="Corbel" fo:font-size="12pt" fo:language="fr" fo:country="FR" officeooo:rsid="0016cf52" style:font-size-asian="12pt" style:font-size-complex="12pt"/>
    </style:style>
    <style:style style:name="T14" style:family="text">
      <style:text-properties style:use-window-font-color="true" loext:opacity="0%" style:font-name="Corbel" fo:font-size="12pt" fo:language="fr" fo:country="FR" officeooo:rsid="005d8ad7" style:font-size-asian="12pt" style:font-size-complex="12pt"/>
    </style:style>
    <style:style style:name="T15" style:family="text">
      <style:text-properties style:use-window-font-color="true" loext:opacity="0%" style:font-name="Corbel" fo:font-size="12pt" fo:language="fr" fo:country="FR" officeooo:rsid="00929ce7" style:font-size-asian="12pt" style:font-size-complex="12pt"/>
    </style:style>
    <style:style style:name="T16" style:family="text">
      <style:text-properties style:use-window-font-color="true" loext:opacity="0%" style:font-name="Corbel" fo:font-size="12pt" fo:language="fr" fo:country="FR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17" style:family="text">
      <style:text-properties style:use-window-font-color="true" loext:opacity="0%" style:font-name="Corbel" fo:font-size="12pt" fo:language="fr" fo:country="FR" fo:font-weight="bold" officeooo:rsid="005d8ad7" style:font-size-asian="12pt" style:font-weight-asian="bold" style:font-size-complex="12pt" style:font-weight-complex="bold"/>
    </style:style>
    <style:style style:name="T18" style:family="text">
      <style:text-properties style:use-window-font-color="true" loext:opacity="0%" style:font-name="Corbel" fo:font-size="12pt" fo:language="fr" fo:country="FR" fo:font-weight="bold" officeooo:rsid="0071e1c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9" style:family="text">
      <style:text-properties style:use-window-font-color="true" loext:opacity="0%" style:font-name="Corbel" fo:font-size="12pt" fo:language="fr" fo:country="FR" fo:font-weight="bold" officeooo:rsid="009668a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0" style:family="text">
      <style:text-properties style:use-window-font-color="true" loext:opacity="0%" style:font-name="Corbel" fo:font-size="12pt" fo:language="fr" fo:country="FR" style:font-name-asian="Noto Serif CJK SC" style:font-size-asian="12pt" style:font-name-complex="Noto Sans Devanagari1" style:font-size-complex="12pt"/>
    </style:style>
    <style:style style:name="T21" style:family="text">
      <style:text-properties style:use-window-font-color="true" loext:opacity="0%"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22" style:family="text">
      <style:text-properties style:use-window-font-color="true" loext:opacity="0%" style:font-name="Corbel" fo:font-size="12pt" fo:language="fr" fo:country="FR" fo:font-weight="normal" officeooo:rsid="005b4864" style:font-size-asian="12pt" style:font-weight-asian="normal" style:font-size-complex="12pt" style:font-weight-complex="normal"/>
    </style:style>
    <style:style style:name="T23" style:family="text">
      <style:text-properties style:use-window-font-color="true" loext:opacity="0%" style:font-name="Corbel" fo:font-size="12pt" fo:language="fr" fo:country="FR" fo:font-weight="normal" officeooo:rsid="005c64bb" style:font-size-asian="12pt" style:font-weight-asian="normal" style:font-size-complex="12pt" style:font-weight-complex="normal"/>
    </style:style>
    <style:style style:name="T24" style:family="text">
      <style:text-properties style:use-window-font-color="true" loext:opacity="0%" style:font-name="Corbel" fo:font-size="12pt" fo:language="fr" fo:country="FR" fo:font-weight="normal" officeooo:rsid="005d8ad7" style:font-size-asian="12pt" style:font-weight-asian="normal" style:font-size-complex="12pt" style:font-weight-complex="normal"/>
    </style:style>
    <style:style style:name="T25" style:family="text">
      <style:text-properties style:use-window-font-color="true" loext:opacity="0%" style:font-name="Corbel" fo:font-size="12pt" fo:language="fr" fo:country="FR" fo:font-weight="normal" officeooo:rsid="005f2294" style:font-size-asian="12pt" style:font-weight-asian="normal" style:font-size-complex="12pt" style:font-weight-complex="normal"/>
    </style:style>
    <style:style style:name="T26" style:family="text">
      <style:text-properties style:use-window-font-color="true" loext:opacity="0%" style:font-name="Corbel" fo:font-size="12pt" fo:language="fr" fo:country="FR" fo:font-weight="normal" officeooo:rsid="005f647a" style:font-size-asian="12pt" style:font-weight-asian="normal" style:font-size-complex="12pt" style:font-weight-complex="normal"/>
    </style:style>
    <style:style style:name="T27" style:family="text">
      <style:text-properties style:use-window-font-color="true" loext:opacity="0%" style:font-name="Corbel" fo:font-size="12pt" fo:language="fr" fo:country="FR" fo:font-weight="normal" officeooo:rsid="006229d0" style:font-size-asian="12pt" style:font-weight-asian="normal" style:font-size-complex="12pt" style:font-weight-complex="normal"/>
    </style:style>
    <style:style style:name="T28" style:family="text">
      <style:text-properties style:use-window-font-color="true" loext:opacity="0%" style:font-name="Corbel" fo:font-size="12pt" fo:language="fr" fo:country="FR" fo:font-weight="normal" officeooo:rsid="006377fd" style:font-size-asian="12pt" style:font-weight-asian="normal" style:font-size-complex="12pt" style:font-weight-complex="normal"/>
    </style:style>
    <style:style style:name="T29" style:family="text">
      <style:text-properties style:use-window-font-color="true" loext:opacity="0%" style:font-name="Corbel" fo:font-size="12pt" fo:language="fr" fo:country="FR" fo:font-weight="normal" officeooo:rsid="00667c1d" style:font-size-asian="12pt" style:font-weight-asian="normal" style:font-size-complex="12pt" style:font-weight-complex="normal"/>
    </style:style>
    <style:style style:name="T30" style:family="text">
      <style:text-properties style:use-window-font-color="true" loext:opacity="0%" style:font-name="Corbel" fo:font-size="12pt" fo:language="fr" fo:country="FR" fo:font-weight="normal" officeooo:rsid="006a06f4" style:font-size-asian="12pt" style:font-weight-asian="normal" style:font-size-complex="12pt" style:font-weight-complex="normal"/>
    </style:style>
    <style:style style:name="T31" style:family="text">
      <style:text-properties style:use-window-font-color="true" loext:opacity="0%"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32" style:family="text">
      <style:text-properties style:use-window-font-color="true" loext:opacity="0%" style:font-name="Corbel" fo:font-size="12pt" fo:language="fr" fo:country="FR" fo:font-weight="normal" officeooo:rsid="00706502" style:font-size-asian="12pt" style:font-weight-asian="normal" style:font-size-complex="12pt" style:font-weight-complex="normal"/>
    </style:style>
    <style:style style:name="T33" style:family="text">
      <style:text-properties style:use-window-font-color="true" loext:opacity="0%" style:font-name="Corbel" fo:font-size="12pt" fo:language="fr" fo:country="FR" fo:font-weight="normal" officeooo:rsid="0071e1cb" style:font-size-asian="12pt" style:font-weight-asian="normal" style:font-size-complex="12pt" style:font-weight-complex="normal"/>
    </style:style>
    <style:style style:name="T34" style:family="text">
      <style:text-properties style:use-window-font-color="true" loext:opacity="0%" style:font-name="Corbel" fo:font-size="12pt" fo:language="fr" fo:country="FR" fo:font-weight="normal" officeooo:rsid="0074d2a7" style:font-size-asian="12pt" style:font-weight-asian="normal" style:font-size-complex="12pt" style:font-weight-complex="normal"/>
    </style:style>
    <style:style style:name="T35" style:family="text">
      <style:text-properties style:use-window-font-color="true" loext:opacity="0%" style:font-name="Corbel" fo:font-size="12pt" fo:language="fr" fo:country="FR" fo:font-weight="normal" officeooo:rsid="0080de16" style:font-size-asian="12pt" style:font-weight-asian="normal" style:font-size-complex="12pt" style:font-weight-complex="normal"/>
    </style:style>
    <style:style style:name="T36" style:family="text">
      <style:text-properties style:use-window-font-color="true" loext:opacity="0%" style:font-name="Corbel" fo:font-size="12pt" fo:language="fr" fo:country="FR" fo:font-weight="normal" officeooo:rsid="0081f4ad" style:font-size-asian="12pt" style:font-weight-asian="normal" style:font-size-complex="12pt" style:font-weight-complex="normal"/>
    </style:style>
    <style:style style:name="T37" style:family="text">
      <style:text-properties style:use-window-font-color="true" loext:opacity="0%" style:font-name="Corbel" fo:font-size="12pt" fo:language="fr" fo:country="FR" fo:font-weight="normal" officeooo:rsid="0081fa8f" style:font-size-asian="12pt" style:font-weight-asian="normal" style:font-size-complex="12pt" style:font-weight-complex="normal"/>
    </style:style>
    <style:style style:name="T38" style:family="text">
      <style:text-properties style:use-window-font-color="true" loext:opacity="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39" style:family="text">
      <style:text-properties style:use-window-font-color="true" loext:opacity="0%" style:font-name="Corbel" fo:font-size="12pt" fo:language="fr" fo:country="FR" fo:font-weight="normal" officeooo:rsid="0085cc6f" style:font-size-asian="12pt" style:font-weight-asian="normal" style:font-size-complex="12pt" style:font-weight-complex="normal"/>
    </style:style>
    <style:style style:name="T40" style:family="text">
      <style:text-properties style:use-window-font-color="true" loext:opacity="0%" style:font-name="Corbel" fo:font-size="12pt" fo:language="fr" fo:country="FR" fo:font-weight="normal" officeooo:rsid="00862e6f" style:font-size-asian="12pt" style:font-weight-asian="normal" style:font-size-complex="12pt" style:font-weight-complex="normal"/>
    </style:style>
    <style:style style:name="T41" style:family="text">
      <style:text-properties style:use-window-font-color="true" loext:opacity="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42" style:family="text">
      <style:text-properties style:use-window-font-color="true" loext:opacity="0%" style:font-name="Corbel" fo:font-size="12pt" fo:language="fr" fo:country="FR" fo:font-weight="normal" officeooo:rsid="008b35f1" style:font-size-asian="12pt" style:font-weight-asian="normal" style:font-size-complex="12pt" style:font-weight-complex="normal"/>
    </style:style>
    <style:style style:name="T43" style:family="text">
      <style:text-properties style:use-window-font-color="true" loext:opacity="0%" style:font-name="Corbel" fo:font-size="12pt" fo:language="fr" fo:country="FR" fo:font-weight="normal" officeooo:rsid="008da528" style:font-size-asian="12pt" style:font-weight-asian="normal" style:font-size-complex="12pt" style:font-weight-complex="normal"/>
    </style:style>
    <style:style style:name="T44" style:family="text">
      <style:text-properties style:use-window-font-color="true" loext:opacity="0%" style:font-name="Corbel" fo:font-size="12pt" fo:language="fr" fo:country="FR" fo:font-weight="normal" officeooo:rsid="0090b7d5" style:font-size-asian="12pt" style:font-weight-asian="normal" style:font-size-complex="12pt" style:font-weight-complex="normal"/>
    </style:style>
    <style:style style:name="T45" style:family="text">
      <style:text-properties style:use-window-font-color="true" loext:opacity="0%" style:font-name="Corbel" fo:font-size="12pt" fo:language="fr" fo:country="FR" fo:font-weight="normal" officeooo:rsid="009187c9" style:font-size-asian="12pt" style:font-weight-asian="normal" style:font-size-complex="12pt" style:font-weight-complex="normal"/>
    </style:style>
    <style:style style:name="T46" style:family="text">
      <style:text-properties style:use-window-font-color="true" loext:opacity="0%" style:font-name="Corbel" fo:font-size="12pt" fo:language="fr" fo:country="FR" fo:font-weight="normal" officeooo:rsid="0091dc13" style:font-size-asian="12pt" style:font-weight-asian="normal" style:font-size-complex="12pt" style:font-weight-complex="normal"/>
    </style:style>
    <style:style style:name="T47" style:family="text">
      <style:text-properties style:use-window-font-color="true" loext:opacity="0%" style:font-name="Corbel" fo:font-size="12pt" fo:language="fr" fo:country="FR" fo:font-weight="normal" officeooo:rsid="00929ce7" style:font-size-asian="12pt" style:font-weight-asian="normal" style:font-size-complex="12pt" style:font-weight-complex="normal"/>
    </style:style>
    <style:style style:name="T48" style:family="text">
      <style:text-properties style:use-window-font-color="true" loext:opacity="0%" style:font-name="Corbel" fo:font-size="12pt" fo:language="fr" fo:country="FR" fo:font-weight="normal" officeooo:rsid="0079b233" style:font-size-asian="12pt" style:font-weight-asian="normal" style:font-size-complex="12pt" style:font-weight-complex="normal"/>
    </style:style>
    <style:style style:name="T49" style:family="text">
      <style:text-properties style:use-window-font-color="true" loext:opacity="0%" style:font-name="Corbel" fo:font-size="12pt" fo:language="fr" fo:country="FR" fo:font-weight="normal" officeooo:rsid="00949e96" style:font-size-asian="12pt" style:font-weight-asian="normal" style:font-size-complex="12pt" style:font-weight-complex="normal"/>
    </style:style>
    <style:style style:name="T50" style:family="text">
      <style:text-properties style:use-window-font-color="true" loext:opacity="0%" style:font-name="Corbel" fo:font-size="12pt" fo:language="fr" fo:country="FR" fo:font-weight="normal" officeooo:rsid="00962ddb" style:font-size-asian="12pt" style:font-weight-asian="normal" style:font-size-complex="12pt" style:font-weight-complex="normal"/>
    </style:style>
    <style:style style:name="T51" style:family="text">
      <style:text-properties style:use-window-font-color="true" loext:opacity="0%" style:font-name="Corbel" fo:font-size="12pt" fo:language="fr" fo:country="FR" fo:font-weight="normal" officeooo:rsid="00b53dbc" style:font-size-asian="12pt" style:font-weight-asian="normal" style:font-size-complex="12pt" style:font-weight-complex="normal"/>
    </style:style>
    <style:style style:name="T52" style:family="text">
      <style:text-properties style:use-window-font-color="true" loext:opacity="0%" style:font-name="Corbel" fo:font-size="12pt" fo:language="fr" fo:country="FR" fo:font-weight="normal" officeooo:rsid="00b66bf7" style:font-size-asian="12pt" style:font-weight-asian="normal" style:font-size-complex="12pt" style:font-weight-complex="normal"/>
    </style:style>
    <style:style style:name="T53" style:family="text">
      <style:text-properties style:use-window-font-color="true" loext:opacity="0%" style:font-name="Corbel" fo:font-size="12pt" fo:language="fr" fo:country="FR" fo:font-weight="normal" officeooo:rsid="00b81299" style:font-size-asian="12pt" style:font-weight-asian="normal" style:font-size-complex="12pt" style:font-weight-complex="normal"/>
    </style:style>
    <style:style style:name="T54" style:family="text">
      <style:text-properties style:use-window-font-color="true" loext:opacity="0%" style:font-name="Corbel" fo:font-size="12pt" fo:language="fr" fo:country="FR" fo:font-weight="normal" officeooo:rsid="005c64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5" style:family="text">
      <style:text-properties style:use-window-font-color="true" loext:opacity="0%" style:font-name="Corbel" fo:font-size="12pt" fo:language="fr" fo:country="FR" fo:font-weight="normal" officeooo:rsid="0070650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6" style:family="text">
      <style:text-properties style:use-window-font-color="true" loext:opacity="0%" style:font-name="Corbel" fo:font-size="12pt" fo:language="fr" fo:country="FR" fo:font-weight="normal" officeooo:rsid="0080de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7" style:family="text">
      <style:text-properties style:use-window-font-color="true" loext:opacity="0%" style:font-name="Corbel" fo:font-size="12pt" fo:language="fr" fo:country="FR" fo:font-weight="normal" officeooo:rsid="0081fa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8" style:family="text">
      <style:text-properties style:use-window-font-color="true" loext:opacity="0%" style:font-name="Corbel" fo:font-size="12pt" fo:language="fr" fo:country="FR" fo:font-weight="normal" officeooo:rsid="009187c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9" style:family="text">
      <style:text-properties style:use-window-font-color="true" loext:opacity="0%" style:font-name="Corbel" fo:font-size="12pt" fo:language="fr" fo:country="FR" fo:font-weight="normal" officeooo:rsid="008b6fe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0" style:family="text">
      <style:text-properties style:use-window-font-color="true" loext:opacity="0%" style:font-name="Corbel" fo:font-size="12pt" fo:language="fr" fo:country="FR" fo:font-weight="normal" officeooo:rsid="005f22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1" style:family="text">
      <style:text-properties style:use-window-font-color="true" loext:opacity="0%" style:font-name="Corbel" fo:font-size="12pt" fo:language="fr" fo:country="FR" fo:font-weight="normal" officeooo:rsid="005f64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2" style:family="text">
      <style:text-properties style:use-window-font-color="true" loext:opacity="0%" style:font-name="Corbel" fo:font-size="12pt" fo:language="fr" fo:country="FR" fo:font-weight="normal" officeooo:rsid="006ea12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3" style:family="text">
      <style:text-properties style:use-window-font-color="true" loext:opacity="0%" style:font-name="Corbel" fo:font-size="12pt" fo:language="fr" fo:country="FR" fo:font-weight="normal" officeooo:rsid="006d6fe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4" style:family="text">
      <style:text-properties style:use-window-font-color="true" loext:opacity="0%" style:font-name="Corbel" fo:font-size="12pt" fo:language="fr" fo:country="FR" fo:font-weight="normal" officeooo:rsid="006a06f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5" style:family="text">
      <style:text-properties style:use-window-font-color="true" loext:opacity="0%" style:font-name="Corbel" fo:font-size="12pt" fo:language="fr" fo:country="FR" fo:font-weight="normal" officeooo:rsid="0071e1c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6" style:family="text">
      <style:text-properties style:use-window-font-color="true" loext:opacity="0%" style:font-name="Corbel" fo:font-size="12pt" fo:language="fr" fo:country="FR" fo:font-weight="normal" officeooo:rsid="0074d2a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7" style:family="text">
      <style:text-properties style:use-window-font-color="true" loext:opacity="0%" style:font-name="Corbel" fo:font-size="12pt" fo:language="fr" fo:country="FR" fo:font-weight="normal" officeooo:rsid="0075b74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8" style:family="text">
      <style:text-properties style:use-window-font-color="true" loext:opacity="0%" style:font-name="Corbel" fo:font-size="12pt" fo:language="fr" fo:country="FR" fo:font-weight="normal" officeooo:rsid="0075663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9" style:family="text">
      <style:text-properties style:use-window-font-color="true" loext:opacity="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0" style:family="text">
      <style:text-properties style:use-window-font-color="true" loext:opacity="0%" style:font-name="Corbel" fo:font-size="12pt" fo:language="fr" fo:country="FR" fo:font-weight="normal" officeooo:rsid="00773f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1" style:family="text">
      <style:text-properties style:use-window-font-color="true" loext:opacity="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2" style:family="text">
      <style:text-properties style:use-window-font-color="true" loext:opacity="0%" style:font-name="Corbel" fo:font-size="12pt" fo:language="fr" fo:country="FR" fo:font-weight="normal" officeooo:rsid="007396a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3" style:family="text">
      <style:text-properties style:use-window-font-color="true" loext:opacity="0%" style:font-name="Corbel" fo:font-size="12pt" fo:language="fr" fo:country="FR" fo:font-weight="normal" officeooo:rsid="007826c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4" style:family="text">
      <style:text-properties style:use-window-font-color="true" loext:opacity="0%" style:font-name="Corbel" fo:font-size="12pt" fo:language="fr" fo:country="FR" fo:font-weight="normal" officeooo:rsid="0079b23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5" style:family="text">
      <style:text-properties style:use-window-font-color="true" loext:opacity="0%" style:font-name="Corbel" fo:font-size="12pt" fo:language="fr" fo:country="FR" fo:font-weight="normal" officeooo:rsid="007beef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6" style:family="text">
      <style:text-properties style:use-window-font-color="true" loext:opacity="0%" style:font-name="Corbel" fo:font-size="12pt" fo:language="fr" fo:country="FR" fo:font-weight="normal" officeooo:rsid="007d170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7" style:family="text">
      <style:text-properties style:use-window-font-color="true" loext:opacity="0%" style:font-name="Corbel" fo:font-size="12pt" fo:language="fr" fo:country="FR" fo:font-weight="normal" officeooo:rsid="00832da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8" style:family="text">
      <style:text-properties style:use-window-font-color="true" loext:opacity="0%" style:font-name="Corbel" fo:font-size="12pt" fo:language="fr" fo:country="FR" fo:font-weight="normal" officeooo:rsid="0091dc1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9" style:family="text">
      <style:text-properties style:use-window-font-color="true" loext:opacity="0%" style:font-name="Corbel" fo:font-size="12pt" fo:language="fr" fo:country="FR" fo:font-weight="normal" officeooo:rsid="0095ce8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0" style:family="text">
      <style:text-properties style:use-window-font-color="true" loext:opacity="0%" style:font-name="Corbel" fo:font-size="12pt" fo:language="fr" fo:country="FR" fo:font-weight="normal" officeooo:rsid="009ab14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1" style:family="text">
      <style:text-properties style:use-window-font-color="true" loext:opacity="0%" style:font-name="Corbel" fo:font-size="12pt" fo:language="fr" fo:country="FR" fo:font-weight="normal" officeooo:rsid="009ac44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2" style:family="text">
      <style:text-properties style:use-window-font-color="true" loext:opacity="0%" style:font-name="Corbel" fo:font-size="12pt" fo:language="fr" fo:country="FR" fo:font-weight="normal" officeooo:rsid="009668a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3" style:family="text">
      <style:text-properties style:use-window-font-color="true" loext:opacity="0%" style:font-name="Corbel" fo:font-size="12pt" fo:language="fr" fo:country="FR" style:text-underline-style="none" fo:font-weight="bold" officeooo:rsid="00706502" style:font-size-asian="12pt" style:font-weight-asian="bold" style:font-size-complex="12pt" style:font-weight-complex="bold"/>
    </style:style>
    <style:style style:name="T84" style:family="text">
      <style:text-properties style:use-window-font-color="true" loext:opacity="0%" style:font-name="Corbel" fo:font-size="12pt" fo:language="fr" fo:country="FR" style:text-underline-style="none" fo:font-weight="bold" officeooo:rsid="0071e1cb" style:font-size-asian="12pt" style:font-weight-asian="bold" style:font-size-complex="12pt" style:font-weight-complex="bold"/>
    </style:style>
    <style:style style:name="T85" style:family="text">
      <style:text-properties style:use-window-font-color="true" loext:opacity="0%" style:font-name="Corbel" fo:font-size="12pt" fo:language="fr" fo:country="FR" style:text-underline-style="none" fo:font-weight="bold" officeooo:rsid="00aa84c5" style:font-size-asian="12pt" style:font-weight-asian="bold" style:font-size-complex="12pt" style:font-weight-complex="bold"/>
    </style:style>
    <style:style style:name="T86" style:family="text">
      <style:text-properties style:use-window-font-color="true" loext:opacity="0%" style:font-name="Corbel" fo:font-size="20pt" fo:language="fr" fo:country="FR" style:font-size-asian="20pt" style:font-size-complex="20pt"/>
    </style:style>
    <style:style style:name="T87" style:family="text">
      <style:text-properties style:use-window-font-color="true" loext:opacity="0%" style:font-name="Corbel" fo:font-size="20pt" fo:language="fr" fo:country="FR" officeooo:rsid="006a06f4" style:font-size-asian="20pt" style:font-size-complex="20pt"/>
    </style:style>
    <style:style style:name="T88" style:family="text">
      <style:text-properties style:use-window-font-color="true" loext:opacity="0%" style:font-name="Corbel" fo:font-size="20pt" fo:language="fr" fo:country="FR" officeooo:rsid="007b9466" style:font-size-asian="20pt" style:font-size-complex="20pt"/>
    </style:style>
    <style:style style:name="T89" style:family="text">
      <style:text-properties style:use-window-font-color="true" loext:opacity="0%" style:font-name="Corbel" fo:font-size="11pt" fo:language="fr" fo:country="FR" fo:font-weight="normal" officeooo:rsid="00b313b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90" style:family="text">
      <style:text-properties style:use-window-font-color="true" loext:opacity="0%" style:font-name="Corbel" fo:font-size="11pt" fo:language="fr" fo:country="FR" fo:font-weight="normal" officeooo:rsid="00b4a66a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91" style:family="text">
      <style:text-properties style:use-window-font-color="true" loext:opacity="0%" style:font-name="Corbel" fo:font-size="11pt" fo:language="fr" fo:country="FR" fo:font-weight="normal" officeooo:rsid="00b4c428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92" style:family="text">
      <style:text-properties style:use-window-font-color="true" loext:opacity="0%" fo:font-weight="normal" style:font-weight-asian="normal" style:font-weight-complex="normal"/>
    </style:style>
    <style:style style:name="T93" style:family="text">
      <style:text-properties style:use-window-font-color="true" loext:opacity="0%" fo:font-weight="normal" officeooo:rsid="0099b562" style:font-weight-asian="normal" style:font-weight-complex="normal"/>
    </style:style>
    <style:style style:name="T94" style:family="text">
      <style:text-properties style:use-window-font-color="true" loext:opacity="0%" fo:font-weight="normal" officeooo:rsid="00a694f9" style:font-weight-asian="normal" style:font-weight-complex="normal"/>
    </style:style>
    <style:style style:name="T95" style:family="text">
      <style:text-properties style:use-window-font-color="true" loext:opacity="0%" fo:font-weight="normal" officeooo:rsid="00a83a2c" style:font-weight-asian="normal" style:font-weight-complex="normal"/>
    </style:style>
    <style:style style:name="T96" style:family="text">
      <style:text-properties style:use-window-font-color="true" loext:opacity="0%" fo:font-weight="normal" officeooo:rsid="00a9e75c" style:font-weight-asian="normal" style:font-weight-complex="normal"/>
    </style:style>
    <style:style style:name="T97" style:family="text">
      <style:text-properties style:use-window-font-color="true" loext:opacity="0%" fo:font-weight="normal" officeooo:rsid="00ad0571" style:font-weight-asian="normal" style:font-weight-complex="normal"/>
    </style:style>
    <style:style style:name="T98" style:family="text">
      <style:text-properties style:use-window-font-color="true" loext:opacity="0%" fo:font-weight="normal" officeooo:rsid="00af91dc" style:font-weight-asian="normal" style:font-weight-complex="normal"/>
    </style:style>
    <style:style style:name="T99" style:family="text">
      <style:text-properties style:use-window-font-color="true" loext:opacity="0%" fo:font-weight="normal" officeooo:rsid="00b313bb" style:font-weight-asian="normal" style:font-weight-complex="normal"/>
    </style:style>
    <style:style style:name="T100" style:family="text">
      <style:text-properties style:use-window-font-color="true" loext:opacity="0%" fo:font-size="20pt" officeooo:rsid="006a06f4" style:font-size-asian="20pt" style:font-size-complex="20pt"/>
    </style:style>
    <style:style style:name="T101" style:family="text">
      <style:text-properties style:use-window-font-color="true" loext:opacity="0%" fo:font-size="20pt" officeooo:rsid="00a4e01f" style:font-size-asian="20pt" style:font-size-complex="20pt"/>
    </style:style>
    <style:style style:name="T102" style:family="text">
      <style:text-properties officeooo:rsid="0016cf52"/>
    </style:style>
    <style:style style:name="T103" style:family="text">
      <style:text-properties fo:font-size="20pt" style:font-size-asian="20pt" style:font-size-complex="20pt"/>
    </style:style>
    <style:style style:name="T104" style:family="text">
      <style:text-properties fo:font-size="20pt" officeooo:rsid="001554f4" style:font-size-asian="20pt" style:font-size-complex="20pt"/>
    </style:style>
    <style:style style:name="T105" style:family="text">
      <style:text-properties officeooo:rsid="002968be"/>
    </style:style>
    <style:style style:name="T106" style:family="text">
      <style:text-properties officeooo:rsid="002b58c3"/>
    </style:style>
    <style:style style:name="T107" style:family="text">
      <style:text-properties fo:font-size="12pt" style:font-size-asian="12pt" style:font-size-complex="12pt"/>
    </style:style>
    <style:style style:name="T108" style:family="text">
      <style:text-properties style:font-name="Corbel"/>
    </style:style>
    <style:style style:name="T109" style:family="text">
      <style:text-properties style:font-name="Corbel" fo:font-size="12pt" fo:language="fr" fo:country="FR" style:font-size-asian="12pt" style:font-size-complex="12pt"/>
    </style:style>
    <style:style style:name="T110" style:family="text">
      <style:text-properties style:font-name="Corbel" fo:font-size="12pt" fo:language="fr" fo:country="FR" officeooo:rsid="002968be" style:font-size-asian="12pt" style:font-size-complex="12pt"/>
    </style:style>
    <style:style style:name="T111" style:family="text">
      <style:text-properties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112" style:family="text">
      <style:text-properties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113" style:family="text">
      <style:text-properties style:font-name="Corbel" fo:language="fr" fo:country="FR"/>
    </style:style>
    <style:style style:name="T114" style:family="text">
      <style:text-properties style:font-name="Corbel" fo:language="fr" fo:country="FR" officeooo:rsid="003a1ac1"/>
    </style:style>
    <style:style style:name="T115" style:family="text">
      <style:text-properties style:font-name="Corbel" fo:language="fr" fo:country="FR" fo:font-weight="normal" style:font-weight-asian="normal" style:font-weight-complex="normal"/>
    </style:style>
    <style:style style:name="T116" style:family="text">
      <style:text-properties style:font-name="Corbel" fo:language="fr" fo:country="FR" fo:font-weight="normal" officeooo:rsid="0059e3bf" style:font-weight-asian="normal" style:font-weight-complex="normal"/>
    </style:style>
    <style:style style:name="T117" style:family="text">
      <style:text-properties style:font-name="Corbel" fo:language="fr" fo:country="FR" officeooo:rsid="005b4864"/>
    </style:style>
    <style:style style:name="T118" style:family="text">
      <style:text-properties style:font-name="Corbel" fo:font-size="11pt" fo:language="fr" fo:country="FR" officeooo:rsid="009668ad" style:font-size-asian="11pt" style:language-asian="zxx" style:country-asian="none" style:font-size-complex="11pt" style:language-complex="zxx" style:country-complex="none"/>
    </style:style>
    <style:style style:name="T119" style:family="text">
      <style:text-properties style:font-name="Corbel" fo:font-size="11pt" fo:language="fr" fo:country="FR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20" style:family="text">
      <style:text-properties style:font-name="Corbel" fo:font-size="11pt" fo:language="fr" fo:country="FR" fo:font-weight="normal" officeooo:rsid="009f4be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21" style:family="text">
      <style:text-properties style:font-name="Corbel" fo:font-size="11pt" fo:language="fr" fo:country="FR" fo:font-weight="normal" officeooo:rsid="00a11e84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22" style:family="text">
      <style:text-properties style:font-name="Corbel" fo:font-size="11pt" fo:language="fr" fo:country="FR" fo:font-weight="normal" officeooo:rsid="00a694f9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23" style:family="text">
      <style:text-properties officeooo:rsid="003a1ac1"/>
    </style:style>
    <style:style style:name="T124" style:family="text">
      <style:text-properties fo:color="#c9211e" loext:opacity="100%"/>
    </style:style>
    <style:style style:name="T125" style:family="text">
      <style:text-properties fo:color="#c9211e" loext:opacity="100%" style:font-name="Corbel" fo:language="fr" fo:country="FR" fo:font-weight="normal" style:font-weight-asian="normal" style:font-weight-complex="normal"/>
    </style:style>
    <style:style style:name="T126" style:family="text">
      <style:text-properties fo:color="#c9211e" loext:opacity="100%" style:font-name="Corbel"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T127" style:family="text">
      <style:text-properties fo:color="#c9211e" loext:opacity="100%" style:font-name="Corbel" fo:language="fr" fo:country="FR" fo:font-style="italic" style:text-underline-style="none" fo:font-weight="bold" style:font-style-asian="italic" style:font-weight-asian="bold" style:font-style-complex="italic" style:font-weight-complex="bold"/>
    </style:style>
    <style:style style:name="T128" style:family="text">
      <style:text-properties fo:color="#c9211e" loext:opacity="10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9" style:family="text">
      <style:text-properties fo:color="#c9211e" loext:opacity="10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130" style:family="text">
      <style:text-properties fo:color="#c9211e" loext:opacity="10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131" style:family="text">
      <style:text-properties fo:color="#c9211e" loext:opacity="100%" officeooo:rsid="00ad0571"/>
    </style:style>
    <style:style style:name="T132" style:family="text">
      <style:text-properties fo:color="#c9211e" loext:opacity="100%" fo:font-weight="normal" officeooo:rsid="00ad0571" style:font-weight-asian="normal" style:font-weight-complex="normal"/>
    </style:style>
    <style:style style:name="T133" style:family="text">
      <style:text-properties fo:color="#808080" loext:opacity="100%" style:font-name="Corbel" fo:language="fr" fo:country="FR" fo:font-weight="normal" officeooo:rsid="003b81e9" style:font-weight-asian="normal" style:font-weight-complex="normal"/>
    </style:style>
    <style:style style:name="T134" style:family="text">
      <style:text-properties fo:font-weight="normal" style:font-weight-asian="normal" style:font-weight-complex="normal"/>
    </style:style>
    <style:style style:name="T135" style:family="text">
      <style:text-properties fo:font-variant="normal" fo:text-transform="none" fo:color="#1b1b1f" loext:opacity="100%" style:font-name="Corbel" fo:font-size="8.25pt" fo:letter-spacing="normal" fo:language="fr" fo:country="FR" fo:font-style="normal" fo:font-weight="normal" officeooo:rsid="005093c1" style:font-weight-asian="normal" style:font-weight-complex="normal"/>
    </style:style>
    <style:style style:name="T136" style:family="text">
      <style:text-properties fo:font-variant="normal" fo:text-transform="none" fo:color="#58a700" loext:opacity="100%" style:font-name="din-round" fo:font-size="12.75pt" fo:letter-spacing="normal" fo:language="fr" fo:country="FR" fo:font-style="normal" fo:font-weight="bold" officeooo:rsid="005f2294" style:font-size-asian="12pt" style:font-weight-asian="normal" style:font-size-complex="12pt" style:font-weight-complex="normal"/>
    </style:style>
    <style:style style:name="T137" style:family="text">
      <style:text-properties officeooo:rsid="00581b2c"/>
    </style:style>
    <style:style style:name="T138" style:family="text">
      <style:text-properties fo:language="fr" fo:country="FR"/>
    </style:style>
    <style:style style:name="T139" style:family="text">
      <style:text-properties fo:language="fr" fo:country="FR" style:text-underline-style="none"/>
    </style:style>
    <style:style style:name="T140" style:family="text">
      <style:text-properties fo:color="#666666" loext:opacity="100%" style:font-name="Corbel" fo:font-size="12pt" fo:language="fr" fo:country="FR" fo:font-style="italic" fo:font-weight="normal" officeooo:rsid="005d8ad7" style:font-size-asian="12pt" style:font-style-asian="italic" style:font-weight-asian="normal" style:font-size-complex="12pt" style:font-style-complex="italic" style:font-weight-complex="normal"/>
    </style:style>
    <style:style style:name="T141" style:family="text">
      <style:text-properties fo:color="#3465a4" loext:opacity="10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2" style:family="text">
      <style:text-properties style:font-name="Ubuntu" fo:font-size="11pt" fo:language="fr" fo:country="FR" officeooo:rsid="006dac31" style:font-size-asian="11pt" style:language-asian="zxx" style:country-asian="none" style:font-size-complex="11pt" style:language-complex="zxx" style:country-complex="none"/>
    </style:style>
    <style:style style:name="T143" style:family="text">
      <style:text-properties officeooo:rsid="00c7cc72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officeooo:rsid="009ac447"/>
    </style:style>
    <style:style style:name="T146" style:family="text">
      <style:text-properties officeooo:rsid="00a3ddfc"/>
    </style:style>
    <style:style style:name="T147" style:family="text">
      <style:text-properties officeooo:rsid="00aa25ae"/>
    </style:style>
    <style:style style:name="T148" style:family="text">
      <style:text-properties fo:color="#1e08bb" loext:opacity="100%" fo:font-weight="normal" officeooo:rsid="0099b562" style:font-weight-asian="normal" style:font-weight-complex="normal"/>
    </style:style>
    <style:style style:name="T149" style:family="text">
      <style:text-properties fo:color="#1e08bb" loext:opacity="100%" style:font-name="Corbel" fo:font-size="11pt" fo:language="fr" fo:country="FR" fo:font-weight="normal" officeooo:rsid="0099b56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50" style:family="text">
      <style:text-properties fo:color="#1e08bb" loext:opacity="100%" style:font-name="Corbel" fo:font-size="12pt" fo:language="fr" fo:country="FR" fo:font-weight="normal" officeooo:rsid="00ac529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1" style:family="text">
      <style:text-properties fo:color="#1e08bb" loext:opacity="100%" fo:font-size="12pt" fo:font-weight="normal" officeooo:rsid="0099b562" style:font-size-asian="12pt" style:font-weight-asian="normal" style:font-size-complex="12pt" style:font-weight-complex="normal"/>
    </style:style>
    <style:style style:name="T152" style:family="text">
      <style:text-properties fo:color="#1e08bb" loext:opacity="100%" fo:font-size="12pt" fo:font-weight="normal" officeooo:rsid="008b6fec" style:font-size-asian="12pt" style:font-weight-asian="normal" style:font-size-complex="12pt" style:font-weight-complex="normal"/>
    </style:style>
    <style:style style:name="T153" style:family="text">
      <style:text-properties officeooo:rsid="00ac5298"/>
    </style:style>
    <style:style style:name="T154" style:family="text">
      <style:text-properties officeooo:rsid="00ad0571"/>
    </style:style>
    <style:style style:name="T155" style:family="text">
      <style:text-properties fo:color="#000000" loext:opacity="100%"/>
    </style:style>
    <style:style style:name="T156" style:family="text">
      <style:text-properties fo:color="#000000" loext:opacity="100%" officeooo:rsid="00ad057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299in" fo:text-indent="-0.25in" fo:margin-left="0.529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Section 1 <text:s/>Unit 1 – Basic Phrases</text:h>
      <text:p text:style-name="P13"/>
      <text:h text:style-name="P4" text:outline-level="2">👤 Identity / People:</text:h>
      <text:list text:style-name="WWNum1">
        <text:list-item>
          <text:p text:style-name="P137">Je suis Marie.</text:p>
        </text:list-item>
        <text:list-item>
          <text:p text:style-name="P137">Tu es Marc ? → [ Tu e Mak? ]</text:p>
        </text:list-item>
        <text:list-item>
          <text:p text:style-name="P137">Non, je suis Paul.</text:p>
          <text:p text:style-name="P137"/>
        </text:list-item>
      </text:list>
      <text:h text:style-name="P4" text:outline-level="2">👥 People &amp; Animals:</text:h>
      <text:list text:continue-numbering="true" text:style-name="WWNum1">
        <text:list-item>
          <text:p text:style-name="P137">un garçon. – a boy</text:p>
        </text:list-item>
        <text:list-item>
          <text:p text:style-name="P137">une fille. – a girl</text:p>
        </text:list-item>
        <text:list-item>
          <text:p text:style-name="P137">un homme. – a man</text:p>
        </text:list-item>
        <text:list-item>
          <text:p text:style-name="P137">une femme. – a woman</text:p>
        </text:list-item>
        <text:list-item>
          <text:p text:style-name="P137">un chien. – a dog → [ qa xja ]</text:p>
        </text:list-item>
        <text:list-item>
          <text:p text:style-name="P137">un chat. – a cat → [ qa xa ]<text:tab/>"github.com/joho/godotenv"</text:p>
        </text:list-item>
        <text:list-item>
          <text:p text:style-name="P137">un cheval. – a horse</text:p>
        </text:list-item>
        <text:list-item>
          <text:p text:style-name="P137">une pizza. – [ qun qiz-za ]</text:p>
        </text:list-item>
        <text:list-item>
          <text:p text:style-name="P137">un croissant. – [ qa kwaso ]</text:p>
          <text:p text:style-name="P143"/>
        </text:list-item>
      </text:list>
      <text:h text:style-name="P4" text:outline-level="2">📌 Sentences:</text:h>
      <text:list xml:id="list193308142081765" text:continue-numbering="true" text:style-name="WWNum1">
        <text:list-item>
          <text:p text:style-name="P137">C’est un chat → [ set qa xa ]</text:p>
        </text:list-item>
        <text:list-item>
          <text:p text:style-name="P137">Un chat mange.</text:p>
        </text:list-item>
        <text:list-item>
          <text:p text:style-name="P137">Paul mange un croissant → [ Pol manxġ qa kwaso ]</text:p>
        </text:list-item>
        <text:list-item>
          <text:p text:style-name="P137">Un chien et un cheval.</text:p>
        </text:list-item>
        <text:list-item>
          <text:p text:style-name="P137">Tu es un chat.</text:p>
        </text:list-item>
        <text:list-item>
          <text:p text:style-name="P137">Un homme mange un hamburger.</text:p>
        </text:list-item>
        <text:list-item>
          <text:p text:style-name="P137">Tu manges une orange ?</text:p>
        </text:list-item>
        <text:list-item>
          <text:p text:style-name="P137">C’est un croissant.</text:p>
        </text:list-item>
        <text:list-item>
          <text:p text:style-name="P138">Oui Pual.</text:p>
        </text:list-item>
      </text:list>
      <text:p text:style-name="P139"/>
      <text:p text:style-name="P139"/>
      <text:p text:style-name="P139"/>
      <text:p text:style-name="P139"/>
      <text:p text:style-name="P139"/>
      <text:h text:style-name="P4" text:outline-level="2"><text:soft-page-break/>Verb: Être (to be)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7">Pronoun</text:p>
          </table:table-cell>
          <table:table-cell table:style-name="Table1.A1" office:value-type="string">
            <text:p text:style-name="P7">Conjugation</text:p>
          </table:table-cell>
          <table:table-cell table:style-name="Table1.A1" office:value-type="string">
            <text:p text:style-name="P7">Maltese-style Pronunciation</text:p>
          </table:table-cell>
        </table:table-row>
        <table:table-row table:style-name="Table1.1">
          <table:table-cell table:style-name="Table1.A1" office:value-type="string">
            <text:p text:style-name="P7">Je suis</text:p>
          </table:table-cell>
          <table:table-cell table:style-name="Table1.A1" office:value-type="string">
            <text:p text:style-name="P7">suis</text:p>
          </table:table-cell>
          <table:table-cell table:style-name="Table1.A1" office:value-type="string">
            <text:p text:style-name="P7">[ xġ swi ]</text:p>
          </table:table-cell>
        </table:table-row>
        <table:table-row table:style-name="Table1.1">
          <table:table-cell table:style-name="Table1.A1" office:value-type="string">
            <text:p text:style-name="P7">Tu es</text:p>
          </table:table-cell>
          <table:table-cell table:style-name="Table1.A1" office:value-type="string">
            <text:p text:style-name="P7">es</text:p>
          </table:table-cell>
          <table:table-cell table:style-name="Table1.A1" office:value-type="string">
            <text:p text:style-name="P7">[ tu e ]</text:p>
          </table:table-cell>
        </table:table-row>
        <table:table-row table:style-name="Table1.1">
          <table:table-cell table:style-name="Table1.A1" office:value-type="string">
            <text:p text:style-name="P7">Il / Elle est</text:p>
          </table:table-cell>
          <table:table-cell table:style-name="Table1.A1" office:value-type="string">
            <text:p text:style-name="P7">est</text:p>
          </table:table-cell>
          <table:table-cell table:style-name="Table1.A1" office:value-type="string">
            <text:p text:style-name="P7">[ il / el e ]</text:p>
          </table:table-cell>
        </table:table-row>
        <table:table-row table:style-name="Table1.1">
          <table:table-cell table:style-name="Table1.A1" office:value-type="string">
            <text:p text:style-name="P7">Nous sommes</text:p>
          </table:table-cell>
          <table:table-cell table:style-name="Table1.A1" office:value-type="string">
            <text:p text:style-name="P7">sommes</text:p>
          </table:table-cell>
          <table:table-cell table:style-name="Table1.A1" office:value-type="string">
            <text:p text:style-name="P7">[ nu som ]</text:p>
          </table:table-cell>
        </table:table-row>
        <table:table-row table:style-name="Table1.1">
          <table:table-cell table:style-name="Table1.A1" office:value-type="string">
            <text:p text:style-name="P7">Vous êtes</text:p>
          </table:table-cell>
          <table:table-cell table:style-name="Table1.A1" office:value-type="string">
            <text:p text:style-name="P7">êtes</text:p>
          </table:table-cell>
          <table:table-cell table:style-name="Table1.A1" office:value-type="string">
            <text:p text:style-name="P7">[ vu żet ]</text:p>
          </table:table-cell>
        </table:table-row>
        <table:table-row table:style-name="Table1.7">
          <table:table-cell table:style-name="Table1.A1" office:value-type="string">
            <text:p text:style-name="P7">Ils / Elles sont</text:p>
          </table:table-cell>
          <table:table-cell table:style-name="Table1.A1" office:value-type="string">
            <text:p text:style-name="P7">sont</text:p>
          </table:table-cell>
          <table:table-cell table:style-name="Table1.A1" office:value-type="string">
            <text:p text:style-name="P7">[ il / el son ]</text:p>
          </table:table-cell>
        </table:table-row>
      </table:table>
      <text:h text:style-name="P4" text:outline-level="2"/>
      <text:p text:style-name="P8"/>
      <text:h text:style-name="P4" text:outline-level="2">Verb: Manger (to eat)</text:h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7">Pronoun</text:p>
          </table:table-cell>
          <table:table-cell table:style-name="Table2.A1" office:value-type="string">
            <text:p text:style-name="P7">Conjugation</text:p>
          </table:table-cell>
          <table:table-cell table:style-name="Table2.A1" office:value-type="string">
            <text:p text:style-name="P7">Maltese-style Pronunciation</text:p>
          </table:table-cell>
        </table:table-row>
        <table:table-row table:style-name="Table2.1">
          <table:table-cell table:style-name="Table2.A1" office:value-type="string">
            <text:p text:style-name="P7">Je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xġ man-xġ ]</text:p>
          </table:table-cell>
        </table:table-row>
        <table:table-row table:style-name="Table2.1">
          <table:table-cell table:style-name="Table2.A1" office:value-type="string">
            <text:p text:style-name="P7">Tu</text:p>
          </table:table-cell>
          <table:table-cell table:style-name="Table2.A1" office:value-type="string">
            <text:p text:style-name="P7">manges</text:p>
          </table:table-cell>
          <table:table-cell table:style-name="Table2.A1" office:value-type="string">
            <text:p text:style-name="P7">[ tu man-xġ ]</text:p>
          </table:table-cell>
        </table:table-row>
        <table:table-row table:style-name="Table2.1">
          <table:table-cell table:style-name="Table2.A1" office:value-type="string">
            <text:p text:style-name="P7">Il / Elle / On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il / el / qu man-xġ ]</text:p>
          </table:table-cell>
        </table:table-row>
        <table:table-row table:style-name="Table2.1">
          <table:table-cell table:style-name="Table2.A1" office:value-type="string">
            <text:p text:style-name="P7">Nous</text:p>
          </table:table-cell>
          <table:table-cell table:style-name="Table2.A1" office:value-type="string">
            <text:p text:style-name="P7">mangeons</text:p>
          </table:table-cell>
          <table:table-cell table:style-name="Table2.A1" office:value-type="string">
            <text:p text:style-name="P7">[ nu man-xġo ]</text:p>
          </table:table-cell>
        </table:table-row>
        <table:table-row table:style-name="Table2.1">
          <table:table-cell table:style-name="Table2.A1" office:value-type="string">
            <text:p text:style-name="P7">Vous</text:p>
          </table:table-cell>
          <table:table-cell table:style-name="Table2.A1" office:value-type="string">
            <text:p text:style-name="P7">mangez</text:p>
          </table:table-cell>
          <table:table-cell table:style-name="Table2.A1" office:value-type="string">
            <text:p text:style-name="P7">[ vu man-xġe ]</text:p>
          </table:table-cell>
        </table:table-row>
        <table:table-row table:style-name="Table2.1">
          <table:table-cell table:style-name="Table2.A1" office:value-type="string">
            <text:p text:style-name="P7">Ils / Elles</text:p>
          </table:table-cell>
          <table:table-cell table:style-name="Table2.A1" office:value-type="string">
            <text:p text:style-name="P7">mangent</text:p>
          </table:table-cell>
          <table:table-cell table:style-name="Table2.A1" office:value-type="string">
            <text:p text:style-name="P7">[ il / el man-xġ ]</text:p>
          </table:table-cell>
        </table:table-row>
      </table:table>
      <text:h text:style-name="P6" text:outline-level="1"/>
      <text:p text:style-name="P7"/>
      <text:p text:style-name="P7"/>
      <text:p text:style-name="P7"/>
      <text:p text:style-name="P7"/>
      <text:p text:style-name="P11">Pronunciation patterns</text:p>
      <text:p text:style-name="P14"><text:span text:style-name="Strong_20_Emphasis"><text:span text:style-name="T12">au → o</text:span></text:span></text:p>
      <text:list text:style-name="L1">
        <text:list-item>
          <text:p text:style-name="P149">au revoir → [ o revwar ]</text:p>
        </text:list-item>
        <text:list-item>
          <text:p text:style-name="P149">jaune → [ xġon ]</text:p>
        </text:list-item>
        <text:list-item>
          <text:p text:style-name="P149">auto → [ oto ]</text:p>
          <text:p text:style-name="P149"/>
        </text:list-item>
      </text:list>
      <text:p text:style-name="P14"><text:span text:style-name="Strong_20_Emphasis"><text:span text:style-name="T12">oi → wa</text:span></text:span></text:p>
      <text:list text:style-name="L2">
        <text:list-item>
          <text:p text:style-name="P150">moi → [ mwa ]</text:p>
        </text:list-item>
        <text:list-item>
          <text:p text:style-name="P150">voiture → [ vwa-tjur ]</text:p>
        </text:list-item>
        <text:list-item>
          <text:p text:style-name="P150">croissant → [ kwa-san ]</text:p>
          <text:p text:style-name="P150"/>
        </text:list-item>
      </text:list>
      <text:p text:style-name="P14"><text:soft-page-break/><text:span text:style-name="Strong_20_Emphasis"><text:span text:style-name="T12">eau → o</text:span></text:span></text:p>
      <text:list text:style-name="L3">
        <text:list-item>
          <text:p text:style-name="P151">eau → [ o ]</text:p>
        </text:list-item>
        <text:list-item>
          <text:p text:style-name="P151">beau → [ bo ]<text:tab/><text:tab/>bea<text:span text:style-name="T102">utiful</text:span></text:p>
        </text:list-item>
        <text:list-item>
          <text:p text:style-name="P151">château → [ <text:span text:style-name="T102">z</text:span>a-to ]<text:tab/><text:span text:style-name="T102">castle</text:span></text:p>
          <text:p text:style-name="P151"/>
        </text:list-item>
      </text:list>
      <text:p text:style-name="P14"><text:span text:style-name="Strong_20_Emphasis"><text:span text:style-name="T12">ain → q</text:span></text:span><text:span text:style-name="Strong_20_Emphasis"><text:span text:style-name="T13">a</text:span></text:span></text:p>
      <text:list text:style-name="L4">
        <text:list-item>
          <text:p text:style-name="P152">pain → [ <text:s/>p<text:span text:style-name="T102">q</text:span>a ]</text:p>
        </text:list-item>
        <text:list-item>
          <text:p text:style-name="P152">vin → [ <text:span text:style-name="T102">vqa</text:span> ]</text:p>
        </text:list-item>
        <text:list-item>
          <text:p text:style-name="P152">demain → [ <text:span text:style-name="T102">d-mqa</text:span> ]</text:p>
        </text:list-item>
      </text:list>
      <text:p text:style-name="P7"/>
      <text:p text:style-name="P14"><text:span text:style-name="Strong_20_Emphasis"><text:span text:style-name="T13">ant → q</text:span></text:span><text:span text:style-name="Emphasis"><text:span text:style-name="T13"> </text:span></text:span></text:p>
      <text:list text:continue-numbering="true" text:style-name="L4">
        <text:list-item>
          <text:p text:style-name="P153">croissant → [ kwa-sqa ]</text:p>
        </text:list-item>
        <text:list-item>
          <text:p text:style-name="P153">enfant → [ <text:s/>an-fqa ]</text:p>
        </text:list-item>
        <text:list-item>
          <text:p text:style-name="P153">important → [ un-por-tqa ]</text:p>
          <text:p text:style-name="P152"/>
        </text:list-item>
      </text:list>
      <text:p text:style-name="P7"/>
      <text:h text:style-name="P6" text:outline-level="1"><text:span text:style-name="T103">Section 1 <text:s/>Unit </text:span><text:span text:style-name="T104">2</text:span><text:span text:style-name="T103"> – Greet People</text:span></text:h>
      <text:h text:style-name="P4" text:outline-level="2">👋 Greetings &amp; Responses:</text:h>
      <text:list text:continue-list="list193308142081765" text:style-name="WWNum1">
        <text:list-item>
          <text:p text:style-name="P137">Bonjour, Charlotte. Comment ça va ?</text:p>
        </text:list-item>
        <text:list-item>
          <text:p text:style-name="P137">Ça va bien ! / Je vais bien !</text:p>
        </text:list-item>
        <text:list-item>
          <text:p text:style-name="P137">Merci / Merci beaucoup</text:p>
        </text:list-item>
        <text:list-item>
          <text:p text:style-name="P137">Salut ! / Bonsoir / Au revoir</text:p>
        </text:list-item>
        <text:list-item>
          <text:p text:style-name="P137">Et toi ? / Et vous ?</text:p>
        </text:list-item>
        <text:list-item>
          <text:p text:style-name="P137">Très bien, merci. Et toi ?</text:p>
        </text:list-item>
        <text:list-item>
          <text:p text:style-name="P137">Bienvenue ! → [ bjen-veni ]</text:p>
        </text:list-item>
        <text:list-item>
          <text:p text:style-name="P137">Enchanté !</text:p>
        </text:list-item>
        <text:list-item>
          <text:p text:style-name="P137">Bonne journée → [ bon ġur-ne ]</text:p>
        </text:list-item>
        <text:list-item>
          <text:p text:style-name="P137">Bonne soirée → [ bon swa-re ]</text:p>
        </text:list-item>
        <text:list-item>
          <text:p text:style-name="P137">Bonne nuit</text:p>
        </text:list-item>
        <text:list-item>
          <text:p text:style-name="P137">À bientôt → [ a bjentu ]</text:p>
        </text:list-item>
        <text:list-item>
          <text:p text:style-name="P137">À demain ! → [ a di-ma ]</text:p>
        </text:list-item>
        <text:list-item>
          <text:p text:style-name="P138">Oui ça va <text:s/>très bien.</text:p>
        </text:list-item>
        <text:list-item>
          <text:p text:style-name="P138">Bonjour Anna. Comment ça va ? Je suis Julie.</text:p>
        </text:list-item>
        <text:list-item>
          <text:p text:style-name="P140">Ç<text:span text:style-name="T106">a va bien, merci. Et toi ?</text:span></text:p>
          <text:p text:style-name="P141"/>
          <text:p text:style-name="P137"><text:soft-page-break/></text:p>
        </text:list-item>
      </text:list>
      <text:h text:style-name="P4" text:outline-level="2">👤 Introductions:</text:h>
      <text:list text:continue-numbering="true" text:style-name="WWNum1">
        <text:list-item>
          <text:p text:style-name="P137">Bonjour ! Moi, c'est Julia.<text:tab/><text:span text:style-name="T105">[ bonxġur, mwa se ġulja]</text:span></text:p>
        </text:list-item>
        <text:list-item>
          <text:p text:style-name="P137">Je m’appelle Marie.</text:p>
        </text:list-item>
        <text:list-item>
          <text:p text:style-name="P137">Je m’appelle Eddy.</text:p>
        </text:list-item>
        <text:list-item>
          <text:p text:style-name="P137">Euh … Enchanté, Marie.</text:p>
        </text:list-item>
        <text:list-item>
          <text:p text:style-name="P137">Comment ça va ?</text:p>
        </text:list-item>
        <text:list-item>
          <text:p text:style-name="P137">Euh … Très bien !</text:p>
          <text:p text:style-name="P137"/>
        </text:list-item>
      </text:list>
      <text:h text:style-name="P4" text:outline-level="2">📌 Sample Sentences:</text:h>
      <text:list xml:id="list193308503356940" text:continue-numbering="true" text:style-name="WWNum1">
        <text:list-item>
          <text:p text:style-name="P137">Bonjour ! Je suis un chat et je mange une pizza. Ça va très bien !</text:p>
        </text:list-item>
        <text:list-item>
          <text:p text:style-name="P137">Au revoir et bonne soirée, Paul. À demain !</text:p>
        </text:list-item>
      </text:list>
      <text:p text:style-name="P139"/>
      <text:h text:style-name="P1" text:outline-level="3"><text:span text:style-name="Strong_20_Emphasis">C’est</text:span> <text:span text:style-name="T134">→</text:span> [ se ] / [ set ]</text:h>
      <text:p text:style-name="Text_20_body"><text:span text:style-name="Strong_20_Emphasis"><text:span text:style-name="T109">Meaning:</text:span></text:span><text:span text:style-name="T109"> </text:span><text:span text:style-name="Emphasis"><text:span text:style-name="T109">It is / This is / That is</text:span></text:span></text:p>
      <text:p text:style-name="Text_20_body"><text:span text:style-name="Strong_20_Emphasis"><text:span text:style-name="T109">Pronunciation:</text:span></text:span></text:p>
      <text:list text:style-name="L5">
        <text:list-item>
          <text:p text:style-name="P154">Usually [ se ] when spoken quickly (casual speech)</text:p>
        </text:list-item>
        <text:list-item>
          <text:p text:style-name="P154">Can sound like [ set ] when emphasized or followed by a vowel sound</text:p>
        </text:list-item>
      </text:list>
      <text:p text:style-name="Text_20_body"><text:span text:style-name="Strong_20_Emphasis"><text:span text:style-name="T109">Examples:</text:span></text:span></text:p>
      <text:list text:style-name="L6">
        <text:list-item>
          <text:p text:style-name="P162"><text:span text:style-name="Strong_20_Emphasis"><text:span text:style-name="T109">C’est un chat.</text:span></text:span><text:span text:style-name="T109"> → [ se / set qa xa ] (</text:span><text:span text:style-name="Emphasis"><text:span text:style-name="T109">It’s a cat</text:span></text:span><text:span text:style-name="T109">)</text:span></text:p>
        </text:list-item>
        <text:list-item>
          <text:p text:style-name="P162"><text:span text:style-name="Strong_20_Emphasis"><text:span text:style-name="T109">C’est important.</text:span></text:span><text:span text:style-name="T109"> → [ se </text:span><text:span text:style-name="T110">qa</text:span><text:span text:style-name="T109">-por-tq</text:span><text:span text:style-name="T110">a</text:span><text:span text:style-name="T109"> ] (</text:span><text:span text:style-name="Emphasis"><text:span text:style-name="T109">It’s important</text:span></text:span><text:span text:style-name="T109">)</text:span></text:p>
        </text:list-item>
        <text:list-item>
          <text:p text:style-name="P155"><text:span text:style-name="T107"/></text:p>
        </text:list-item>
      </text:list>
      <text:h text:style-name="Heading_20_3" text:outline-level="3"><text:span text:style-name="Strong_20_Emphasis"><text:span text:style-name="T109">Ça</text:span></text:span><text:span text:style-name="T109"> </text:span><text:span text:style-name="T111">→</text:span><text:span text:style-name="T109"> [ sa ]</text:span></text:h>
      <text:p text:style-name="Text_20_body"><text:span text:style-name="Strong_20_Emphasis"><text:span text:style-name="T109">Meaning:</text:span></text:span><text:span text:style-name="T109"> </text:span><text:span text:style-name="Emphasis"><text:span text:style-name="T109">This / That (informal)</text:span></text:span></text:p>
      <text:p text:style-name="Text_20_body"><text:span text:style-name="Strong_20_Emphasis"><text:span text:style-name="T109">Pronunciation:</text:span></text:span><text:span text:style-name="T109"> Always [ sa ]</text:span></text:p>
      <text:p text:style-name="Text_20_body"><text:span text:style-name="Strong_20_Emphasis"><text:span text:style-name="T109">Examples:</text:span></text:span></text:p>
      <text:list text:style-name="L7">
        <text:list-item>
          <text:p text:style-name="P163"><text:span text:style-name="Strong_20_Emphasis"><text:span text:style-name="T109">Ça va ?</text:span></text:span><text:span text:style-name="T109"> → [ sa va ] (</text:span><text:span text:style-name="Emphasis"><text:span text:style-name="T109">How’s it going?</text:span></text:span><text:span text:style-name="T109">)</text:span></text:p>
        </text:list-item>
        <text:list-item>
          <text:p text:style-name="P163"><text:span text:style-name="Strong_20_Emphasis"><text:span text:style-name="T109">Ça, c'est bon.</text:span></text:span><text:span text:style-name="T109"> → [ sa, se bon ] (</text:span><text:span text:style-name="Emphasis"><text:span text:style-name="T109">That, it’s good</text:span></text:span><text:span text:style-name="T109">)</text:span></text:p>
        </text:list-item>
      </text:list>
      <text:p text:style-name="P142"/>
      <text:p text:style-name="P142"/>
      <text:p text:style-name="P142"/>
      <text:p text:style-name="P142"/>
      <text:p text:style-name="P142"/>
      <text:h text:style-name="P1" text:outline-level="3"><text:soft-page-break/><text:span text:style-name="Strong_20_Emphasis">Verb: Aller (to go)</text:span> → [ ale ]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4"><text:span text:style-name="Strong_20_Emphasis"><text:span text:style-name="T12">Pronoun</text:span></text:span></text:p>
            </table:table-cell>
            <table:table-cell table:style-name="Table3.A1" office:value-type="string">
              <text:p text:style-name="P14"><text:span text:style-name="Strong_20_Emphasis"><text:span text:style-name="T12">Conjugation</text:span></text:span></text:p>
            </table:table-cell>
            <table:table-cell table:style-name="Table3.A1" office:value-type="string">
              <text:p text:style-name="P14"><text:span text:style-name="Strong_20_Emphasis"><text:span text:style-name="T12">Maltese-style Pronunciation</text:span></text:span></text:p>
            </table:table-cell>
          </table:table-row>
        </table:table-header-rows>
        <table:table-row>
          <table:table-cell table:style-name="Table3.A1" office:value-type="string">
            <text:p text:style-name="P7">Je</text:p>
          </table:table-cell>
          <table:table-cell table:style-name="Table3.A1" office:value-type="string">
            <text:p text:style-name="P7">vais</text:p>
          </table:table-cell>
          <table:table-cell table:style-name="Table3.A1" office:value-type="string">
            <text:p text:style-name="P7">[ xġ ve ]</text:p>
          </table:table-cell>
        </table:table-row>
        <table:table-row>
          <table:table-cell table:style-name="Table3.A1" office:value-type="string">
            <text:p text:style-name="P7">Tu</text:p>
          </table:table-cell>
          <table:table-cell table:style-name="Table3.A1" office:value-type="string">
            <text:p text:style-name="P7">vas</text:p>
          </table:table-cell>
          <table:table-cell table:style-name="Table3.A1" office:value-type="string">
            <text:p text:style-name="P7">[ tu va ]</text:p>
          </table:table-cell>
        </table:table-row>
        <table:table-row>
          <table:table-cell table:style-name="Table3.A1" office:value-type="string">
            <text:p text:style-name="P7">Il / Elle / On</text:p>
          </table:table-cell>
          <table:table-cell table:style-name="Table3.A1" office:value-type="string">
            <text:p text:style-name="P7">va</text:p>
          </table:table-cell>
          <table:table-cell table:style-name="Table3.A1" office:value-type="string">
            <text:p text:style-name="P7">[ il / el / qu va ]</text:p>
          </table:table-cell>
        </table:table-row>
        <table:table-row>
          <table:table-cell table:style-name="Table3.A1" office:value-type="string">
            <text:p text:style-name="P7">Nous</text:p>
          </table:table-cell>
          <table:table-cell table:style-name="Table3.A1" office:value-type="string">
            <text:p text:style-name="P7">allons</text:p>
          </table:table-cell>
          <table:table-cell table:style-name="Table3.A1" office:value-type="string">
            <text:p text:style-name="P7">[ nu alo ]</text:p>
          </table:table-cell>
        </table:table-row>
        <table:table-row>
          <table:table-cell table:style-name="Table3.A1" office:value-type="string">
            <text:p text:style-name="P7">Vous</text:p>
          </table:table-cell>
          <table:table-cell table:style-name="Table3.A1" office:value-type="string">
            <text:p text:style-name="P7">allez</text:p>
          </table:table-cell>
          <table:table-cell table:style-name="Table3.A1" office:value-type="string">
            <text:p text:style-name="P7">[ vu ale ]</text:p>
          </table:table-cell>
        </table:table-row>
        <table:table-row>
          <table:table-cell table:style-name="Table3.A1" office:value-type="string">
            <text:p text:style-name="P7">Ils / Elles</text:p>
          </table:table-cell>
          <table:table-cell table:style-name="Table3.A1" office:value-type="string">
            <text:p text:style-name="P7">vont</text:p>
          </table:table-cell>
          <table:table-cell table:style-name="Table3.A1" office:value-type="string">
            <text:p text:style-name="P7">[ il / el von ]</text:p>
          </table:table-cell>
        </table:table-row>
      </table:table>
      <text:p text:style-name="P142"/>
      <text:p text:style-name="P144"/>
      <text:p text:style-name="P144">Note: "Comment ça va ?" vs "Ça va ?"</text:p>
      <text:p text:style-name="P142">Both are correct — choose based on how formal or relaxed you want to sound!</text:p>
      <text:p text:style-name="P142"/>
      <text:p text:style-name="P2"><text:span text:style-name="Strong_20_Emphasis">Bonsoir Marie, comment ça va ?</text:span></text:p>
      <text:p text:style-name="P2"><text:line-break/>= <text:span text:style-name="Emphasis">Good evening Marie, how are you?</text:span><text:line-break/>[ bonswàr Mari, koman sa va ]</text:p>
      <text:list text:style-name="L8">
        <text:list-item>
          <text:p text:style-name="P156">More complete</text:p>
        </text:list-item>
        <text:list-item>
          <text:p text:style-name="P156">Slightly more formal or polite</text:p>
        </text:list-item>
        <text:list-item>
          <text:p text:style-name="P156">Used when meeting someone for the first time or being respectful</text:p>
        </text:list-item>
      </text:list>
      <text:p text:style-name="P142"/>
      <text:p text:style-name="P17"><text:span text:style-name="Strong_20_Emphasis"><text:span text:style-name="T113">Bonsoir Marie, ça va ?</text:span></text:span></text:p>
      <text:p text:style-name="P17"><text:span text:style-name="T113"><text:line-break/>= </text:span><text:span text:style-name="Emphasis"><text:span text:style-name="T113">Evening Marie, all good?</text:span></text:span><text:span text:style-name="T113"> / </text:span><text:span text:style-name="Emphasis"><text:span text:style-name="T113">You okay?</text:span></text:span></text:p>
      <text:list text:style-name="L9">
        <text:list-item>
          <text:p text:style-name="P157">More casual</text:p>
        </text:list-item>
        <text:list-item>
          <text:p text:style-name="P157">Common in spoken, friendly conversations</text:p>
        </text:list-item>
        <text:list-item>
          <text:p text:style-name="P164"><text:span text:style-name="T113">Like saying </text:span><text:span text:style-name="Emphasis"><text:span text:style-name="T113">"All good?"</text:span></text:span><text:span text:style-name="T113"> instead of </text:span><text:span text:style-name="Emphasis"><text:span text:style-name="T113">"How are you?"</text:span></text:span></text:p>
        </text:list-item>
      </text:list>
      <text:p text:style-name="Text_20_body"><text:span text:style-name="Emphasis"><text:span text:style-name="T113"/></text:span></text:p>
      <text:p text:style-name="Text_20_body"><text:span text:style-name="Emphasis"><text:span text:style-name="T113"/></text:span></text:p>
      <text:p text:style-name="Text_20_body"><text:span text:style-name="Emphasis"><text:span text:style-name="T113"/></text:span></text:p>
      <text:p text:style-name="Text_20_body"><text:span text:style-name="Emphasis"><text:span text:style-name="T113"/></text:span></text:p>
      <text:p text:style-name="Text_20_body"><text:span text:style-name="Emphasis"><text:span text:style-name="T113"/></text:span></text:p>
      <text:p text:style-name="Text_20_body"><text:span text:style-name="Emphasis"><text:span text:style-name="T113"/></text:span></text:p>
      <text:h text:style-name="P12" text:outline-level="1"><text:soft-page-break/>Section 1 <text:s/>Unit 3 – Introduce Yourself</text:h>
      <text:h text:style-name="P5" text:outline-level="2">👤 Identity &amp; Nationalities:</text:h>
      <text:list text:continue-list="list193308503356940" text:style-name="WWNum1">
        <text:list-item>
          <text:p text:style-name="P145">Une femme anglaise.</text:p>
        </text:list-item>
        <text:list-item>
          <text:p text:style-name="P145">Sophie est anglaise.</text:p>
        </text:list-item>
        <text:list-item>
          <text:p text:style-name="P145">Elle parle anglais.</text:p>
        </text:list-item>
        <text:list-item>
          <text:p text:style-name="P145">Une fille française.</text:p>
        </text:list-item>
        <text:list-item>
          <text:p text:style-name="P145">Il s’appelle Duo.</text:p>
        </text:list-item>
        <text:list-item>
          <text:p text:style-name="P145">Je m'appelle Gabriel et elle s'appelle Charlotte.</text:p>
        </text:list-item>
        <text:list-item>
          <text:p text:style-name="P145">Tu es française, Charlotte ?</text:p>
        </text:list-item>
        <text:list-item>
          <text:p text:style-name="P145">Elle s’appelle Elizabeth et elle est anglaise.</text:p>
        </text:list-item>
        <text:list-item>
          <text:p text:style-name="P145">Excuse-moi, comment tu t’appelles ?</text:p>
        </text:list-item>
        <text:list-item>
          <text:p text:style-name="P145">Tu es espagnol ?</text:p>
        </text:list-item>
        <text:list-item>
          <text:p text:style-name="P145">Elle est espagnole ? → [ el et espanjol ? ]</text:p>
        </text:list-item>
        <text:list-item>
          <text:p text:style-name="P145">Tu parles anglais ?</text:p>
        </text:list-item>
        <text:list-item>
          <text:p text:style-name="P145">Excuse-moi, tu parles anglais ?</text:p>
        </text:list-item>
        <text:list-item>
          <text:p text:style-name="P145">Non, je parle espagnol et français.</text:p>
        </text:list-item>
        <text:list-item>
          <text:p text:style-name="P145">Non, je suis mexicaine. Je parle espagnol.</text:p>
        </text:list-item>
        <text:list-item>
          <text:p text:style-name="P145">Un homme mexicain.</text:p>
        </text:list-item>
        <text:list-item>
          <text:p text:style-name="P145">Un garçon américain.</text:p>
        </text:list-item>
        <text:list-item>
          <text:p text:style-name="P145">C’est un professeur américaine. Il parle anglais.</text:p>
        </text:list-item>
        <text:list-item>
          <text:p text:style-name="P145">Louis est mexicain.</text:p>
        </text:list-item>
        <text:list-item>
          <text:p text:style-name="P145">Il est américain et elle est américaine.</text:p>
        </text:list-item>
        <text:list-item>
          <text:p text:style-name="P145">Sarah est une fille. Elle est anglaise. Thomas est un garçon. Il est anglais.</text:p>
        </text:list-item>
        <text:list-item>
          <text:p text:style-name="P146">Je m'appelle Anna. Je parle français. C’est Antoine. Antoine parle anglais.</text:p>
        </text:list-item>
        <text:list-item>
          <text:p text:style-name="P147">Je suis Alice, et je suis française. C'est Antoine. Il est français.</text:p>
        </text:list-item>
        <text:list-item>
          <text:p text:style-name="P148">[xġ swiż Alis, e xġ swi franseż. <text:s/>Set antwan. Il e franse]</text:p>
        </text:list-item>
      </text:list>
      <text:h text:style-name="P28" text:outline-level="2"><text:soft-page-break/>🗣️<text:span text:style-name="T1"> Pronunciation Tips:</text:span></text:h>
      <text:p text:style-name="P32">-aise → qeż</text:p>
      <text:p text:style-name="P32"><text:s text:c="4"/>• anglaise → [ ang-qeż ]</text:p>
      <text:p text:style-name="P32"><text:s text:c="4"/>• française → [ fran-qeż ]</text:p>
      <text:p text:style-name="P32"/>
      <text:p text:style-name="P32">agno → an-jo</text:p>
      <text:p text:style-name="P32"><text:s text:c="4"/>• compagne → [ kom-pan-jo ]</text:p>
      <text:p text:style-name="P32"><text:s text:c="4"/>• montagne → [ mon-tan-jo ]</text:p>
      <text:p text:style-name="P32"/>
      <text:p text:style-name="P32">ent → qa</text:p>
      <text:p text:style-name="P32"><text:s text:c="4"/>• enfant → [ <text:span text:style-name="T123">q</text:span>an-fqa ]</text:p>
      <text:p text:style-name="P33"><text:s text:c="4"/>• important → [ <text:span text:style-name="T123">qa</text:span>m-por-tqa ]</text:p>
      <text:p text:style-name="P32"/>
      <text:p text:style-name="P32">aine → qen</text:p>
      <text:p text:style-name="P32"><text:s text:c="4"/>• fontaine → [ fon-t-qen ]</text:p>
      <text:p text:style-name="P33"><text:s text:c="4"/>• domaine → [ do-m-qen ]</text:p>
      <text:p text:style-name="P32"/>
      <text:p text:style-name="P32">ai → e</text:p>
      <text:p text:style-name="P32"><text:s text:c="4"/>• j’ai → [ xġ e ]</text:p>
      <text:p text:style-name="P25"><text:span text:style-name="Emphasis"><text:span text:style-name="T113"><text:s text:c="4"/>• mais → [ me ] <text:s text:c="2"/>‘</text:span></text:span><text:span text:style-name="Emphasis"><text:span text:style-name="T114">but’</text:span></text:span></text:p>
      <text:p text:style-name="P18"><text:span text:style-name="Emphasis"><text:span text:style-name="T113"/></text:span></text:p>
      <text:p text:style-name="P18"><text:span text:style-name="Emphasis"><text:span text:style-name="T113"/></text:span></text:p>
      <text:h text:style-name="P9" text:outline-level="2">⚖️ Adjective Agreement Examples:</text:h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29">Subject</text:p>
          </table:table-cell>
          <table:table-cell table:style-name="Table4.A1" office:value-type="string">
            <text:p text:style-name="P29">Adjective</text:p>
          </table:table-cell>
          <table:table-cell table:style-name="Table4.A1" office:value-type="string">
            <text:p text:style-name="P29">Example</text:p>
          </table:table-cell>
        </table:table-row>
        <table:table-row table:style-name="Table4.1">
          <table:table-cell table:style-name="Table4.A1" office:value-type="string">
            <text:p text:style-name="P29">Il</text:p>
          </table:table-cell>
          <table:table-cell table:style-name="Table4.A1" office:value-type="string">
            <text:p text:style-name="P29">anglais</text:p>
          </table:table-cell>
          <table:table-cell table:style-name="Table4.A1" office:value-type="string">
            <text:p text:style-name="P29">Il est anglais ? → [ il e ang-le ]</text:p>
          </table:table-cell>
        </table:table-row>
        <table:table-row table:style-name="Table4.1">
          <table:table-cell table:style-name="Table4.A1" office:value-type="string">
            <text:p text:style-name="P29">Elle</text:p>
          </table:table-cell>
          <table:table-cell table:style-name="Table4.A1" office:value-type="string">
            <text:p text:style-name="P29">anglaise</text:p>
          </table:table-cell>
          <table:table-cell table:style-name="Table4.A1" office:value-type="string">
            <text:p text:style-name="P29">Elle est anglaise. → [ el e ang-leż ]</text:p>
          </table:table-cell>
        </table:table-row>
      </table:table>
      <text:h text:style-name="P3" text:outline-level="2"/>
      <text:h text:style-name="P9" text:outline-level="2">🌍 Nationalities Examples:</text:h>
      <table:table table:name="Table7" table:style-name="Table7">
        <table:table-column table:style-name="Table7.A" table:number-columns-repeated="2"/>
        <table:table-column table:style-name="Table7.C"/>
        <table:table-row table:style-name="Table7.1">
          <table:table-cell table:style-name="Table7.A1" office:value-type="string">
            <text:p text:style-name="P30">Gender</text:p>
          </table:table-cell>
          <table:table-cell table:style-name="Table7.A1" office:value-type="string">
            <text:p text:style-name="P30">French Adjective</text:p>
          </table:table-cell>
          <table:table-cell table:style-name="Table7.A1" office:value-type="string">
            <text:p text:style-name="P30">Maltese-style Pronunciation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américain</text:p>
          </table:table-cell>
          <table:table-cell table:style-name="Table7.A1" office:value-type="string">
            <text:p text:style-name="P30">[ amerika ]</text:p>
          </table:table-cell>
        </table:table-row>
        <table:table-row table:style-name="Table7.1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américaine</text:p>
          </table:table-cell>
          <table:table-cell table:style-name="Table7.A1" office:value-type="string">
            <text:p text:style-name="P30">[ ameriken ]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mexicain</text:p>
          </table:table-cell>
          <table:table-cell table:style-name="Table7.A1" office:value-type="string">
            <text:p text:style-name="P30">[ meksika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mexicaine</text:p>
          </table:table-cell>
          <table:table-cell table:style-name="Table7.A1" office:value-type="string">
            <text:p text:style-name="P30">[ meksiken ]</text:p>
          </table:table-cell>
        </table:table-row>
        <table:table-row table:style-name="Table7.5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français</text:p>
          </table:table-cell>
          <table:table-cell table:style-name="Table7.A1" office:value-type="string">
            <text:p text:style-name="P30">[ franse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française</text:p>
          </table:table-cell>
          <table:table-cell table:style-name="Table7.A1" office:value-type="string">
            <text:p text:style-name="P30">[ fran-qeż ]</text:p>
          </table:table-cell>
        </table:table-row>
      </table:table>
      <text:h text:style-name="P9" text:outline-level="2"><text:soft-page-break/>📛 Verb: S’appeler (to be called) → [ sa-ple ]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1">Pronoun</text:p>
          </table:table-cell>
          <table:table-cell table:style-name="Table8.A1" office:value-type="string">
            <text:p text:style-name="P31">Conjugation</text:p>
          </table:table-cell>
          <table:table-cell table:style-name="Table8.A1" office:value-type="string">
            <text:p text:style-name="P31">Maltese-style Pronunciation</text:p>
          </table:table-cell>
        </table:table-row>
        <table:table-row table:style-name="Table8.1">
          <table:table-cell table:style-name="Table8.A1" office:value-type="string">
            <text:p text:style-name="P31">Je</text:p>
          </table:table-cell>
          <table:table-cell table:style-name="Table8.A1" office:value-type="string">
            <text:p text:style-name="P31">m’appelle</text:p>
          </table:table-cell>
          <table:table-cell table:style-name="Table8.A1" office:value-type="string">
            <text:p text:style-name="P31">[ xġ ma-pel ]</text:p>
          </table:table-cell>
        </table:table-row>
        <table:table-row table:style-name="Table8.1">
          <table:table-cell table:style-name="Table8.A1" office:value-type="string">
            <text:p text:style-name="P31">Tu</text:p>
          </table:table-cell>
          <table:table-cell table:style-name="Table8.A1" office:value-type="string">
            <text:p text:style-name="P31">t’appelles</text:p>
          </table:table-cell>
          <table:table-cell table:style-name="Table8.A1" office:value-type="string">
            <text:p text:style-name="P31">[ tu ta-pel ]</text:p>
          </table:table-cell>
        </table:table-row>
        <table:table-row table:style-name="Table8.1">
          <table:table-cell table:style-name="Table8.A1" office:value-type="string">
            <text:p text:style-name="P31">Il / Elle / On</text:p>
          </table:table-cell>
          <table:table-cell table:style-name="Table8.A1" office:value-type="string">
            <text:p text:style-name="P31">s’appelle</text:p>
          </table:table-cell>
          <table:table-cell table:style-name="Table8.A1" office:value-type="string">
            <text:p text:style-name="P31">[ il / el / qu sa-pel ]</text:p>
          </table:table-cell>
        </table:table-row>
        <table:table-row table:style-name="Table8.1">
          <table:table-cell table:style-name="Table8.A1" office:value-type="string">
            <text:p text:style-name="P31">Nous</text:p>
          </table:table-cell>
          <table:table-cell table:style-name="Table8.A1" office:value-type="string">
            <text:p text:style-name="P31">nous appelons</text:p>
          </table:table-cell>
          <table:table-cell table:style-name="Table8.A1" office:value-type="string">
            <text:p text:style-name="P31">[ nu za-plo ]</text:p>
          </table:table-cell>
        </table:table-row>
        <table:table-row table:style-name="Table8.1">
          <table:table-cell table:style-name="Table8.A1" office:value-type="string">
            <text:p text:style-name="P31">Vous</text:p>
          </table:table-cell>
          <table:table-cell table:style-name="Table8.A1" office:value-type="string">
            <text:p text:style-name="P31">vous appelez</text:p>
          </table:table-cell>
          <table:table-cell table:style-name="Table8.A1" office:value-type="string">
            <text:p text:style-name="P31">[ vu za-ple ]</text:p>
          </table:table-cell>
        </table:table-row>
        <table:table-row table:style-name="Table8.1">
          <table:table-cell table:style-name="Table8.A1" office:value-type="string">
            <text:p text:style-name="P31">Ils / Elles</text:p>
          </table:table-cell>
          <table:table-cell table:style-name="Table8.A1" office:value-type="string">
            <text:p text:style-name="P31">s’appellent</text:p>
          </table:table-cell>
          <table:table-cell table:style-name="Table8.A1" office:value-type="string">
            <text:p text:style-name="P31">[ il / el sa-pel ]</text:p>
          </table:table-cell>
        </table:table-row>
      </table:table>
      <text:h text:style-name="P28" text:outline-level="2"/>
      <text:h text:style-name="P9" text:outline-level="2">🗣️ Verb: Parler (to speak) → [ parl-e ]</text:h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31">Pronoun</text:p>
          </table:table-cell>
          <table:table-cell table:style-name="Table5.A1" office:value-type="string">
            <text:p text:style-name="P31">Conjugation</text:p>
          </table:table-cell>
          <table:table-cell table:style-name="Table5.A1" office:value-type="string">
            <text:p text:style-name="P31">Maltese-style Pronunciation</text:p>
          </table:table-cell>
        </table:table-row>
        <table:table-row table:style-name="Table5.1">
          <table:table-cell table:style-name="Table5.A1" office:value-type="string">
            <text:p text:style-name="P31">Je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xġ parl ]</text:p>
          </table:table-cell>
        </table:table-row>
        <table:table-row table:style-name="Table5.1">
          <table:table-cell table:style-name="Table5.A1" office:value-type="string">
            <text:p text:style-name="P31">Tu</text:p>
          </table:table-cell>
          <table:table-cell table:style-name="Table5.A1" office:value-type="string">
            <text:p text:style-name="P31">parles</text:p>
          </table:table-cell>
          <table:table-cell table:style-name="Table5.A1" office:value-type="string">
            <text:p text:style-name="P31">[ tu parl ]</text:p>
          </table:table-cell>
        </table:table-row>
        <table:table-row table:style-name="Table5.1">
          <table:table-cell table:style-name="Table5.A1" office:value-type="string">
            <text:p text:style-name="P31">Il / Elle / On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il / el / qu parl ]</text:p>
          </table:table-cell>
        </table:table-row>
        <table:table-row table:style-name="Table5.1">
          <table:table-cell table:style-name="Table5.A1" office:value-type="string">
            <text:p text:style-name="P31">Nous</text:p>
          </table:table-cell>
          <table:table-cell table:style-name="Table5.A1" office:value-type="string">
            <text:p text:style-name="P31">parlons</text:p>
          </table:table-cell>
          <table:table-cell table:style-name="Table5.A1" office:value-type="string">
            <text:p text:style-name="P31">[ nu parlo ]</text:p>
          </table:table-cell>
        </table:table-row>
        <table:table-row table:style-name="Table5.1">
          <table:table-cell table:style-name="Table5.A1" office:value-type="string">
            <text:p text:style-name="P31">Vous</text:p>
          </table:table-cell>
          <table:table-cell table:style-name="Table5.A1" office:value-type="string">
            <text:p text:style-name="P31">parlez</text:p>
          </table:table-cell>
          <table:table-cell table:style-name="Table5.A1" office:value-type="string">
            <text:p text:style-name="P31">[ vu parle ]</text:p>
          </table:table-cell>
        </table:table-row>
        <table:table-row table:style-name="Table5.1">
          <table:table-cell table:style-name="Table5.A1" office:value-type="string">
            <text:p text:style-name="P31">Ils / Elles</text:p>
          </table:table-cell>
          <table:table-cell table:style-name="Table5.A1" office:value-type="string">
            <text:p text:style-name="P31">parlent</text:p>
          </table:table-cell>
          <table:table-cell table:style-name="Table5.A1" office:value-type="string">
            <text:p text:style-name="P31">[ il / el parl ]</text:p>
          </table:table-cell>
        </table:table-row>
      </table:table>
      <text:p text:style-name="P10"/>
      <text:p text:style-name="P10"/>
      <text:p text:style-name="P20"><text:span text:style-name="Strong_20_Emphasis"><text:span text:style-name="T115">🗣️ </text:span></text:span><text:span text:style-name="Strong_20_Emphasis"><text:span text:style-name="T16">Conversation: Tu parles espagnol ?</text:span></text:span></text:p>
      <text:p text:style-name="P20"><text:span text:style-name="Strong_20_Emphasis"><text:span text:style-name="T115"/></text:span></text:p>
      <text:p text:style-name="P20"><text:span text:style-name="Strong_20_Emphasis"><text:span text:style-name="T125">Salut ! Comment tu t’appelles ?</text:span></text:span></text:p>
      <text:p text:style-name="P20"><text:span text:style-name="Strong_20_Emphasis"><text:span text:style-name="T115">  Salut ! Je m’appelle Pablo.</text:span></text:span></text:p>
      <text:p text:style-name="P20"><text:span text:style-name="Strong_20_Emphasis"><text:span text:style-name="T125">Pablo ?! Tu es américain ?</text:span></text:span></text:p>
      <text:p text:style-name="P20"><text:span text:style-name="Strong_20_Emphasis"><text:span text:style-name="T115">  Je suis mexicain.</text:span></text:span></text:p>
      <text:p text:style-name="P20"><text:span text:style-name="Strong_20_Emphasis"><text:span text:style-name="T125">Mexicain ? Tu parles espagnol ?</text:span></text:span></text:p>
      <text:p text:style-name="P20"><text:span text:style-name="Strong_20_Emphasis"><text:span text:style-name="T115">  Oui !</text:span></text:span></text:p>
      <text:p text:style-name="P20"><text:span text:style-name="Strong_20_Emphasis"><text:span text:style-name="T125">Waouh ! Tu es un garçon très intéressant ! Tu parles français et espagnol !</text:span></text:span></text:p>
      <text:p text:style-name="P27"><text:span text:style-name="Strong_20_Emphasis"><text:span text:style-name="T133">[waw, tu e qa garso treż anteresa. Tu parl franse e espanjol]</text:span></text:span></text:p>
      <text:p text:style-name="P20"><text:span text:style-name="Strong_20_Emphasis"><text:span text:style-name="T115">  Je parle espagnol, français et anglais.</text:span></text:span></text:p>
      <text:p text:style-name="P20"><text:span text:style-name="Strong_20_Emphasis"><text:span text:style-name="T125">Incroyable ! Je m’appelle Zari… </text:span></text:span></text:p>
      <text:p text:style-name="P27"><text:span text:style-name="Strong_20_Emphasis"><text:span text:style-name="T133">[ an-krwa-jabl, xġ m’apel Żari ]</text:span></text:span></text:p>
      <text:p text:style-name="P20"><text:span text:style-name="Strong_20_Emphasis"><text:span text:style-name="T115">  Au revoir, Zari !</text:span></text:span></text:p>
      <text:p text:style-name="P20"><text:span text:style-name="Strong_20_Emphasis"><text:span text:style-name="T115"/></text:span></text:p>
      <text:p text:style-name="P20"><text:span text:style-name="Strong_20_Emphasis"><text:span text:style-name="T115"/></text:span></text:p>
      <text:p text:style-name="P63"><text:soft-page-break/><text:span text:style-name="Strong_20_Emphasis"><text:span text:style-name="T135"/></text:span></text:p>
      <text:h text:style-name="P15" text:outline-level="1"><text:span text:style-name="Strong_20_Emphasis"><text:span text:style-name="T86">Unit 4 – Using the Present Tense (Le présent)</text:span></text:span></text:h>
      <text:p text:style-name="P16"><text:span text:style-name="Strong_20_Emphasis"><text:span text:style-name="T86"/></text:span></text:p>
      <text:p text:style-name="P20"><text:span text:style-name="Strong_20_Emphasis"><text:span text:style-name="T20">Core Sentences</text:span></text:span></text:p>
      <text:p text:style-name="P63"><text:span text:style-name="Strong_20_Emphasis"><text:span text:style-name="T138"/></text:span></text:p>
      <text:p text:style-name="P25"><text:span text:style-name="Strong_20_Emphasis"><text:span text:style-name="T115">J'étudie à Paris.<text:tab/><text:tab/>[xġe twidi a pari]<text:tab/><text:tab/>I study in Paris.</text:span></text:span></text:p>
      <text:p text:style-name="P25"><text:span text:style-name="Strong_20_Emphasis"><text:span text:style-name="T115"/></text:span></text:p>
      <text:p text:style-name="P25"><text:span text:style-name="Strong_20_Emphasis"><text:span text:style-name="T115">J'étudie à Bordeaux.<text:tab/><text:tab/>[xġ e twidi a bordo]<text:tab/><text:tab/>I study in Bordeaux.</text:span></text:span></text:p>
      <text:p text:style-name="P25"><text:span text:style-name="Strong_20_Emphasis"><text:span text:style-name="T115"/></text:span></text:p>
      <text:p text:style-name="P25"><text:span text:style-name="Strong_20_Emphasis"><text:span text:style-name="T115">J'habite à Berlin.<text:tab/><text:tab/>[xġe abit a berlin]<text:tab/><text:tab/>I live in Berlin.</text:span></text:span></text:p>
      <text:p text:style-name="P25"><text:span text:style-name="Strong_20_Emphasis"><text:span text:style-name="T115"/></text:span></text:p>
      <text:p text:style-name="P25"><text:span text:style-name="Strong_20_Emphasis"><text:span text:style-name="T115">Je travaille à New York.<text:tab/>[xġ travaj a nju jork]<text:tab/><text:tab/>I work in New York.</text:span></text:span></text:p>
      <text:p text:style-name="P25"><text:span text:style-name="Strong_20_Emphasis"><text:span text:style-name="T115"/></text:span></text:p>
      <text:p text:style-name="P25"><text:span text:style-name="Strong_20_Emphasis"><text:span text:style-name="T115">Elle est ici.<text:tab/><text:tab/><text:tab/>[el et i‑si]<text:tab/><text:tab/><text:tab/>She is here.</text:span></text:span></text:p>
      <text:p text:style-name="P25"><text:span text:style-name="Strong_20_Emphasis"><text:span text:style-name="T115"/></text:span></text:p>
      <text:p text:style-name="P25"><text:span text:style-name="Strong_20_Emphasis"><text:span text:style-name="T115">Tu habites à Paris ?<text:tab/><text:tab/>[tu abit a pari]<text:tab/><text:tab/><text:tab/>Do you live in Paris?</text:span></text:span></text:p>
      <text:p text:style-name="P34"><text:span text:style-name="Strong_20_Emphasis"><text:span text:style-name="T113"/></text:span></text:p>
      <text:p text:style-name="P34"><text:span text:style-name="Strong_20_Emphasis"><text:span text:style-name="T113"/></text:span></text:p>
      <text:p text:style-name="P20"><text:span text:style-name="Strong_20_Emphasis"><text:span text:style-name="T20">Key Vocabulary</text:span></text:span></text:p>
      <text:p text:style-name="P20"><text:span text:style-name="Strong_20_Emphasis"><text:span text:style-name="T20"/></text:span></text:p>
      <text:p text:style-name="P26"><text:span text:style-name="Strong_20_Emphasis"><text:span text:style-name="T126">People</text:span></text:span></text:p>
      <text:p text:style-name="P26"><text:span text:style-name="Strong_20_Emphasis"><text:span text:style-name="T115">l'étudiant<text:tab/><text:tab/><text:tab/>[le‑tu‑dja]<text:tab/><text:tab/><text:tab/>(male) student</text:span></text:span></text:p>
      <text:p text:style-name="P26"><text:span text:style-name="Strong_20_Emphasis"><text:span text:style-name="T115">l'étudiante<text:tab/><text:tab/><text:tab/>[le‑tu‑djant]<text:tab/><text:tab/><text:tab/>(female) student</text:span></text:span></text:p>
      <text:p text:style-name="P25"><text:span text:style-name="Strong_20_Emphasis"><text:span text:style-name="T115"/></text:span></text:p>
      <text:p text:style-name="P25"><text:span text:style-name="Strong_20_Emphasis"><text:span text:style-name="T115"/></text:span></text:p>
      <text:p text:style-name="P26"><text:span text:style-name="Strong_20_Emphasis"><text:span text:style-name="T126">Places &amp; Adverbs</text:span></text:span></text:p>
      <text:p text:style-name="P26"><text:span text:style-name="Strong_20_Emphasis"><text:span text:style-name="T115">ici<text:tab/><text:tab/><text:tab/><text:tab/>[i‑si] <text:tab/><text:tab/><text:tab/><text:tab/>here</text:span></text:span></text:p>
      <text:p text:style-name="P26"><text:span text:style-name="Strong_20_Emphasis"><text:span text:style-name="T115">en Espagne <text:s/><text:tab/><text:tab/><text:tab/>[qo  n_espanj] <text:tab/><text:tab/><text:tab/>in Spain</text:span></text:span></text:p>
      <text:p text:style-name="P26"><text:span text:style-name="Strong_20_Emphasis"><text:span text:style-name="T115">en Europe<text:tab/><text:tab/><text:tab/>[qo  n_ewrop]<text:tab/><text:tab/><text:tab/>in Europe</text:span></text:span></text:p>
      <text:p text:style-name="P26"><text:span text:style-name="Strong_20_Emphasis"><text:span text:style-name="T115">en Angleterre<text:tab/><text:tab/><text:tab/>[qo  n_an-gli-ter]<text:tab/><text:tab/>in England</text:span></text:span></text:p>
      <text:p text:style-name="P26"><text:span text:style-name="Strong_20_Emphasis"><text:span text:style-name="T115">à (+ city)<text:tab/><text:tab/><text:tab/>—<text:tab/><text:tab/><text:tab/><text:tab/>in / to (a city)</text:span></text:span></text:p>
      <text:p text:style-name="P25"><text:span text:style-name="Strong_20_Emphasis"><text:span text:style-name="T115"/></text:span></text:p>
      <text:p text:style-name="P26"><text:span text:style-name="Strong_20_Emphasis"><text:span text:style-name="T126">Preposition </text:span></text:span><text:span text:style-name="Strong_20_Emphasis"><text:span text:style-name="T127">avec</text:span></text:span><text:span text:style-name="Strong_20_Emphasis"><text:span text:style-name="T126"> – "with"</text:span></text:span></text:p>
      <text:p text:style-name="P66"/>
      <text:p text:style-name="P26"><text:span text:style-name="Strong_20_Emphasis"><text:span text:style-name="T115">Je parle avec Marie.<text:tab/><text:tab/>[xġ  parl  <text:s/>avek  <text:s/>Mari]<text:tab/><text:tab/>I speak with Marie.</text:span></text:span></text:p>
      <text:p text:style-name="P26"><text:span text:style-name="Strong_20_Emphasis"><text:span text:style-name="T115">Il habite avec Paul.<text:tab/><text:tab/>[il  abit  avek  Pol]<text:tab/><text:tab/>He lives with Paul.</text:span></text:span></text:p>
      <text:p text:style-name="P26"><text:span text:style-name="Strong_20_Emphasis"><text:span text:style-name="T115">Elle travaille avec moi.<text:tab/>[el <text:s/> travaj  <text:s/>avek  mwa]<text:tab/>She works with me.</text:span></text:span></text:p>
      <text:p text:style-name="P25"><text:span text:style-name="Strong_20_Emphasis"><text:span text:style-name="T115"/></text:span></text:p>
      <text:p text:style-name="P25"><text:span text:style-name="Strong_20_Emphasis"><text:span text:style-name="T115"/></text:span></text:p>
      <text:p text:style-name="P25"><text:span text:style-name="Strong_20_Emphasis"><text:span text:style-name="T115"/></text:span></text:p>
      <text:p text:style-name="P25"><text:span text:style-name="Strong_20_Emphasis"><text:span text:style-name="T115"/></text:span></text:p>
      <text:p text:style-name="P34"/>
      <text:p text:style-name="P20"><text:soft-page-break/><text:span text:style-name="Strong_20_Emphasis"><text:span text:style-name="T20">Pronunciation Patterns (new in this unit)</text:span></text:span></text:p>
      <text:p text:style-name="P71">Pattern<text:tab/><text:tab/>Sounds like</text:p>
      <text:p text:style-name="P35">ant → qa<text:tab/><text:tab/>croissant → [kwa‑sqa]</text:p>
      <text:p text:style-name="P35">ante → qant<text:tab/><text:tab/>importante → [un‑por‑<text:span text:style-name="T137">tant</text:span>]</text:p>
      <text:p text:style-name="P35">aille → aajj<text:tab/><text:tab/>travaille → [travaj]</text:p>
      <text:p text:style-name="P35">on → qu<text:tab/><text:tab/>garçon → [gar‑<text:span text:style-name="T137">so</text:span>]</text:p>
      <text:p text:style-name="P35"/>
      <text:p text:style-name="P20"><text:span text:style-name="Strong_20_Emphasis"><text:span text:style-name="T20"/></text:span></text:p>
      <text:h text:style-name="P23" text:outline-level="3"><text:span text:style-name="Strong_20_Emphasis"><text:span text:style-name="T20">Étudier (to study) → [etu‑dje]</text:span></text:span></text:h>
      <table:table table:name="Table17" table:style-name="Table17">
        <table:table-column table:style-name="Table17.A" table:number-columns-repeated="3"/>
        <table:table-row table:style-name="Table17.1">
          <table:table-cell table:style-name="Table17.A1" office:value-type="string">
            <text:p text:style-name="P29">Je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xġ etudi]</text:p>
          </table:table-cell>
        </table:table-row>
        <table:table-row table:style-name="Table17.1">
          <table:table-cell table:style-name="Table17.A1" office:value-type="string">
            <text:p text:style-name="P29">Tu</text:p>
          </table:table-cell>
          <table:table-cell table:style-name="Table17.A1" office:value-type="string">
            <text:p text:style-name="P29">étudies</text:p>
          </table:table-cell>
          <table:table-cell table:style-name="Table17.A1" office:value-type="string">
            <text:p text:style-name="P29">[tu etudi]</text:p>
          </table:table-cell>
        </table:table-row>
        <table:table-row table:style-name="Table17.1">
          <table:table-cell table:style-name="Table17.A1" office:value-type="string">
            <text:p text:style-name="P29">Il / Elle / On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il / el / qu etudi]</text:p>
          </table:table-cell>
        </table:table-row>
        <table:table-row table:style-name="Table17.1">
          <table:table-cell table:style-name="Table17.A1" office:value-type="string">
            <text:p text:style-name="P29">Nous</text:p>
          </table:table-cell>
          <table:table-cell table:style-name="Table17.A1" office:value-type="string">
            <text:p text:style-name="P29">étudions</text:p>
          </table:table-cell>
          <table:table-cell table:style-name="Table17.A1" office:value-type="string">
            <text:p text:style-name="P29">[nu etudjo]</text:p>
          </table:table-cell>
        </table:table-row>
        <table:table-row table:style-name="Table17.1">
          <table:table-cell table:style-name="Table17.A1" office:value-type="string">
            <text:p text:style-name="P29">Vous</text:p>
          </table:table-cell>
          <table:table-cell table:style-name="Table17.A1" office:value-type="string">
            <text:p text:style-name="P29">étudiez</text:p>
          </table:table-cell>
          <table:table-cell table:style-name="Table17.A1" office:value-type="string">
            <text:p text:style-name="P29">[vu etudje]</text:p>
          </table:table-cell>
        </table:table-row>
        <table:table-row table:style-name="Table17.1">
          <table:table-cell table:style-name="Table17.A1" office:value-type="string">
            <text:p text:style-name="P29">Ils / Elles</text:p>
          </table:table-cell>
          <table:table-cell table:style-name="Table17.A1" office:value-type="string">
            <text:p text:style-name="P29">étudient</text:p>
          </table:table-cell>
          <table:table-cell table:style-name="Table17.A1" office:value-type="string">
            <text:p text:style-name="P29">[il / el etudi]</text:p>
          </table:table-cell>
        </table:table-row>
      </table:table>
      <text:p text:style-name="P36"><text:span text:style-name="Strong_20_Emphasis"><text:span text:style-name="T20"/></text:span></text:p>
      <text:h text:style-name="P23" text:outline-level="3"><text:span text:style-name="Strong_20_Emphasis"><text:span text:style-name="T20">Habiter (to live) → [abi‑te]</text:span></text:span></text:h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P29">Je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xġ abit]</text:p>
          </table:table-cell>
        </table:table-row>
        <table:table-row>
          <table:table-cell table:style-name="Table15.A1" office:value-type="string">
            <text:p text:style-name="P29">Tu</text:p>
          </table:table-cell>
          <table:table-cell table:style-name="Table15.A1" office:value-type="string">
            <text:p text:style-name="P29">habites</text:p>
          </table:table-cell>
          <table:table-cell table:style-name="Table15.A1" office:value-type="string">
            <text:p text:style-name="P29">[tu abit]</text:p>
          </table:table-cell>
        </table:table-row>
        <table:table-row>
          <table:table-cell table:style-name="Table15.A1" office:value-type="string">
            <text:p text:style-name="P29">Il / Elle / On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il / el / qu abit]</text:p>
          </table:table-cell>
        </table:table-row>
        <table:table-row>
          <table:table-cell table:style-name="Table15.A1" office:value-type="string">
            <text:p text:style-name="P29">Nous</text:p>
          </table:table-cell>
          <table:table-cell table:style-name="Table15.A1" office:value-type="string">
            <text:p text:style-name="P29">habitons</text:p>
          </table:table-cell>
          <table:table-cell table:style-name="Table15.A1" office:value-type="string">
            <text:p text:style-name="P29">[nu abito]</text:p>
          </table:table-cell>
        </table:table-row>
        <table:table-row>
          <table:table-cell table:style-name="Table15.A1" office:value-type="string">
            <text:p text:style-name="P29">Vous</text:p>
          </table:table-cell>
          <table:table-cell table:style-name="Table15.A1" office:value-type="string">
            <text:p text:style-name="P29">habitez</text:p>
          </table:table-cell>
          <table:table-cell table:style-name="Table15.A1" office:value-type="string">
            <text:p text:style-name="P29">[vu abite]</text:p>
          </table:table-cell>
        </table:table-row>
        <table:table-row>
          <table:table-cell table:style-name="Table15.A1" office:value-type="string">
            <text:p text:style-name="P29">Ils / Elles</text:p>
          </table:table-cell>
          <table:table-cell table:style-name="Table15.A1" office:value-type="string">
            <text:p text:style-name="P29">habitent</text:p>
          </table:table-cell>
          <table:table-cell table:style-name="Table15.A1" office:value-type="string">
            <text:p text:style-name="P29">[il / el abit]</text:p>
          </table:table-cell>
        </table:table-row>
      </table:table>
      <text:p text:style-name="P24"><text:span text:style-name="Strong_20_Emphasis"><text:span text:style-name="T20"/></text:span></text:p>
      <text:h text:style-name="P23" text:outline-level="3"><text:span text:style-name="Strong_20_Emphasis"><text:span text:style-name="T20">Travailler (to work) → [travaj‑e]</text:span></text:span></text:h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9">Je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xġ travaj]</text:p>
          </table:table-cell>
        </table:table-row>
        <table:table-row>
          <table:table-cell table:style-name="Table16.A1" office:value-type="string">
            <text:p text:style-name="P29">Tu</text:p>
          </table:table-cell>
          <table:table-cell table:style-name="Table16.A1" office:value-type="string">
            <text:p text:style-name="P29">travailles</text:p>
          </table:table-cell>
          <table:table-cell table:style-name="Table16.A1" office:value-type="string">
            <text:p text:style-name="P29">[tu travaj]</text:p>
          </table:table-cell>
        </table:table-row>
        <table:table-row>
          <table:table-cell table:style-name="Table16.A1" office:value-type="string">
            <text:p text:style-name="P29">Il / Elle / On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il / el / qu travaj]</text:p>
          </table:table-cell>
        </table:table-row>
        <table:table-row>
          <table:table-cell table:style-name="Table16.A1" office:value-type="string">
            <text:p text:style-name="P29">Nous</text:p>
          </table:table-cell>
          <table:table-cell table:style-name="Table16.A1" office:value-type="string">
            <text:p text:style-name="P29">travaillons</text:p>
          </table:table-cell>
          <table:table-cell table:style-name="Table16.A1" office:value-type="string">
            <text:p text:style-name="P29">[nu travajo]</text:p>
          </table:table-cell>
        </table:table-row>
        <table:table-row>
          <table:table-cell table:style-name="Table16.A1" office:value-type="string">
            <text:p text:style-name="P29">Vous</text:p>
          </table:table-cell>
          <table:table-cell table:style-name="Table16.A1" office:value-type="string">
            <text:p text:style-name="P29">travaillez</text:p>
          </table:table-cell>
          <table:table-cell table:style-name="Table16.A1" office:value-type="string">
            <text:p text:style-name="P29">[vu travaje]</text:p>
          </table:table-cell>
        </table:table-row>
        <table:table-row table:style-name="Table16.6">
          <table:table-cell table:style-name="Table16.A1" office:value-type="string">
            <text:p text:style-name="P29">Ils / Elles</text:p>
          </table:table-cell>
          <table:table-cell table:style-name="Table16.A1" office:value-type="string">
            <text:p text:style-name="P29">travaillent</text:p>
          </table:table-cell>
          <table:table-cell table:style-name="Table16.A1" office:value-type="string">
            <text:p text:style-name="P29">[il / el travaj]</text:p>
          </table:table-cell>
        </table:table-row>
      </table:table>
      <text:p text:style-name="P24"><text:span text:style-name="Strong_20_Emphasis"><text:span text:style-name="T20"/></text:span></text:p>
      <text:h text:style-name="P22" text:outline-level="3"><text:soft-page-break/><text:span text:style-name="Strong_20_Emphasis"><text:span text:style-name="T12">Verb vs Noun – étudie vs étudiant(e)</text:span></text:span></text:h>
      <text:p text:style-name="P32"/>
      <table:table table:name="Table18" table:style-name="Table18">
        <table:table-column table:style-name="Table18.A" table:number-columns-repeated="4"/>
        <table:table-row>
          <table:table-cell table:style-name="Table18.A1" office:value-type="string">
            <text:p text:style-name="P29">Word</text:p>
          </table:table-cell>
          <table:table-cell table:style-name="Table18.A1" office:value-type="string">
            <text:p text:style-name="P29">Type</text:p>
          </table:table-cell>
          <table:table-cell table:style-name="Table18.A1" office:value-type="string">
            <text:p text:style-name="P29">Maltese‑style</text:p>
          </table:table-cell>
          <table:table-cell table:style-name="Table18.A1" office:value-type="string">
            <text:p text:style-name="P29">Meaning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13">étudie</text:span></text:span></text:p>
          </table:table-cell>
          <table:table-cell table:style-name="Table18.A1" office:value-type="string">
            <text:p text:style-name="P29">verb</text:p>
          </table:table-cell>
          <table:table-cell table:style-name="Table18.A1" office:value-type="string">
            <text:p text:style-name="P29">[etudi]</text:p>
          </table:table-cell>
          <table:table-cell table:style-name="Table18.A1" office:value-type="string">
            <text:p text:style-name="P29">(I/you/he…) study/studies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13">étudiant</text:span></text:span></text:p>
          </table:table-cell>
          <table:table-cell table:style-name="Table18.A1" office:value-type="string">
            <text:p text:style-name="P29">noun (m.)</text:p>
          </table:table-cell>
          <table:table-cell table:style-name="Table18.A1" office:value-type="string">
            <text:p text:style-name="P29">[etudja]</text:p>
          </table:table-cell>
          <table:table-cell table:style-name="Table18.A1" office:value-type="string">
            <text:p text:style-name="P29">male student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13">étudiante</text:span></text:span></text:p>
          </table:table-cell>
          <table:table-cell table:style-name="Table18.A1" office:value-type="string">
            <text:p text:style-name="P29">noun (f.)</text:p>
          </table:table-cell>
          <table:table-cell table:style-name="Table18.A1" office:value-type="string">
            <text:p text:style-name="P29">[etudjant]</text:p>
          </table:table-cell>
          <table:table-cell table:style-name="Table18.A1" office:value-type="string">
            <text:p text:style-name="P29">female student</text:p>
          </table:table-cell>
        </table:table-row>
      </table:table>
      <text:p text:style-name="P35"/>
      <text:h text:style-name="P64" text:outline-level="1"><text:a xlink:type="simple" xlink:href="https://www.duolingo.com/sections" text:style-name="Internet_20_link" text:visited-style-name="Visited_20_Internet_20_Link"><text:span text:style-name="Strong_20_Emphasis"><text:span text:style-name="T138"/></text:span></text:a></text:h>
      <text:h text:style-name="P22" text:outline-level="3"><text:span text:style-name="Strong_20_Emphasis"><text:span text:style-name="T12">Prepositions for Places</text:span></text:span></text:h>
      <text:p text:style-name="P63"><text:span text:style-name="Strong_20_Emphasis"><text:span text:style-name="T138"/></text:span></text:p>
      <text:p text:style-name="P67"><text:span text:style-name="Strong_20_Emphasis"><text:span text:style-name="T115">Use </text:span></text:span><text:span text:style-name="Strong_20_Emphasis"><text:span text:style-name="T125">à</text:span></text:span><text:span text:style-name="Strong_20_Emphasis"><text:span text:style-name="T115"> with cities:</text:span></text:span></text:p>
      <text:list text:style-name="L10">
        <text:list-item>
          <text:p text:style-name="P165"><text:span text:style-name="Strong_20_Emphasis"><text:span text:style-name="T115">J'habite à Berlin. </text:span></text:span></text:p>
        </text:list-item>
      </text:list>
      <text:p text:style-name="P67"><text:span text:style-name="Strong_20_Emphasis"><text:span text:style-name="T115">Use </text:span></text:span><text:span text:style-name="Strong_20_Emphasis"><text:span text:style-name="T125">en</text:span></text:span><text:span text:style-name="Strong_20_Emphasis"><text:span text:style-name="T115"> with most feminine countries &amp; regions :</text:span></text:span></text:p>
      <text:list text:style-name="L11">
        <text:list-item>
          <text:p text:style-name="P166"><text:span text:style-name="Strong_20_Emphasis"><text:span text:style-name="T115">Elle travaille en Espagne. <text:s/><text:tab/><text:tab/><text:tab/></text:span></text:span><text:span text:style-name="Strong_20_Emphasis"><text:span text:style-name="T116">[ <text:s/>el <text:s/>travaj <text:s/>o <text:s/>n_espanj <text:s/>]</text:span></text:span></text:p>
        </text:list-item>
      </text:list>
      <text:p text:style-name="P67"><text:span text:style-name="Strong_20_Emphasis"><text:span text:style-name="T115">Use </text:span></text:span><text:span text:style-name="Strong_20_Emphasis"><text:span text:style-name="T125">en</text:span></text:span><text:span text:style-name="Strong_20_Emphasis"><text:span text:style-name="T115"> with all continents :</text:span></text:span></text:p>
      <text:list text:style-name="L12">
        <text:list-item>
          <text:p text:style-name="P167"><text:span text:style-name="Strong_20_Emphasis"><text:span text:style-name="T115">Je suis en Europe. <text:tab/><text:tab/><text:tab/><text:tab/></text:span></text:span><text:span text:style-name="Strong_20_Emphasis"><text:span text:style-name="T116">[ xġ <text:s/>swis <text:s/>o <text:s/>n_ewrop ]</text:span></text:span></text:p>
        </text:list-item>
      </text:list>
      <text:p text:style-name="P67"><text:span text:style-name="Strong_20_Emphasis"><text:span text:style-name="T115">(Remember au / aux for masculine &amp; plural countries – coming next unit!) |</text:span></text:span></text:p>
      <text:p text:style-name="P63"><text:span text:style-name="Strong_20_Emphasis"><text:span text:style-name="T138"/></text:span></text:p>
      <text:p text:style-name="P63"><text:span text:style-name="Strong_20_Emphasis"><text:span text:style-name="T138"/></text:span></text:p>
      <text:h text:style-name="P22" text:outline-level="3"><text:span text:style-name="Strong_20_Emphasis"><text:span text:style-name="T12">Mini‑Dialogue (Putting it all together)</text:span></text:span></text:h>
      <text:p text:style-name="P24"><text:span text:style-name="Strong_20_Emphasis"><text:span text:style-name="T12"/></text:span></text:p>
      <text:p text:style-name="Quotations"><text:span text:style-name="Strong_20_Emphasis"><text:span text:style-name="T113">Paule :</text:span></text:span><text:span text:style-name="T113"> Enchanté, Marie. Je m'appelle Paule. Tu habites à Berlin ?</text:span></text:p>
      <text:p text:style-name="Quotations"><text:span text:style-name="Strong_20_Emphasis"><text:span text:style-name="T113">Marie :</text:span></text:span><text:span text:style-name="T113"> Oui, j'habite à Berlin. Et toi ?</text:span></text:p>
      <text:p text:style-name="P65"><text:span text:style-name="T108"/></text:p>
      <text:p text:style-name="Quotations"><text:span text:style-name="Strong_20_Emphasis"><text:span text:style-name="T113">Paule :</text:span></text:span><text:span text:style-name="T113"> J'étudie à Toronto, et toi ?</text:span></text:p>
      <text:p text:style-name="Quotations"><text:span text:style-name="Strong_20_Emphasis"><text:span text:style-name="T113">Marie :</text:span></text:span><text:span text:style-name="T113"> Moi, je travaille ici en France avec Alice.<text:tab/></text:span><text:span text:style-name="T117">[ mwa, xġ travaj isi <text:s/>qon frans <text:s/>avec alis ]</text:span></text:p>
      <text:p text:style-name="P70">I work here in France with Alice.</text:p>
      <text:p text:style-name="P63"><text:span text:style-name="Strong_20_Emphasis"><text:span text:style-name="T138"/></text:span></text:p>
      <text:p text:style-name="P63"><text:span text:style-name="Strong_20_Emphasis"><text:span text:style-name="T138"/></text:span></text:p>
      <text:p text:style-name="P63"><text:span text:style-name="Strong_20_Emphasis"><text:span text:style-name="T138"/></text:span></text:p>
      <text:p text:style-name="P63"><text:span text:style-name="Strong_20_Emphasis"><text:span text:style-name="T138"/></text:span></text:p>
      <text:h text:style-name="P21" text:outline-level="2"><text:soft-page-break/><text:span text:style-name="Strong_20_Emphasis"><text:span text:style-name="T12">Quick Check</text:span></text:span></text:h>
      <text:p text:style-name="Text_20_body"><text:span text:style-name="Strong_20_Emphasis"><text:span text:style-name="T111">J'étudie avec mon chat.</text:span></text:span><text:span text:style-name="T111"> <text:tab/><text:tab/>[xġ etudi avek mon xa]</text:span></text:p>
      <text:p text:style-name="Text_20_body"><text:span text:style-name="Strong_20_Emphasis"><text:span text:style-name="T111">Tu travailles en Espagne ?<text:tab/><text:tab/></text:span></text:span><text:span text:style-name="Strong_20_Emphasis"><text:span text:style-name="T112">[ tu travaj on espanj ]</text:span></text:span></text:p>
      <text:p text:style-name="P68"><text:span text:style-name="Strong_20_Emphasis"><text:span text:style-name="T22">La France<text:tab/><text:tab/><text:tab/><text:tab/></text:span></text:span><text:span text:style-name="Strong_20_Emphasis"><text:span text:style-name="T31">[ la frans ]</text:span></text:span></text:p>
      <text:p text:style-name="P68"><text:span text:style-name="Strong_20_Emphasis"><text:span text:style-name="T22">en France<text:tab/><text:tab/><text:tab/><text:tab/></text:span></text:span><text:span text:style-name="Strong_20_Emphasis"><text:span text:style-name="T31">[ o n_frans ]</text:span></text:span></text:p>
      <text:p text:style-name="P69"><text:span text:style-name="Strong_20_Emphasis"><text:span text:style-name="T23">en Italie<text:tab/><text:tab/><text:tab/><text:tab/>[ o <text:s/>n</text:span></text:span><text:span text:style-name="Strong_20_Emphasis"><text:span text:style-name="T31">_</text:span></text:span><text:span text:style-name="Strong_20_Emphasis"><text:span text:style-name="T23">itali ]</text:span></text:span></text:p>
      <text:p text:style-name="P69"><text:span text:style-name="Strong_20_Emphasis"><text:span text:style-name="T23">j’habit</text:span></text:span><text:span text:style-name="Strong_20_Emphasis"><text:span text:style-name="T31">e</text:span></text:span><text:span text:style-name="Strong_20_Emphasis"><text:span text:style-name="T23"> en Italie<text:tab/><text:tab/><text:tab/></text:span></text:span><text:span text:style-name="Strong_20_Emphasis"><text:span text:style-name="T31">[ xġ abit o n_itali ]</text:span></text:span></text:p>
      <text:p text:style-name="P68"><text:span text:style-name="Strong_20_Emphasis"><text:span text:style-name="T22">l’Espagne<text:tab/><text:tab/><text:tab/><text:tab/></text:span></text:span><text:span text:style-name="Strong_20_Emphasis"><text:span text:style-name="T31">[ l-espanj ]</text:span></text:span></text:p>
      <text:p text:style-name="P68"><text:span text:style-name="Strong_20_Emphasis"><text:span text:style-name="T22">L’</text:span></text:span><text:span text:style-name="Strong_20_Emphasis"><text:span text:style-name="T59">é</text:span></text:span><text:span text:style-name="Strong_20_Emphasis"><text:span text:style-name="T22">tudiant<text:tab/><text:tab/><text:tab/><text:tab/></text:span></text:span><text:span text:style-name="Strong_20_Emphasis"><text:span text:style-name="T31">[ l-etudja ]</text:span></text:span></text:p>
      <text:p text:style-name="P68"><text:span text:style-name="Strong_20_Emphasis"><text:span text:style-name="T22">le professeur<text:tab/><text:tab/><text:tab/><text:tab/></text:span></text:span><text:span text:style-name="Strong_20_Emphasis"><text:span text:style-name="T31">[ le profesor ]</text:span></text:span></text:p>
      <text:p text:style-name="P69"><text:span text:style-name="Strong_20_Emphasis"><text:span text:style-name="T23">un journaliste.<text:tab/><text:tab/><text:tab/><text:tab/></text:span></text:span><text:span text:style-name="Strong_20_Emphasis"><text:span text:style-name="T31">[ qa xġurnalist ]</text:span></text:span></text:p>
      <text:p text:style-name="P69"><text:span text:style-name="Strong_20_Emphasis"><text:span text:style-name="T23">un</text:span></text:span><text:span text:style-name="Strong_20_Emphasis"><text:span text:style-name="T31">e</text:span></text:span><text:span text:style-name="Strong_20_Emphasis"><text:span text:style-name="T23"> universit</text:span></text:span><text:span text:style-name="Strong_20_Emphasis"><text:span text:style-name="T59">é.<text:tab/><text:tab/><text:tab/></text:span></text:span><text:span text:style-name="Strong_20_Emphasis"><text:span text:style-name="T54">[ qun un-i-ver-si-te ]</text:span></text:span></text:p>
      <text:p text:style-name="P69"><text:span text:style-name="Strong_20_Emphasis"><text:span text:style-name="T23">C’est Paul. Il est journaliste.<text:tab/><text:tab/>This is Paul. He is a journalist.<text:tab/>[se Pol. Il e xġurnalis]</text:span></text:span></text:p>
      <text:p text:style-name="P69"><text:span text:style-name="Strong_20_Emphasis"><text:span text:style-name="T23">J'étudie avec un professeur.<text:tab/><text:tab/>I study with a teacher.<text:tab/><text:tab/>[ j’etudi avek a profesor ]</text:span></text:span></text:p>
      <text:p text:style-name="P74"><text:span text:style-name="Strong_20_Emphasis"><text:span text:style-name="T60">J'</text:span></text:span><text:span text:style-name="Strong_20_Emphasis"><text:span text:style-name="T59">ét</text:span></text:span><text:span text:style-name="Strong_20_Emphasis"><text:span text:style-name="T60">udie beaucoup.<text:tab/><text:tab/></text:span></text:span><text:span text:style-name="Strong_20_Emphasis"><text:span text:style-name="T23"><text:tab/>I study a lot.<text:tab/></text:span></text:span><text:span text:style-name="Strong_20_Emphasis"><text:span text:style-name="T136"><text:tab/><text:tab/><text:tab/></text:span></text:span><text:span text:style-name="Strong_20_Emphasis"><text:span text:style-name="T60">[xġ etudi boku]</text:span></text:span></text:p>
      <text:p text:style-name="P74"><text:span text:style-name="Strong_20_Emphasis"><text:span text:style-name="T60"/></text:span></text:p>
      <text:p text:style-name="P74"><text:span text:style-name="Strong_20_Emphasis"><text:span text:style-name="T60"/></text:span></text:p>
      <text:p text:style-name="P74"><text:span text:style-name="Strong_20_Emphasis"><text:span text:style-name="T60">J'habitie <text:s/></text:span></text:span><text:span text:style-name="Strong_20_Emphasis"><text:span text:style-name="T59">à </text:span></text:span><text:span text:style-name="Strong_20_Emphasis"><text:span text:style-name="T60">Chicago et tu habities <text:s/></text:span></text:span><text:span text:style-name="Strong_20_Emphasis"><text:span text:style-name="T59">à </text:span></text:span><text:span text:style-name="Strong_20_Emphasis"><text:span text:style-name="T60">New York</text:span></text:span></text:p>
      <text:p text:style-name="P74"><text:span text:style-name="Strong_20_Emphasis"><text:span text:style-name="T60"/></text:span></text:p>
      <text:p text:style-name="P74"><text:span text:style-name="Strong_20_Emphasis"><text:span text:style-name="T60">Bonjour ! Je m'appelle Elsa. Je suis espagnole, mais j'habite à Paris. Et toi ? Comment tu t'appelles ?</text:span></text:span></text:p>
      <text:p text:style-name="P74"><text:span text:style-name="Strong_20_Emphasis"><text:span text:style-name="T60">[bonxġur. <text:s/>Xġ mapel <text:s/>elsa. <text:s/>Xġ <text:s/>swis <text:s/>espanjol, <text:s/>me <text:s/>xġ <text:s/>abit <text:s/>a <text:s/>pari <text:s/>e <text:s/>twa? Kommon <text:s/>tu <text:s/>t'appel]</text:span></text:span></text:p>
      <text:p text:style-name="P74"><text:span text:style-name="Strong_20_Emphasis"><text:span text:style-name="T60">Hello! My name is Elsa. I'm Spanish, but I live in Paris. And you? What's your name?</text:span></text:span></text:p>
      <text:p text:style-name="P74"><text:span text:style-name="Strong_20_Emphasis"><text:span text:style-name="T60"/></text:span></text:p>
      <text:p text:style-name="P75"><text:span text:style-name="Strong_20_Emphasis"><text:span text:style-name="T61">Je m'appelle Gabriel. Enchanté de vous rencontrer ! Vous êtes étudiant ? J'étudie à New York.</text:span></text:span></text:p>
      <text:p text:style-name="P81"><text:span text:style-name="Strong_20_Emphasis"><text:span text:style-name="T62">[ xġ mapel Gabrijel. <text:s text:c="3"/>Qanxante di vu <text:s/>ran-kon-tre. <text:s/>Vu żet etudja. <text:s/>Xġ etufi a Nju <text:s/>Jork]</text:span></text:span></text:p>
      <text:p text:style-name="P75"><text:span text:style-name="Strong_20_Emphasis"><text:span text:style-name="T61"/></text:span></text:p>
      <text:p text:style-name="P75"><text:span text:style-name="Strong_20_Emphasis"><text:span text:style-name="T61">J'habite en Espagne avec Louis.</text:span></text:span></text:p>
      <text:p text:style-name="P75"><text:span text:style-name="Strong_20_Emphasis"><text:span text:style-name="T61">Je vis en Espagne avec Louis.</text:span></text:span></text:p>
      <text:p text:style-name="P75"><text:span text:style-name="Strong_20_Emphasis"><text:span text:style-name="T61">I live in Spain with Louis.</text:span></text:span></text:p>
      <text:p text:style-name="P69"><text:span text:style-name="Strong_20_Emphasis"><text:span text:style-name="T23"/></text:span></text:p>
      <text:p text:style-name="P69"><text:span text:style-name="Strong_20_Emphasis"><text:span text:style-name="T23">Bonjour Marie ! Je suis Paul et je suis étudiant ici. Je travaille avec Professeur Morel. Tu es étudiante aussi ?</text:span></text:span></text:p>
      <text:p text:style-name="P69"><text:span text:style-name="Strong_20_Emphasis"><text:span text:style-name="T23">Hello Marie! My name is Paul, and I'm a student here. I work with Professor Morel. Are you a student too?</text:span></text:span></text:p>
      <text:p text:style-name="P69"><text:span text:style-name="Strong_20_Emphasis"><text:span text:style-name="T23"/></text:span></text:p>
      <text:p text:style-name="P79"><text:span text:style-name="Strong_20_Emphasis"><text:span text:style-name="T23">Aussi<text:tab/><text:tab/>→ <text:tab/><text:tab/></text:span></text:span><text:span text:style-name="Strong_20_Emphasis"><text:span text:style-name="T31">also<text:tab/>[o-si]</text:span></text:span></text:p>
      <text:p text:style-name="P80"><text:span text:style-name="Strong_20_Emphasis"><text:span text:style-name="T60">mais<text:tab/><text:tab/></text:span></text:span><text:span text:style-name="Strong_20_Emphasis"><text:span text:style-name="T54">→</text:span></text:span><text:span text:style-name="Strong_20_Emphasis"><text:span text:style-name="T60"><text:tab/><text:tab/></text:span></text:span><text:span text:style-name="Strong_20_Emphasis"><text:span text:style-name="T63">but<text:tab/>[ m-e ]</text:span></text:span></text:p>
      <text:p text:style-name="P79"><text:span text:style-name="Strong_20_Emphasis"><text:span text:style-name="T31"/></text:span></text:p>
      <text:p text:style-name="P69"><text:soft-page-break/><text:span text:style-name="Strong_20_Emphasis"><text:span text:style-name="T23">Émile travaille beaucoup, non ?<text:tab/><text:tab/><text:tab/><text:tab/><text:tab/>Emile works a lot, doesn't he?</text:span></text:span></text:p>
      <text:p text:style-name="P69"><text:span text:style-name="Strong_20_Emphasis"><text:span text:style-name="T23">Gabriel habite en Espagne et tu habites en France.<text:tab/><text:tab/><text:tab/></text:span></text:span><text:span text:style-name="Strong_20_Emphasis"><text:span text:style-name="T27">[ gabrije abit on espanj e tu abit on frans ]</text:span></text:span></text:p>
      <text:p text:style-name="P69"><text:span text:style-name="Strong_20_Emphasis"><text:span text:style-name="T27">Alice est étudiante. Elle est américaine, et elle étudie le français en Europe.</text:span></text:span></text:p>
      <text:p text:style-name="P77"><text:span text:style-name="Strong_20_Emphasis"><text:span text:style-name="T28">[ alis et etudjant. El et american, e el eyudi lr france on Ewrop ]</text:span></text:span></text:p>
      <text:p text:style-name="P77"><text:span text:style-name="Strong_20_Emphasis"><text:span text:style-name="T28">Thomas est journaliste en Angleterre.<text:tab/><text:tab/>[ toma e xġornalis on angliter ]</text:span></text:span></text:p>
      <text:p text:style-name="P76"><text:span text:style-name="Strong_20_Emphasis"><text:span text:style-name="T26">Avec [ avek]<text:tab/>→ <text:tab/>with</text:span></text:span></text:p>
      <text:p text:style-name="P76"><text:span text:style-name="Strong_20_Emphasis"><text:span text:style-name="T26">Aussi [qu-si]<text:tab/>→<text:tab/>also / too</text:span></text:span></text:p>
      <text:p text:style-name="P69"><text:span text:style-name="Strong_20_Emphasis"><text:span text:style-name="T23"/></text:span></text:p>
      <text:p text:style-name="P72"><text:span text:style-name="Strong_20_Emphasis"><text:span text:style-name="T17">Le Journalist</text:span></text:span></text:p>
      <text:p text:style-name="P72"><text:span text:style-name="Strong_20_Emphasis"><text:span text:style-name="T140">Eddy is walking past the train station. A young man bumps into him with his suitcase.</text:span></text:span></text:p>
      <text:p text:style-name="P72"><text:span text:style-name="Strong_20_Emphasis"><text:span text:style-name="T24">Pardon…</text:span></text:span></text:p>
      <text:p text:style-name="P72"><text:span text:style-name="Strong_20_Emphasis"><text:span text:style-name="T24"><text:tab/>Bonjour ! Je m’appelle Eddy.</text:span></text:span></text:p>
      <text:p text:style-name="P72"><text:span text:style-name="Strong_20_Emphasis"><text:span text:style-name="T24">Euh… je m’appelle Oliver.</text:span></text:span></text:p>
      <text:p text:style-name="P72"><text:span text:style-name="Strong_20_Emphasis"><text:span text:style-name="T140">Eddy is eager to get to know Oliver. He thinks it might be the beginning of a friendship.</text:span></text:span></text:p>
      <text:p text:style-name="P72"><text:span text:style-name="Strong_20_Emphasis"><text:span text:style-name="T24"><text:tab/>Tu </text:span></text:span><text:span text:style-name="Strong_20_Emphasis"><text:span text:style-name="T59">é</text:span></text:span><text:span text:style-name="Strong_20_Emphasis"><text:span text:style-name="T24">tudies a l’universit</text:span></text:span><text:span text:style-name="Strong_20_Emphasis"><text:span text:style-name="T59">é</text:span></text:span><text:span text:style-name="Strong_20_Emphasis"><text:span text:style-name="T24"> ?</text:span></text:span></text:p>
      <text:p text:style-name="P72"><text:span text:style-name="Strong_20_Emphasis"><text:span text:style-name="T24">Non, je suis journaliste</text:span></text:span></text:p>
      <text:p text:style-name="P72"><text:span text:style-name="Strong_20_Emphasis"><text:span text:style-name="T24">J’habite en Angleterre et…<text:tab/><text:tab/>[xġ abit on angliter]</text:span></text:span></text:p>
      <text:p text:style-name="P72"><text:span text:style-name="Strong_20_Emphasis"><text:span text:style-name="T24"><text:tab/>Moi, j’habite ici.<text:tab/><text:tab/>[mwa, xġ abit isi]</text:span></text:span></text:p>
      <text:p text:style-name="P72"><text:span text:style-name="Strong_20_Emphasis"><text:span text:style-name="T140">Eddy is so excited to make a friend from another country that he keeps interrupting Oliver. Oliver tries to finish his sentence.</text:span></text:span></text:p>
      <text:p text:style-name="P72"><text:span text:style-name="Strong_20_Emphasis"><text:span text:style-name="T24">… Je travaille en France et …<text:tab/><text:tab/>[ xg travaj on frans e... ]</text:span></text:span></text:p>
      <text:p text:style-name="P72"><text:span text:style-name="Strong_20_Emphasis"><text:span text:style-name="T24"><text:tab/>Super !</text:span></text:span></text:p>
      <text:p text:style-name="P72"><text:span text:style-name="Strong_20_Emphasis"><text:span text:style-name="T24">Euh… Je prends le train maintenant<text:tab/><text:tab/></text:span></text:span></text:p>
      <text:p text:style-name="P72"><text:span text:style-name="Strong_20_Emphasis"><text:span text:style-name="T24"><text:tab/><text:tab/><text:tab/><text:tab/><text:tab/>[qu, xġ prand l- </text:span></text:span><text:span text:style-name="Strong_20_Emphasis"><text:span text:style-name="T25">tra man-tin a</text:span></text:span><text:span text:style-name="Strong_20_Emphasis"><text:span text:style-name="T24">]<text:tab/>Uh… I’m taking the train now</text:span></text:span></text:p>
      <text:p text:style-name="P72"><text:span text:style-name="Strong_20_Emphasis"><text:span text:style-name="T140">Oliver grabs his suitcase, as if in a hurry. He looks relieved.</text:span></text:span></text:p>
      <text:p text:style-name="P73"><text:span text:style-name="Strong_20_Emphasis"><text:span text:style-name="T25">Au revoir !</text:span></text:span></text:p>
      <text:p text:style-name="P73"><text:span text:style-name="Strong_20_Emphasis"><text:span text:style-name="T25"><text:tab/>Ah… Bonne journ</text:span></text:span><text:span text:style-name="Strong_20_Emphasis"><text:span text:style-name="T59">é</text:span></text:span><text:span text:style-name="Strong_20_Emphasis"><text:span text:style-name="T25">e !</text:span></text:span></text:p>
      <text:p text:style-name="P72"><text:span text:style-name="Strong_20_Emphasis"><text:span text:style-name="T24"/></text:span></text:p>
      <text:p text:style-name="P72"><text:span text:style-name="Strong_20_Emphasis"><text:span text:style-name="T24">Nous mangeons à midi. <text:tab/><text:tab/><text:tab/></text:span></text:span><text:span text:style-name="Strong_20_Emphasis"><text:span text:style-name="T29">[ nu <text:s/>mango <text:s/>a <text:s/>midi]<text:tab/><text:tab/><text:tab/><text:tab/>We eat at noon.</text:span></text:span></text:p>
      <text:p text:style-name="P72"><text:span text:style-name="Strong_20_Emphasis"><text:span text:style-name="T24">Tu manges, je bois.<text:tab/><text:tab/><text:tab/><text:tab/></text:span></text:span><text:span text:style-name="Strong_20_Emphasis"><text:span text:style-name="T29">[ tu mang, xġ bwa ]</text:span></text:span></text:p>
      <text:p text:style-name="P72"><text:span text:style-name="Strong_20_Emphasis"><text:span text:style-name="T29">Anna est étudiante <text:s/>et Paul est étudiant.</text:span></text:span></text:p>
      <text:p text:style-name="P72"><text:span text:style-name="Strong_20_Emphasis"><text:span text:style-name="T29">Sarah habite à Boston et elle est étudiante.</text:span></text:span></text:p>
      <text:p text:style-name="P72"><text:soft-page-break/><text:span text:style-name="Strong_20_Emphasis"><text:span text:style-name="T29">Gabriel habite <text:s/>en Espagne et tu habites <text:s/>en France.</text:span></text:span></text:p>
      <text:p text:style-name="P72"><text:span text:style-name="Strong_20_Emphasis"><text:span text:style-name="T29">Alice est américaine. Elle étudie à Paris et elle parle français.</text:span></text:span></text:p>
      <text:p text:style-name="P72"><text:span text:style-name="Strong_20_Emphasis"><text:span text:style-name="T29">Salut, comment ça va ? Tu étudies ici, à Paris ? Moi, je suis Ben. J'habite ici et je travaille à l'université.</text:span></text:span></text:p>
      <text:p text:style-name="P72"><text:span text:style-name="Strong_20_Emphasis"><text:span text:style-name="T29">Émile est professeur en France ou en Italie ? Il est français et il travaille en Italie.</text:span></text:span></text:p>
      <text:p text:style-name="P78"><text:span text:style-name="Strong_20_Emphasis"><text:span text:style-name="T30">Je m'appelle Alice. J'habite en Espagne. </text:span></text:span></text:p>
      <text:p text:style-name="P78"><text:span text:style-name="Strong_20_Emphasis"><text:span text:style-name="T30">Enchanté ! Moi, c'est Marc. J'étudie en Angleterre.</text:span></text:span></text:p>
      <text:p text:style-name="P78"><text:span text:style-name="Strong_20_Emphasis"><text:span text:style-name="T29">Je suis américaine et je travaille à </text:span></text:span><text:span text:style-name="Strong_20_Emphasis"><text:span text:style-name="T30">Paris.</text:span></text:span></text:p>
      <text:p text:style-name="P78"><text:span text:style-name="Strong_20_Emphasis"><text:span text:style-name="T30">La France.</text:span></text:span></text:p>
      <text:p text:style-name="P72"><text:span text:style-name="Strong_20_Emphasis"><text:span text:style-name="T29"/></text:span></text:p>
      <text:p text:style-name="P72"><text:span text:style-name="Strong_20_Emphasis"><text:span text:style-name="T29"/></text:span></text:p>
      <text:p text:style-name="P72"><text:span text:style-name="Strong_20_Emphasis"><text:span text:style-name="T14">Enchanté !</text:span></text:span></text:p>
      <text:p text:style-name="P72"><text:span text:style-name="Strong_20_Emphasis"><text:span text:style-name="T140">Eddy is at the grocery store. A woman smiles at him. He smashes his shopping cart into some bananas but tries to play it cool.</text:span></text:span></text:p>
      <text:p text:style-name="P78"><text:span text:style-name="Strong_20_Emphasis"><text:span text:style-name="T24"/></text:span></text:p>
      <text:p text:style-name="P78"><text:span text:style-name="Strong_20_Emphasis"><text:span text:style-name="T30">Bonjour ! Je m’appelle Eddy.</text:span></text:span></text:p>
      <text:p text:style-name="P78"><text:span text:style-name="Strong_20_Emphasis"><text:span text:style-name="T30">Et vous ?</text:span></text:span></text:p>
      <text:p text:style-name="P78"><text:span text:style-name="Strong_20_Emphasis"><text:span text:style-name="T30"><text:tab/><text:tab/>Je m’appelle Marie.</text:span></text:span></text:p>
      <text:p text:style-name="P78"><text:span text:style-name="Strong_20_Emphasis"><text:span text:style-name="T30">Euh… Enchant</text:span></text:span><text:span text:style-name="Strong_20_Emphasis"><text:span text:style-name="T59">é, </text:span></text:span><text:span text:style-name="Strong_20_Emphasis"><text:span text:style-name="T64">Marie.</text:span></text:span></text:p>
      <text:p text:style-name="P78"><text:span text:style-name="Strong_20_Emphasis"><text:span text:style-name="T64"/></text:span></text:p>
      <text:p text:style-name="P72"><text:span text:style-name="Strong_20_Emphasis"><text:span text:style-name="T140">Marie smiles at Eddy. He nervously leans against a shelf and knocks down a bunch of soup cans.</text:span></text:span></text:p>
      <text:p text:style-name="P78"><text:span text:style-name="Strong_20_Emphasis"><text:span text:style-name="T30"><text:tab/>Comment </text:span></text:span><text:span text:style-name="Strong_20_Emphasis"><text:span text:style-name="T59">ç</text:span></text:span><text:span text:style-name="Strong_20_Emphasis"><text:span text:style-name="T30">a va ?</text:span></text:span></text:p>
      <text:p text:style-name="P72"><text:span text:style-name="Strong_20_Emphasis"><text:span text:style-name="T140">Marie leans down and helps Eddy pick up the cans. Their hands touch.</text:span></text:span></text:p>
      <text:p text:style-name="P78"><text:span text:style-name="Strong_20_Emphasis"><text:span text:style-name="T30">Euh… tr</text:span></text:span><text:span text:style-name="Strong_20_Emphasis"><text:span text:style-name="T59">è</text:span></text:span><text:span text:style-name="Strong_20_Emphasis"><text:span text:style-name="T30">s bien !</text:span></text:span></text:p>
      <text:p text:style-name="P72"><text:span text:style-name="Strong_20_Emphasis"><text:span text:style-name="T140">Eddy panics, turns, and runs down the aisle.</text:span></text:span></text:p>
      <text:p text:style-name="P78"><text:span text:style-name="Strong_20_Emphasis"><text:span text:style-name="T30"><text:tab/>Bonne journ</text:span></text:span><text:span text:style-name="Strong_20_Emphasis"><text:span text:style-name="T59">é</text:span></text:span><text:span text:style-name="Strong_20_Emphasis"><text:span text:style-name="T30">e ?</text:span></text:span></text:p>
      <text:p text:style-name="P78"><text:span text:style-name="Strong_20_Emphasis"><text:span text:style-name="T30"/></text:span></text:p>
      <text:p text:style-name="P78"><text:span text:style-name="Strong_20_Emphasis"><text:span text:style-name="T30"/></text:span></text:p>
      <text:p text:style-name="P78"><text:span text:style-name="Strong_20_Emphasis"><text:span text:style-name="T30"/></text:span></text:p>
      <text:p text:style-name="P78"><text:span text:style-name="Strong_20_Emphasis"><text:span text:style-name="T30"/></text:span></text:p>
      <text:p text:style-name="P78"><text:span text:style-name="Strong_20_Emphasis"><text:span text:style-name="T30"/></text:span></text:p>
      <text:p text:style-name="P78"><text:span text:style-name="Strong_20_Emphasis"><text:span text:style-name="T30"/></text:span></text:p>
      <text:p text:style-name="P78"><text:span text:style-name="Strong_20_Emphasis"><text:span text:style-name="T30"/></text:span></text:p>
      <text:p text:style-name="P78"><text:span text:style-name="Strong_20_Emphasis"><text:span text:style-name="T30"/></text:span></text:p>
      <text:h text:style-name="P87" text:outline-level="1"><text:soft-page-break/><text:span text:style-name="Strong_20_Emphasis"><text:span text:style-name="T87">Unit </text:span></text:span><text:span text:style-name="Strong_20_Emphasis"><text:span text:style-name="T88">5</text:span></text:span><text:span text:style-name="Strong_20_Emphasis"><text:span text:style-name="T87"> – </text:span></text:span><text:span text:style-name="Strong_20_Emphasis"><text:span text:style-name="T88">Get around town</text:span></text:span></text:h>
      <text:p text:style-name="P78"><text:span text:style-name="Strong_20_Emphasis"><text:span text:style-name="T30"/></text:span></text:p>
      <text:p text:style-name="P84"><text:span text:style-name="Strong_20_Emphasis"><text:span text:style-name="T83">Words - </text:span></text:span><text:span text:style-name="Strong_20_Emphasis"><text:span text:style-name="T84">Mo</text:span></text:span><text:span text:style-name="Strong_20_Emphasis"><text:span text:style-name="T85">ts</text:span></text:span><text:span text:style-name="Strong_20_Emphasis"><text:span text:style-name="T84"> [mo]</text:span></text:span><text:span text:style-name="Strong_20_Emphasis"><text:span text:style-name="T32"><text:line-break/><text:line-break/></text:span></text:span><text:span text:style-name="Strong_20_Emphasis"><text:span text:style-name="T55">Le restaurant.</text:span></text:span></text:p>
      <text:p text:style-name="P82"><text:span text:style-name="Strong_20_Emphasis"><text:span text:style-name="T32">Une gare.</text:span></text:span></text:p>
      <text:p text:style-name="P82"><text:span text:style-name="Strong_20_Emphasis"><text:span text:style-name="T32">La gare.</text:span></text:span></text:p>
      <text:p text:style-name="P83"><text:span text:style-name="Strong_20_Emphasis"><text:span text:style-name="T33">Je vais <text:s/></text:span></text:span><text:span text:style-name="Strong_20_Emphasis"><text:span text:style-name="T59">à </text:span></text:span><text:span text:style-name="Strong_20_Emphasis"><text:span text:style-name="T65">Paris.</text:span></text:span></text:p>
      <text:p text:style-name="P85"><text:span text:style-name="Strong_20_Emphasis"><text:span text:style-name="T66">L'h</text:span></text:span><text:span text:style-name="Strong_20_Emphasis"><text:span text:style-name="T59">ô</text:span></text:span><text:span text:style-name="Strong_20_Emphasis"><text:span text:style-name="T66">tel<text:tab/><text:tab/><text:tab/></text:span></text:span><text:span text:style-name="Strong_20_Emphasis"><text:span text:style-name="T67">[ l-otel ]</text:span></text:span></text:p>
      <text:p text:style-name="P85"><text:span text:style-name="Strong_20_Emphasis"><text:span text:style-name="T66">l'avion.<text:tab/><text:tab/><text:tab/></text:span></text:span><text:span text:style-name="Strong_20_Emphasis"><text:span text:style-name="T67">[ l-avjo ]</text:span></text:span></text:p>
      <text:p text:style-name="P85"><text:span text:style-name="Strong_20_Emphasis"><text:span text:style-name="T66">l'a</text:span></text:span><text:span text:style-name="Strong_20_Emphasis"><text:span text:style-name="T59">é</text:span></text:span><text:span text:style-name="Strong_20_Emphasis"><text:span text:style-name="T66">roport</text:span></text:span></text:p>
      <text:p text:style-name="P86"><text:span text:style-name="Strong_20_Emphasis"><text:span text:style-name="T68">la voiture.</text:span></text:span></text:p>
      <text:p text:style-name="P86"><text:span text:style-name="Strong_20_Emphasis"><text:span text:style-name="T68">Le train.</text:span></text:span></text:p>
      <text:p text:style-name="P86"><text:span text:style-name="Strong_20_Emphasis"><text:span text:style-name="T68">En avion<text:tab/><text:tab/>by plane</text:span></text:span></text:p>
      <text:p text:style-name="P86"><text:span text:style-name="Strong_20_Emphasis"><text:span text:style-name="T68">En train.</text:span></text:span></text:p>
      <text:p text:style-name="P86"><text:span text:style-name="Strong_20_Emphasis"><text:span text:style-name="T68">En voiture.</text:span></text:span></text:p>
      <text:p text:style-name="P88"><text:span text:style-name="Strong_20_Emphasis"><text:span text:style-name="T67">Le taxi.<text:tab/><text:tab/>[ le taksi ]</text:span></text:span></text:p>
      <text:p text:style-name="P88"><text:span text:style-name="Strong_20_Emphasis"><text:span text:style-name="T67">La valise.<text:tab/><text:tab/>[ la valis ]</text:span></text:span></text:p>
      <text:p text:style-name="P89"><text:span text:style-name="Strong_20_Emphasis"><text:span text:style-name="T69">Am</text:span></text:span><text:span text:style-name="Strong_20_Emphasis"><text:span text:style-name="T59">é</text:span></text:span><text:span text:style-name="Strong_20_Emphasis"><text:span text:style-name="T69">ricain.</text:span></text:span></text:p>
      <text:p text:style-name="P90"><text:span text:style-name="Strong_20_Emphasis"><text:span text:style-name="T69">O</text:span></text:span><text:span text:style-name="Strong_20_Emphasis"><text:span text:style-name="T59">ù </text:span></text:span><text:span text:style-name="Strong_20_Emphasis"><text:span text:style-name="T69">.<text:tab/><text:tab/><text:tab/>[ u ]<text:tab/><text:tab/><text:tab/>where</text:span></text:span></text:p>
      <text:p text:style-name="P90"><text:span text:style-name="Strong_20_Emphasis"><text:span text:style-name="T70">Fran</text:span></text:span><text:span text:style-name="Strong_20_Emphasis"><text:span text:style-name="T59">ç</text:span></text:span><text:span text:style-name="Strong_20_Emphasis"><text:span text:style-name="T70">ais<text:tab/><text:tab/>[ franse ]</text:span></text:span></text:p>
      <text:p text:style-name="P90"><text:span text:style-name="Strong_20_Emphasis"><text:span text:style-name="T70">Le passeport<text:tab/><text:tab/>[ le pasapor ]</text:span></text:span></text:p>
      <text:p text:style-name="P108"><text:span text:style-name="Strong_20_Emphasis"><text:span text:style-name="T71">billet<text:tab/><text:tab/><text:tab/>[ bi-je ]<text:tab/><text:tab/><text:tab/>ticket</text:span></text:span></text:p>
      <text:p text:style-name="P83"><text:span text:style-name="Strong_20_Emphasis"><text:span text:style-name="T65"/></text:span></text:p>
      <text:p text:style-name="P83"><text:span text:style-name="Strong_20_Emphasis"><text:span text:style-name="T18">Sentences – Phrases [ fraż ]</text:span></text:span></text:p>
      <text:p text:style-name="P83"><text:span text:style-name="Strong_20_Emphasis"><text:span text:style-name="T65">Bonjour Louis ! Je vais à Bordeaux. Et toi ?</text:span></text:span></text:p>
      <text:p text:style-name="P84"><text:span text:style-name="Strong_20_Emphasis"><text:span text:style-name="T72">Je vais <text:s/></text:span></text:span><text:span text:style-name="Strong_20_Emphasis"><text:span text:style-name="T65">à </text:span></text:span><text:span text:style-name="Strong_20_Emphasis"><text:span text:style-name="T72">Paris. Bon voyage!</text:span></text:span></text:p>
      <text:p text:style-name="P84"><text:span text:style-name="Strong_20_Emphasis"><text:span text:style-name="T72">Je vais <text:s/></text:span></text:span><text:span text:style-name="Strong_20_Emphasis"><text:span text:style-name="T59">à </text:span></text:span><text:span text:style-name="Strong_20_Emphasis"><text:span text:style-name="T72">la gare.</text:span></text:span></text:p>
      <text:p text:style-name="P84"><text:span text:style-name="Strong_20_Emphasis"><text:span text:style-name="T65">C'est une gare française.</text:span></text:span></text:p>
      <text:p text:style-name="P84"><text:span text:style-name="Strong_20_Emphasis"><text:span text:style-name="T55">Le restaurant fran</text:span></text:span><text:span text:style-name="Strong_20_Emphasis"><text:span text:style-name="T59">ç</text:span></text:span><text:span text:style-name="Strong_20_Emphasis"><text:span text:style-name="T55">ais.</text:span></text:span></text:p>
      <text:p text:style-name="P85"><text:span text:style-name="Strong_20_Emphasis"><text:span text:style-name="T66">Bonjour, bienvenue <text:s/></text:span></text:span><text:span text:style-name="Strong_20_Emphasis"><text:span text:style-name="T59">à </text:span></text:span><text:span text:style-name="Strong_20_Emphasis"><text:span text:style-name="T66">l'a</text:span></text:span><text:span text:style-name="Strong_20_Emphasis"><text:span text:style-name="T59">é</text:span></text:span><text:span text:style-name="Strong_20_Emphasis"><text:span text:style-name="T66">roport!</text:span></text:span></text:p>
      <text:p text:style-name="P85"><text:span text:style-name="Strong_20_Emphasis"><text:span text:style-name="T66">Tu vas <text:s text:c="2"/></text:span></text:span><text:span text:style-name="Strong_20_Emphasis"><text:span text:style-name="T59">à </text:span></text:span><text:span text:style-name="Strong_20_Emphasis"><text:span text:style-name="T66">Paris.</text:span></text:span></text:p>
      <text:p text:style-name="P85"><text:soft-page-break/><text:span text:style-name="Strong_20_Emphasis"><text:span text:style-name="T66">Tu vas <text:s/></text:span></text:span><text:span text:style-name="Strong_20_Emphasis"><text:span text:style-name="T59">à </text:span></text:span><text:span text:style-name="Strong_20_Emphasis"><text:span text:style-name="T66">Berlin.</text:span></text:span></text:p>
      <text:p text:style-name="P85"><text:span text:style-name="Strong_20_Emphasis"><text:span text:style-name="T66">Tu vas <text:s/></text:span></text:span><text:span text:style-name="Strong_20_Emphasis"><text:span text:style-name="T59">à </text:span></text:span><text:span text:style-name="Strong_20_Emphasis"><text:span text:style-name="T66">l'h</text:span></text:span><text:span text:style-name="Strong_20_Emphasis"><text:span text:style-name="T59">ô</text:span></text:span><text:span text:style-name="Strong_20_Emphasis"><text:span text:style-name="T66">tel.</text:span></text:span></text:p>
      <text:p text:style-name="P86"><text:span text:style-name="Strong_20_Emphasis"><text:span text:style-name="T68">Il va <text:s/></text:span></text:span><text:span text:style-name="Strong_20_Emphasis"><text:span text:style-name="T59">à </text:span></text:span><text:span text:style-name="Strong_20_Emphasis"><text:span text:style-name="T68">Berlin.</text:span></text:span></text:p>
      <text:p text:style-name="P86"><text:span text:style-name="Strong_20_Emphasis"><text:span text:style-name="T68">Le train va <text:s/></text:span></text:span><text:span text:style-name="Strong_20_Emphasis"><text:span text:style-name="T59">à </text:span></text:span><text:span text:style-name="Strong_20_Emphasis"><text:span text:style-name="T68">la gare.</text:span></text:span></text:p>
      <text:p text:style-name="P86"><text:span text:style-name="Strong_20_Emphasis"><text:span text:style-name="T68">Elle va <text:s/></text:span></text:span><text:span text:style-name="Strong_20_Emphasis"><text:span text:style-name="T59">à </text:span></text:span><text:span text:style-name="Strong_20_Emphasis"><text:span text:style-name="T68">Montr</text:span></text:span><text:span text:style-name="Strong_20_Emphasis"><text:span text:style-name="T59">é</text:span></text:span><text:span text:style-name="Strong_20_Emphasis"><text:span text:style-name="T68">al.</text:span></text:span></text:p>
      <text:p text:style-name="P86"><text:span text:style-name="Strong_20_Emphasis"><text:span text:style-name="T68">Je prends l'avion.<text:tab/><text:tab/><text:tab/></text:span></text:span></text:p>
      <text:p text:style-name="P89"><text:span text:style-name="Strong_20_Emphasis"><text:span text:style-name="T69">S'il vous pla</text:span></text:span><text:span text:style-name="Strong_20_Emphasis"><text:span text:style-name="T59">î</text:span></text:span><text:span text:style-name="Strong_20_Emphasis"><text:span text:style-name="T69">t.<text:tab/><text:tab/><text:tab/><text:tab/><text:tab/>[ silvu ple ]<text:tab/><text:tab/><text:tab/><text:tab/>Please</text:span></text:span></text:p>
      <text:p text:style-name="P89"><text:span text:style-name="Strong_20_Emphasis"><text:span text:style-name="T69">Taxi ! Je vais à la gare, s'il vous plaît.<text:tab/><text:tab/>[ taxi xġ ve a la gar, silvu ple ]<text:tab/><text:tab/> <text:s text:c="46"/></text:span></text:span><text:span text:style-name="Strong_20_Emphasis"><text:span text:style-name="T141">Taxi! I'm going to the station, please.</text:span></text:span></text:p>
      <text:p text:style-name="P89"><text:span text:style-name="Strong_20_Emphasis"><text:span text:style-name="T69">Oui, s'il vous plaît.<text:tab/></text:span></text:span></text:p>
      <text:p text:style-name="P90"><text:span text:style-name="Strong_20_Emphasis"><text:span text:style-name="T70">Tu prends l'avion?<text:tab/><text:tab/><text:tab/><text:tab/>[ tu prand l-avjo? ]</text:span></text:span></text:p>
      <text:p text:style-name="P90"><text:span text:style-name="Strong_20_Emphasis"><text:span text:style-name="T70">Tu prends une valise?<text:tab/><text:tab/><text:tab/><text:tab/>[ tu prand valis? ]</text:span></text:span></text:p>
      <text:p text:style-name="P90"><text:span text:style-name="Strong_20_Emphasis"><text:span text:style-name="T70">Paul a une valise.<text:tab/><text:tab/><text:tab/><text:tab/>[ pol a un valis ]</text:span></text:span></text:p>
      <text:p text:style-name="P90"><text:span text:style-name="Strong_20_Emphasis"><text:span text:style-name="T70">Est-ce que tu as un avion ?<text:tab/><text:tab/><text:tab/>[ </text:span></text:span><text:span text:style-name="Strong_20_Emphasis"><text:span text:style-name="T79">es ka </text:span></text:span><text:span text:style-name="Strong_20_Emphasis"><text:span text:style-name="T70">tu a </text:span></text:span><text:span text:style-name="Strong_20_Emphasis"><text:span text:style-name="T79">o</text:span></text:span><text:span text:style-name="Strong_20_Emphasis"><text:span text:style-name="T70">n avjon ]<text:tab/><text:tab/><text:tab/>Do you have a plane?</text:span></text:span></text:p>
      <text:p text:style-name="P106"><text:span text:style-name="Strong_20_Emphasis"><text:span text:style-name="T73">Tu as une voiture fran</text:span></text:span><text:span text:style-name="Strong_20_Emphasis"><text:span text:style-name="T59">ç</text:span></text:span><text:span text:style-name="Strong_20_Emphasis"><text:span text:style-name="T73">aise. / <text:s/>Vous avez une voiture française.</text:span></text:span></text:p>
      <text:p text:style-name="P107"><text:span text:style-name="Strong_20_Emphasis"><text:span text:style-name="T74">J' ai un passaport.<text:tab/><text:tab/><text:tab/><text:tab/>[xġ </text:span></text:span><text:span text:style-name="Strong_20_Emphasis"><text:span text:style-name="T79">e</text:span></text:span><text:span text:style-name="Strong_20_Emphasis"><text:span text:style-name="T74"> <text:s/></text:span></text:span><text:span text:style-name="Strong_20_Emphasis"><text:span text:style-name="T79">a</text:span></text:span><text:span text:style-name="Strong_20_Emphasis"><text:span text:style-name="T74"> pasapor]</text:span></text:span></text:p>
      <text:p text:style-name="P108"><text:span text:style-name="Strong_20_Emphasis"><text:span text:style-name="T71">Un billet d'avion.</text:span></text:span></text:p>
      <text:p text:style-name="P108"><text:span text:style-name="Strong_20_Emphasis"><text:span text:style-name="T71">Tu as le billet d'avion, le passeport et la valise ?</text:span></text:span></text:p>
      <text:p text:style-name="P108"><text:span text:style-name="Strong_20_Emphasis"><text:span text:style-name="T71">[tu a le bije d-avjo, <text:s/>le pas-po <text:s/>e <text:s/>la valis ? ]</text:span></text:span></text:p>
      <text:p text:style-name="P108"><text:span text:style-name="Strong_20_Emphasis"><text:span text:style-name="T128">Avez-vous </text:span></text:span><text:span text:style-name="Strong_20_Emphasis"><text:span text:style-name="T71">le billet d'avion, le passeport et la valise ?</text:span></text:span></text:p>
      <text:p text:style-name="P108"><text:span text:style-name="Strong_20_Emphasis"><text:span text:style-name="T71">Elle a un billet d'avion.</text:span></text:span></text:p>
      <text:p text:style-name="P109"><text:span text:style-name="Strong_20_Emphasis"><text:span text:style-name="T75">C'est une gare française.<text:tab/><text:tab/><text:tab/>[ set un gar franse ]</text:span></text:span></text:p>
      <text:p text:style-name="P109"><text:span text:style-name="Strong_20_Emphasis"><text:span text:style-name="T75">Je vais à la gare.<text:tab/><text:tab/><text:tab/><text:tab/>[ xġ ve a la gar ]</text:span></text:span></text:p>
      <text:p text:style-name="P110"><text:span text:style-name="Strong_20_Emphasis"><text:span text:style-name="T76">Marie va à Paris.</text:span></text:span></text:p>
      <text:p text:style-name="P110"><text:span text:style-name="Strong_20_Emphasis"><text:span text:style-name="T76">Je vais </text:span></text:span><text:span text:style-name="Strong_20_Emphasis"><text:span text:style-name="T59">à</text:span></text:span><text:span text:style-name="Strong_20_Emphasis"><text:span text:style-name="T76"> Bordeaux en train.<text:tab/><text:tab/><text:tab/>[ xġ ve a bordo </text:span></text:span><text:span text:style-name="Strong_20_Emphasis"><text:span text:style-name="T79">on</text:span></text:span><text:span text:style-name="Strong_20_Emphasis"><text:span text:style-name="T76"> tra ]</text:span></text:span></text:p>
      <text:p text:style-name="P110"><text:span text:style-name="Strong_20_Emphasis"><text:span text:style-name="T76">O</text:span></text:span><text:span text:style-name="Strong_20_Emphasis"><text:span text:style-name="T59">ù</text:span></text:span><text:span text:style-name="Strong_20_Emphasis"><text:span text:style-name="T76"> est Marie?<text:tab/><text:tab/><text:tab/><text:tab/><text:tab/>[ U e mari? ]</text:span></text:span></text:p>
      <text:p text:style-name="P110"><text:span text:style-name="Strong_20_Emphasis"><text:span text:style-name="T76">C'est un restaurant mexicain.</text:span></text:span></text:p>
      <text:p text:style-name="P114"><text:span text:style-name="Strong_20_Emphasis"><text:span text:style-name="T77">Je vais </text:span></text:span><text:span text:style-name="Strong_20_Emphasis"><text:span text:style-name="T59">à</text:span></text:span><text:span text:style-name="Strong_20_Emphasis"><text:span text:style-name="T77"> un restaurant <text:s/>français. Le restaurant s'appelle. La Table Française.</text:span></text:span></text:p>
      <text:p text:style-name="P114"><text:span text:style-name="Strong_20_Emphasis"><text:span text:style-name="T38">[ Xġ ve aa restura franse. Le restora s’apel. La tabl franse. ]</text:span></text:span></text:p>
      <text:p text:style-name="P114"><text:span text:style-name="Strong_20_Emphasis"><text:span text:style-name="T38">Je suis à Lyon et je vais à Paris. Je vais à la gare.</text:span></text:span></text:p>
      <text:p text:style-name="P114"><text:span text:style-name="Strong_20_Emphasis"><text:span text:style-name="T38">Tu vas à l'aéroport ou à la gare ?<text:tab/><text:tab/></text:span></text:span><text:span text:style-name="Strong_20_Emphasis"><text:span text:style-name="T129">Vous allez</text:span></text:span><text:span text:style-name="Strong_20_Emphasis"><text:span text:style-name="T38"> à l'aéroport ou à la gare ?</text:span></text:span></text:p>
      <text:p text:style-name="P115"><text:span text:style-name="Strong_20_Emphasis"><text:span text:style-name="T39">[ tu va a l-ajrupor u a <text:s/>la gar ]</text:span></text:span></text:p>
      <text:p text:style-name="P115"><text:soft-page-break/><text:span text:style-name="Strong_20_Emphasis"><text:span text:style-name="T39">L'avion est un Boeing 777.<text:tab/><text:tab/><text:tab/><text:tab/><text:tab/>[ l-avjo et a bowin <text:s/></text:span></text:span><text:span text:style-name="Strong_20_Emphasis"><text:span text:style-name="T40">set ca, swasant dis set</text:span></text:span><text:span text:style-name="Strong_20_Emphasis"><text:span text:style-name="T39">]</text:span></text:span></text:p>
      <text:p text:style-name="P114"><text:span text:style-name="Strong_20_Emphasis"><text:span text:style-name="T38"/></text:span></text:p>
      <text:p text:style-name="P116"><text:span text:style-name="Strong_20_Emphasis"><text:span text:style-name="T40">Je vais </text:span></text:span><text:span text:style-name="Strong_20_Emphasis"><text:span text:style-name="T38">à</text:span></text:span><text:span text:style-name="Strong_20_Emphasis"><text:span text:style-name="T40"> Marseille. Je vais a la gare et je prends le train.</text:span></text:span></text:p>
      <text:p text:style-name="P116"><text:span text:style-name="Strong_20_Emphasis"><text:span text:style-name="T40">Je vais à Bordeaux en train.<text:tab/><text:tab/><text:tab/><text:tab/></text:span></text:span></text:p>
      <text:p text:style-name="P117"><text:span text:style-name="Strong_20_Emphasis"><text:span text:style-name="T41">Je prends le train et l'avion.</text:span></text:span></text:p>
      <text:p text:style-name="P117"><text:span text:style-name="Strong_20_Emphasis"><text:span text:style-name="T41">Marie va à l'aéroport en voiture.</text:span></text:span></text:p>
      <text:p text:style-name="P117"><text:span text:style-name="Strong_20_Emphasis"><text:span text:style-name="T41">Où est la gare, s'il vous plaît ? Je prends un train </text:span></text:span><text:span text:style-name="Strong_20_Emphasis"><text:span text:style-name="T130">pour </text:span></text:span><text:span text:style-name="Strong_20_Emphasis"><text:span text:style-name="T41">Paris.</text:span></text:span></text:p>
      <text:p text:style-name="P118"><text:span text:style-name="Strong_20_Emphasis"><text:span text:style-name="T42">Bonjour, o</text:span></text:span><text:span text:style-name="Strong_20_Emphasis"><text:span text:style-name="T59">ù</text:span></text:span><text:span text:style-name="Strong_20_Emphasis"><text:span text:style-name="T42"> est la gare s'il vous plaît ?</text:span></text:span></text:p>
      <text:p text:style-name="P118"><text:span text:style-name="Strong_20_Emphasis"><text:span text:style-name="T42">Tu as un billet d’avion ?</text:span></text:span></text:p>
      <text:p text:style-name="P118"><text:span text:style-name="Strong_20_Emphasis"><text:span text:style-name="T42">J'ai le passeport, la valise, et le billet d'avion. Je vais en France !</text:span></text:span></text:p>
      <text:p text:style-name="P118"><text:span text:style-name="Strong_20_Emphasis"><text:span text:style-name="T42">J'ai un passeport américain.</text:span></text:span></text:p>
      <text:p text:style-name="P118"><text:span text:style-name="Strong_20_Emphasis"><text:span text:style-name="T42">J'ai un passeport et je prends l'avion.</text:span></text:span></text:p>
      <text:p text:style-name="P93"><text:span text:style-name="Strong_20_Emphasis"><text:span text:style-name="T43">Tu vas o</text:span></text:span><text:span text:style-name="Strong_20_Emphasis"><text:span text:style-name="T41">ù ?</text:span></text:span></text:p>
      <text:p text:style-name="P119"><text:span text:style-name="Strong_20_Emphasis"><text:span text:style-name="T41">Où </text:span></text:span><text:span text:style-name="Strong_20_Emphasis"><text:span text:style-name="T43">est Marie ?</text:span></text:span></text:p>
      <text:p text:style-name="P119"><text:span text:style-name="Strong_20_Emphasis"><text:span text:style-name="T43">Elle va à l'hôtel.</text:span></text:span></text:p>
      <text:p text:style-name="P122"><text:span text:style-name="Strong_20_Emphasis"><text:span text:style-name="T44">Tu apprends la géographie au lycée ?<text:tab/><text:tab/>Are you learning geography in high school?</text:span></text:span></text:p>
      <text:p text:style-name="P121"><text:span text:style-name="Strong_20_Emphasis"><text:span text:style-name="T45">Il va en France en train.</text:span></text:span></text:p>
      <text:p text:style-name="P123"><text:span text:style-name="Strong_20_Emphasis"><text:span text:style-name="T46">Je vais à la gare en taxi, il va à la gare en train.</text:span></text:span></text:p>
      <text:p text:style-name="P124"><text:span text:style-name="Strong_20_Emphasis"><text:span text:style-name="T47">Où est la gare, s'il vous plaît ? Je prendrai le train pour Paris.</text:span></text:span></text:p>
      <text:p text:style-name="P124"><text:span text:style-name="Strong_20_Emphasis"><text:span text:style-name="T47">Cette personne va a la gare<text:tab/><text:tab/></text:span></text:span><text:span text:style-name="Strong_20_Emphasis"><text:span text:style-name="T50">[ set person va a la gare ]</text:span></text:span></text:p>
      <text:p text:style-name="P126"><text:span text:style-name="Strong_20_Emphasis"><text:span text:style-name="T49">J'ai le passeport , valise et le billet d'avion, je vais en france.</text:span></text:span></text:p>
      <text:p text:style-name="P126"><text:span text:style-name="Strong_20_Emphasis"><text:span text:style-name="T49">Cette personne voyage en avion.</text:span></text:span></text:p>
      <text:p text:style-name="P124"><text:span text:style-name="Strong_20_Emphasis"><text:span text:style-name="T47"/></text:span></text:p>
      <text:p text:style-name="P124"><text:span text:style-name="Strong_20_Emphasis"><text:span text:style-name="T47"/></text:span></text:p>
      <text:p text:style-name="P124"><text:span text:style-name="Strong_20_Emphasis"><text:span text:style-name="T47"/></text:span></text:p>
      <text:p text:style-name="P94"><text:span text:style-name="Strong_20_Emphasis"><text:span text:style-name="T21">é è à ù â ê î ô û ë ï ü ç œ æ É È À Ù Â Ê Î Ô Û Ë Ï Ü Ç Œ Æ</text:span></text:span></text:p>
      <text:p text:style-name="P94"><text:span text:style-name="Strong_20_Emphasis"><text:span text:style-name="T21"/></text:span></text:p>
      <text:p text:style-name="P94"><text:span text:style-name="Strong_20_Emphasis"><text:span text:style-name="T21"/></text:span></text:p>
      <text:p text:style-name="P94"><text:span text:style-name="Strong_20_Emphasis"><text:span text:style-name="T21"/></text:span></text:p>
      <text:p text:style-name="P94"><text:span text:style-name="Strong_20_Emphasis"><text:span text:style-name="T21"/></text:span></text:p>
      <text:p text:style-name="P94"><text:span text:style-name="Strong_20_Emphasis"><text:span text:style-name="T21"/></text:span></text:p>
      <text:p text:style-name="P94"><text:span text:style-name="Strong_20_Emphasis"><text:span text:style-name="T21"/></text:span></text:p>
      <text:p text:style-name="P94"><text:span text:style-name="Strong_20_Emphasis"><text:span text:style-name="T21"/></text:span></text:p>
      <text:p text:style-name="P94"><text:span text:style-name="Strong_20_Emphasis"><text:span text:style-name="T21"/></text:span></text:p>
      <text:p text:style-name="P94"><text:span text:style-name="Strong_20_Emphasis"><text:span text:style-name="T21"/></text:span></text:p>
      <text:p text:style-name="P72"><text:soft-page-break/><text:span text:style-name="Strong_20_Emphasis"><text:span text:style-name="T14">À l'aéroport</text:span></text:span></text:p>
      <text:p text:style-name="P78"><text:span text:style-name="Strong_20_Emphasis"><text:span text:style-name="T30"/></text:span></text:p>
      <text:p text:style-name="P72"><text:span text:style-name="Strong_20_Emphasis"><text:span text:style-name="T140">Béa and her friend Lin are at the airport because they're going on a vacation to Spain. They're about to go through security.</text:span></text:span></text:p>
      <text:p text:style-name="P111"><text:span text:style-name="Strong_20_Emphasis"><text:span text:style-name="T35">Lin, tu as ton passeport ?<text:tab/><text:tab/>[lin tu a t</text:span></text:span><text:span text:style-name="Strong_20_Emphasis"><text:span text:style-name="T36">o</text:span></text:span><text:span text:style-name="Strong_20_Emphasis"><text:span text:style-name="T35">n passapor ]</text:span></text:span></text:p>
      <text:p text:style-name="P111"><text:span text:style-name="Strong_20_Emphasis"><text:span text:style-name="T35"><text:tab/><text:tab/></text:span></text:span><text:span text:style-name="Strong_20_Emphasis"><text:span text:style-name="T36">Euh..</text:span></text:span></text:p>
      <text:p text:style-name="P111"><text:span text:style-name="Strong_20_Emphasis"><text:span text:style-name="T36"/></text:span></text:p>
      <text:p text:style-name="P72"><text:span text:style-name="Strong_20_Emphasis"><text:span text:style-name="T140">Lin opens her suitcase and shows Béa items she remembered to bring.</text:span></text:span></text:p>
      <text:p text:style-name="P112"><text:span text:style-name="Strong_20_Emphasis"><text:span text:style-name="T36"><text:tab/><text:tab/>J’ai la valise !<text:tab/><text:tab/><text:tab/><text:tab/>[ xġ_e la valiż ]</text:span></text:span></text:p>
      <text:p text:style-name="P112"><text:span text:style-name="Strong_20_Emphasis"><text:span text:style-name="T36"><text:tab/><text:tab/>Et le billet d’avion !<text:tab/><text:tab/><text:tab/>[ e le bilje d-avjo ]</text:span></text:span></text:p>
      <text:p text:style-name="P112"><text:span text:style-name="Strong_20_Emphasis"><text:span text:style-name="T36"><text:tab/><text:tab/>Et un croissant !<text:tab/><text:tab/><text:tab/>[ e a kwasan ]</text:span></text:span></text:p>
      <text:p text:style-name="P112"><text:span text:style-name="Strong_20_Emphasis"><text:span text:style-name="T36"/></text:span></text:p>
      <text:p text:style-name="P112"><text:span text:style-name="Strong_20_Emphasis"><text:span text:style-name="T140">Béa is losing patience but trying not to show it.</text:span></text:span></text:p>
      <text:p text:style-name="P113"><text:span text:style-name="Strong_20_Emphasis"><text:span text:style-name="T37">O</text:span></text:span><text:span text:style-name="Strong_20_Emphasis"><text:span text:style-name="T59">ù</text:span></text:span><text:span text:style-name="Strong_20_Emphasis"><text:span text:style-name="T37"> est ton passeport, Lin ?<text:tab/><text:tab/><text:tab/><text:tab/>[ u e ton passapor lin ]</text:span></text:span></text:p>
      <text:p text:style-name="P113"><text:span text:style-name="Strong_20_Emphasis"><text:span text:style-name="T37"/></text:span></text:p>
      <text:p text:style-name="P112"><text:span text:style-name="Strong_20_Emphasis"><text:span text:style-name="T140">As Lin looks at Béa, her eyes widen in shock.</text:span></text:span></text:p>
      <text:p text:style-name="P113"><text:span text:style-name="Strong_20_Emphasis"><text:span text:style-name="T37"><text:tab/><text:tab/>Oh non, il est </text:span></text:span><text:span text:style-name="Strong_20_Emphasis"><text:span text:style-name="T59">à</text:span></text:span><text:span text:style-name="Strong_20_Emphasis"><text:span text:style-name="T37"> la gare.<text:tab/><text:tab/>[ o no, il et a la gar ]</text:span></text:span></text:p>
      <text:p text:style-name="P113"><text:span text:style-name="Strong_20_Emphasis"><text:span text:style-name="T37">Comment on va on Espagne ?!<text:tab/><text:tab/><text:tab/>[ common on va an espanj ]</text:span></text:span></text:p>
      <text:p text:style-name="P113"><text:span text:style-name="Strong_20_Emphasis"><text:span text:style-name="T37"/></text:span></text:p>
      <text:p text:style-name="P78"><text:span text:style-name="Strong_20_Emphasis"><text:span text:style-name="T30"/></text:span></text:p>
      <text:p text:style-name="P111"><text:span text:style-name="Strong_20_Emphasis"><text:span text:style-name="T35"><text:s/>ton <text:tab/>→ <text:s/><text:tab/>your <text:s/>[ t</text:span></text:span><text:span text:style-name="Strong_20_Emphasis"><text:span text:style-name="T37">o</text:span></text:span><text:span text:style-name="Strong_20_Emphasis"><text:span text:style-name="T35">n ]</text:span></text:span></text:p>
      <text:p text:style-name="P121"><text:span text:style-name="Strong_20_Emphasis"><text:span text:style-name="T37">O</text:span></text:span><text:span text:style-name="Strong_20_Emphasis"><text:span text:style-name="T59">ù<text:tab/></text:span></text:span><text:span text:style-name="Strong_20_Emphasis"><text:span text:style-name="T56">→ <text:tab/></text:span></text:span><text:span text:style-name="Strong_20_Emphasis"><text:span text:style-name="T57">where [ u ]<text:tab/><text:tab/><text:tab/><text:tab/>O</text:span></text:span><text:span text:style-name="Strong_20_Emphasis"><text:span text:style-name="T59">ù </text:span></text:span><text:span text:style-name="Strong_20_Emphasis"><text:span text:style-name="T58">est<text:tab/><text:tab/>[u w_e ton?]<text:tab/><text:tab/>Where is your</text:span></text:span></text:p>
      <text:p text:style-name="P113"><text:span text:style-name="Strong_20_Emphasis"><text:span text:style-name="T57">on<text:tab/>→ <text:tab/>we <text:s/>[ on ]</text:span></text:span></text:p>
      <text:p text:style-name="P121"><text:span text:style-name="Strong_20_Emphasis"><text:span text:style-name="T58"/></text:span></text:p>
      <text:p text:style-name="P78"><text:span text:style-name="Strong_20_Emphasis"><text:span text:style-name="T30"/></text:span></text:p>
      <text:p text:style-name="P85"><text:span text:style-name="Strong_20_Emphasis"><text:span text:style-name="T34">H </text:span></text:span><text:span text:style-name="Strong_20_Emphasis"><text:span text:style-name="T59">ô<text:tab/>-&gt; <text:tab/></text:span></text:span><text:span text:style-name="Strong_20_Emphasis"><text:span text:style-name="T66">o</text:span></text:span></text:p>
      <text:p text:style-name="P86"><text:span text:style-name="Strong_20_Emphasis"><text:span text:style-name="T68">oi<text:tab/>-&gt; <text:tab/>wa</text:span></text:span></text:p>
      <text:p text:style-name="P86"><text:span text:style-name="Strong_20_Emphasis"><text:span text:style-name="T68">aine<text:tab/>-&gt; <text:tab/>qen</text:span></text:span></text:p>
      <text:p text:style-name="P86"><text:span text:style-name="Strong_20_Emphasis"><text:span text:style-name="T68">ain<text:tab/>-&gt;<text:tab/>q</text:span></text:span></text:p>
      <text:p text:style-name="P88"><text:span text:style-name="Strong_20_Emphasis"><text:span text:style-name="T67">ise<text:tab/>-&gt;<text:tab/>qiż</text:span></text:span></text:p>
      <text:p text:style-name="P90"><text:span text:style-name="Strong_20_Emphasis"><text:span text:style-name="T70">billet<text:tab/>-&gt;<text:tab/>be-je</text:span></text:span></text:p>
      <text:p text:style-name="P90"><text:span text:style-name="Strong_20_Emphasis"><text:span text:style-name="T70">ai<text:tab/>-&gt; <text:tab/>e</text:span></text:span></text:p>
      <text:p text:style-name="P123"><text:span text:style-name="Strong_20_Emphasis"><text:span text:style-name="T78">ise<text:tab/>-&gt; <text:tab/>qiz</text:span></text:span></text:p>
      <text:p text:style-name="P96"><text:soft-page-break/><text:span text:style-name="Strong_20_Emphasis"><text:span text:style-name="T48"/></text:span></text:p>
      <text:h text:style-name="P92" text:outline-level="3"><text:span text:style-name="Strong_20_Emphasis"><text:span text:style-name="T47">✅ Full Conjugation of </text:span></text:span><text:span text:style-name="Strong_20_Emphasis"><text:span text:style-name="T15">Avoir</text:span></text:span><text:span text:style-name="Strong_20_Emphasis"><text:span text:style-name="T47"> (to have)</text:span></text:span></text:h>
      <table:table table:name="Table6" table:style-name="Table6">
        <table:table-column table:style-name="Table6.A" table:number-columns-repeated="3"/>
        <table:table-header-rows>
          <table:table-row>
            <table:table-cell table:style-name="Table6.A1" office:value-type="string">
              <text:p text:style-name="P101">Pronoun</text:p>
            </table:table-cell>
            <table:table-cell table:style-name="Table6.A1" office:value-type="string">
              <text:p text:style-name="P101">Verb Form</text:p>
            </table:table-cell>
            <table:table-cell table:style-name="Table6.A1" office:value-type="string">
              <text:p text:style-name="P101">Maltese-style Pronunciation</text:p>
            </table:table-cell>
          </table:table-row>
        </table:table-header-rows>
        <table:table-row>
          <table:table-cell table:style-name="Table6.A1" office:value-type="string">
            <text:p text:style-name="P101">Je</text:p>
          </table:table-cell>
          <table:table-cell table:style-name="Table6.A1" office:value-type="string">
            <text:p text:style-name="P101">ai</text:p>
          </table:table-cell>
          <table:table-cell table:style-name="Table6.A1" office:value-type="string">
            <text:p text:style-name="P101">[ xġ e ]</text:p>
          </table:table-cell>
        </table:table-row>
        <table:table-row>
          <table:table-cell table:style-name="Table6.A1" office:value-type="string">
            <text:p text:style-name="P101">Tu</text:p>
          </table:table-cell>
          <table:table-cell table:style-name="Table6.A1" office:value-type="string">
            <text:p text:style-name="P101">as</text:p>
          </table:table-cell>
          <table:table-cell table:style-name="Table6.A1" office:value-type="string">
            <text:p text:style-name="P101">[ tu a ]</text:p>
          </table:table-cell>
        </table:table-row>
        <table:table-row>
          <table:table-cell table:style-name="Table6.A1" office:value-type="string">
            <text:p text:style-name="P101">Il / Elle / On</text:p>
          </table:table-cell>
          <table:table-cell table:style-name="Table6.A1" office:value-type="string">
            <text:p text:style-name="P101">a</text:p>
          </table:table-cell>
          <table:table-cell table:style-name="Table6.A1" office:value-type="string">
            <text:p text:style-name="P101">[ il / el / qu a ]</text:p>
          </table:table-cell>
        </table:table-row>
        <table:table-row>
          <table:table-cell table:style-name="Table6.A1" office:value-type="string">
            <text:p text:style-name="P101">Nous</text:p>
          </table:table-cell>
          <table:table-cell table:style-name="Table6.A1" office:value-type="string">
            <text:p text:style-name="P101">avons</text:p>
          </table:table-cell>
          <table:table-cell table:style-name="Table6.A1" office:value-type="string">
            <text:p text:style-name="P101">[ nu ż_avo ]</text:p>
          </table:table-cell>
        </table:table-row>
        <table:table-row>
          <table:table-cell table:style-name="Table6.A1" office:value-type="string">
            <text:p text:style-name="P101">Vous</text:p>
          </table:table-cell>
          <table:table-cell table:style-name="Table6.A1" office:value-type="string">
            <text:p text:style-name="P101">avez</text:p>
          </table:table-cell>
          <table:table-cell table:style-name="Table6.A1" office:value-type="string">
            <text:p text:style-name="P101">[ vu ż_ave ]</text:p>
          </table:table-cell>
        </table:table-row>
        <table:table-row>
          <table:table-cell table:style-name="Table6.A1" office:value-type="string">
            <text:p text:style-name="P101">Ils / Elles</text:p>
          </table:table-cell>
          <table:table-cell table:style-name="Table6.A1" office:value-type="string">
            <text:p text:style-name="P101">ont</text:p>
          </table:table-cell>
          <table:table-cell table:style-name="Table6.A1" office:value-type="string">
            <text:p text:style-name="P101">[ il / el ż_on ]</text:p>
          </table:table-cell>
        </table:table-row>
      </table:table>
      <text:p text:style-name="P91"><text:span text:style-name="Strong_20_Emphasis"><text:span text:style-name="T47"/></text:span></text:p>
      <text:p text:style-name="P91"><text:span text:style-name="Strong_20_Emphasis"><text:span text:style-name="T47"/></text:span></text:p>
      <text:h text:style-name="P99" text:outline-level="3"><text:span text:style-name="T138">✅ </text:span><text:span text:style-name="Strong_20_Emphasis"><text:span text:style-name="T138">French Possessive Adjectives</text:span>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P102">Owner</text:p>
            </table:table-cell>
            <table:table-cell table:style-name="Table9.A1" office:value-type="string">
              <text:p text:style-name="P102">Masculine Singular (obj)</text:p>
            </table:table-cell>
            <table:table-cell table:style-name="Table9.A1" office:value-type="string">
              <text:p text:style-name="P102">Feminine Singular (obj)</text:p>
            </table:table-cell>
            <table:table-cell table:style-name="Table9.A1" office:value-type="string">
              <text:p text:style-name="P102">Plural (any gender)</text:p>
            </table:table-cell>
          </table:table-row>
        </table:table-header-rows>
        <table:table-row>
          <table:table-cell table:style-name="Table9.A1" office:value-type="string">
            <text:p text:style-name="P125"><text:span text:style-name="Strong_20_Emphasis"><text:span text:style-name="T142">Je</text:span></text:span><text:span text:style-name="T142"> (I)</text:span></text:p>
          </table:table-cell>
          <table:table-cell table:style-name="Table9.A1" office:value-type="string">
            <text:p text:style-name="P125"><text:span text:style-name="Strong_20_Emphasis"><text:span text:style-name="T142">mon</text:span></text:span><text:span text:style-name="T142"> (my)</text:span></text:p>
          </table:table-cell>
          <table:table-cell table:style-name="Table9.A1" office:value-type="string">
            <text:p text:style-name="P125"><text:span text:style-name="Strong_20_Emphasis"><text:span text:style-name="T142">ma</text:span></text:span><text:span text:style-name="T142"> (my)</text:span></text:p>
          </table:table-cell>
          <table:table-cell table:style-name="Table9.A1" office:value-type="string">
            <text:p text:style-name="P125"><text:span text:style-name="Strong_20_Emphasis"><text:span text:style-name="T142">mes</text:span></text:span><text:span text:style-name="T142"> (my)</text:span></text:p>
          </table:table-cell>
        </table:table-row>
        <table:table-row>
          <table:table-cell table:style-name="Table9.A1" office:value-type="string">
            <text:p text:style-name="P125"><text:span text:style-name="Strong_20_Emphasis"><text:span text:style-name="T142">Tu</text:span></text:span><text:span text:style-name="T142"> (You)</text:span></text:p>
          </table:table-cell>
          <table:table-cell table:style-name="Table9.A1" office:value-type="string">
            <text:p text:style-name="P125"><text:span text:style-name="Strong_20_Emphasis"><text:span text:style-name="T142">ton</text:span></text:span><text:span text:style-name="T142"> (your)</text:span></text:p>
          </table:table-cell>
          <table:table-cell table:style-name="Table9.A1" office:value-type="string">
            <text:p text:style-name="P125"><text:span text:style-name="Strong_20_Emphasis"><text:span text:style-name="T142">ta</text:span></text:span><text:span text:style-name="T142"> (your)</text:span></text:p>
          </table:table-cell>
          <table:table-cell table:style-name="Table9.A1" office:value-type="string">
            <text:p text:style-name="P125"><text:span text:style-name="Strong_20_Emphasis"><text:span text:style-name="T142">tes</text:span></text:span><text:span text:style-name="T142"> (your)</text:span></text:p>
          </table:table-cell>
        </table:table-row>
        <table:table-row>
          <table:table-cell table:style-name="Table9.A1" office:value-type="string">
            <text:p text:style-name="P125"><text:span text:style-name="Strong_20_Emphasis"><text:span text:style-name="T142">Il / Elle / On</text:span></text:span><text:span text:style-name="T142"> (He/She/One)</text:span></text:p>
          </table:table-cell>
          <table:table-cell table:style-name="Table9.A1" office:value-type="string">
            <text:p text:style-name="P125"><text:span text:style-name="Strong_20_Emphasis"><text:span text:style-name="T142">son</text:span></text:span><text:span text:style-name="T142"> (his/her/its)</text:span></text:p>
          </table:table-cell>
          <table:table-cell table:style-name="Table9.A1" office:value-type="string">
            <text:p text:style-name="P125"><text:span text:style-name="Strong_20_Emphasis"><text:span text:style-name="T142">sa</text:span></text:span><text:span text:style-name="T142"> (his/her/its)</text:span></text:p>
          </table:table-cell>
          <table:table-cell table:style-name="Table9.A1" office:value-type="string">
            <text:p text:style-name="P125"><text:span text:style-name="Strong_20_Emphasis"><text:span text:style-name="T142">ses</text:span></text:span><text:span text:style-name="T142"> (his/her/its)</text:span></text:p>
          </table:table-cell>
        </table:table-row>
        <table:table-row>
          <table:table-cell table:style-name="Table9.A1" office:value-type="string">
            <text:p text:style-name="P125"><text:span text:style-name="Strong_20_Emphasis"><text:span text:style-name="T142">Nous</text:span></text:span><text:span text:style-name="T142"> (We)</text:span></text:p>
          </table:table-cell>
          <table:table-cell table:style-name="Table9.A1" office:value-type="string">
            <text:p text:style-name="P125"><text:span text:style-name="Strong_20_Emphasis"><text:span text:style-name="T142">notre</text:span></text:span><text:span text:style-name="T142"> (our)</text:span></text:p>
          </table:table-cell>
          <table:table-cell table:style-name="Table9.A1" office:value-type="string">
            <text:p text:style-name="P125"><text:span text:style-name="Strong_20_Emphasis"><text:span text:style-name="T142">notre</text:span></text:span><text:span text:style-name="T142"> (our)</text:span></text:p>
          </table:table-cell>
          <table:table-cell table:style-name="Table9.A1" office:value-type="string">
            <text:p text:style-name="P125"><text:span text:style-name="Strong_20_Emphasis"><text:span text:style-name="T142">nos</text:span></text:span><text:span text:style-name="T142"> (our)</text:span></text:p>
          </table:table-cell>
        </table:table-row>
        <table:table-row>
          <table:table-cell table:style-name="Table9.A1" office:value-type="string">
            <text:p text:style-name="P125"><text:span text:style-name="Strong_20_Emphasis"><text:span text:style-name="T142">Vous</text:span></text:span><text:span text:style-name="T142"> (You)</text:span></text:p>
          </table:table-cell>
          <table:table-cell table:style-name="Table9.A1" office:value-type="string">
            <text:p text:style-name="P125"><text:span text:style-name="Strong_20_Emphasis"><text:span text:style-name="T142">votre</text:span></text:span><text:span text:style-name="T142"> (your)</text:span></text:p>
          </table:table-cell>
          <table:table-cell table:style-name="Table9.A1" office:value-type="string">
            <text:p text:style-name="P125"><text:span text:style-name="Strong_20_Emphasis"><text:span text:style-name="T142">votre</text:span></text:span><text:span text:style-name="T142"> (your)</text:span></text:p>
          </table:table-cell>
          <table:table-cell table:style-name="Table9.A1" office:value-type="string">
            <text:p text:style-name="P125"><text:span text:style-name="Strong_20_Emphasis"><text:span text:style-name="T142">vos</text:span></text:span><text:span text:style-name="T142"> (your)</text:span></text:p>
          </table:table-cell>
        </table:table-row>
        <table:table-row>
          <table:table-cell table:style-name="Table9.A1" office:value-type="string">
            <text:p text:style-name="P125"><text:span text:style-name="Strong_20_Emphasis"><text:span text:style-name="T142">Ils / Elles</text:span></text:span><text:span text:style-name="T142"> (They)</text:span></text:p>
          </table:table-cell>
          <table:table-cell table:style-name="Table9.A1" office:value-type="string">
            <text:p text:style-name="P125"><text:span text:style-name="Strong_20_Emphasis"><text:span text:style-name="T142">leur</text:span></text:span><text:span text:style-name="T142"> (their)</text:span></text:p>
          </table:table-cell>
          <table:table-cell table:style-name="Table9.A1" office:value-type="string">
            <text:p text:style-name="P125"><text:span text:style-name="Strong_20_Emphasis"><text:span text:style-name="T142">leur</text:span></text:span><text:span text:style-name="T142"> (their)</text:span></text:p>
          </table:table-cell>
          <table:table-cell table:style-name="Table9.A1" office:value-type="string">
            <text:p text:style-name="P125"><text:span text:style-name="Strong_20_Emphasis"><text:span text:style-name="T142">leurs</text:span></text:span><text:span text:style-name="T142"> (their)</text:span></text:p>
          </table:table-cell>
        </table:table-row>
      </table:table>
      <text:p text:style-name="P105"/>
      <text:p text:style-name="P105"/>
      <text:h text:style-name="P100" text:outline-level="3"><text:span text:style-name="Strong_20_Emphasis"><text:span text:style-name="T139">Maltese-style Pronunciation Guide</text:span></text:span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03">French</text:p>
            </table:table-cell>
            <table:table-cell table:style-name="Table10.A1" office:value-type="string">
              <text:p text:style-name="P103">Maltese-style Pronunciation</text:p>
            </table:table-cell>
          </table:table-row>
        </table:table-header-rows>
        <table:table-row>
          <table:table-cell table:style-name="Table10.A1" office:value-type="string">
            <text:p text:style-name="P103">mon</text:p>
          </table:table-cell>
          <table:table-cell table:style-name="Table10.A1" office:value-type="string">
            <text:p text:style-name="P103">[ mo / <text:span text:style-name="T143">mon</text:span> ]</text:p>
          </table:table-cell>
        </table:table-row>
        <table:table-row>
          <table:table-cell table:style-name="Table10.A1" office:value-type="string">
            <text:p text:style-name="P103">ma</text:p>
          </table:table-cell>
          <table:table-cell table:style-name="Table10.A1" office:value-type="string">
            <text:p text:style-name="P103">[ ma ]</text:p>
          </table:table-cell>
        </table:table-row>
        <table:table-row>
          <table:table-cell table:style-name="Table10.A1" office:value-type="string">
            <text:p text:style-name="P103">mes</text:p>
          </table:table-cell>
          <table:table-cell table:style-name="Table10.A1" office:value-type="string">
            <text:p text:style-name="P103">[ me <text:s/>/ <text:s/><text:span text:style-name="T143">meż</text:span> ]</text:p>
          </table:table-cell>
        </table:table-row>
        <table:table-row>
          <table:table-cell table:style-name="Table10.A1" office:value-type="string">
            <text:p text:style-name="P103">ton</text:p>
          </table:table-cell>
          <table:table-cell table:style-name="Table10.A1" office:value-type="string">
            <text:p text:style-name="P103">[ to <text:s/>/ <text:s/><text:span text:style-name="T143">ton</text:span> ]</text:p>
          </table:table-cell>
        </table:table-row>
        <table:table-row>
          <table:table-cell table:style-name="Table10.A1" office:value-type="string">
            <text:p text:style-name="P103">ta</text:p>
          </table:table-cell>
          <table:table-cell table:style-name="Table10.A1" office:value-type="string">
            <text:p text:style-name="P103">[ ta ]</text:p>
          </table:table-cell>
        </table:table-row>
        <table:table-row>
          <table:table-cell table:style-name="Table10.A1" office:value-type="string">
            <text:p text:style-name="P103">tes</text:p>
          </table:table-cell>
          <table:table-cell table:style-name="Table10.A1" office:value-type="string">
            <text:p text:style-name="P103">[ <text:span text:style-name="T143">te <text:s/>/ <text:s/></text:span>tes ]</text:p>
          </table:table-cell>
        </table:table-row>
        <table:table-row>
          <table:table-cell table:style-name="Table10.A1" office:value-type="string">
            <text:p text:style-name="P103">son</text:p>
          </table:table-cell>
          <table:table-cell table:style-name="Table10.A1" office:value-type="string">
            <text:p text:style-name="P103">[ <text:span text:style-name="T143">so <text:s/>/ <text:s/></text:span>son ]</text:p>
          </table:table-cell>
        </table:table-row>
        <table:table-row>
          <table:table-cell table:style-name="Table10.A1" office:value-type="string">
            <text:p text:style-name="P103">sa</text:p>
          </table:table-cell>
          <table:table-cell table:style-name="Table10.A1" office:value-type="string">
            <text:p text:style-name="P103">[ sa ]</text:p>
          </table:table-cell>
        </table:table-row>
        <table:table-row>
          <table:table-cell table:style-name="Table10.A1" office:value-type="string">
            <text:p text:style-name="P103">ses</text:p>
          </table:table-cell>
          <table:table-cell table:style-name="Table10.A1" office:value-type="string">
            <text:p text:style-name="P103">[ <text:span text:style-name="T143">seż / </text:span>ses ]</text:p>
          </table:table-cell>
        </table:table-row>
        <table:table-row>
          <table:table-cell table:style-name="Table10.A1" office:value-type="string">
            <text:p text:style-name="P103">notre</text:p>
          </table:table-cell>
          <table:table-cell table:style-name="Table10.A1" office:value-type="string">
            <text:p text:style-name="P103">[ <text:span text:style-name="T143">not <text:s/>/ <text:s/></text:span>notr ]</text:p>
          </table:table-cell>
        </table:table-row>
        <table:table-row>
          <table:table-cell table:style-name="Table10.A1" office:value-type="string">
            <text:p text:style-name="P103">nos</text:p>
          </table:table-cell>
          <table:table-cell table:style-name="Table10.A1" office:value-type="string">
            <text:p text:style-name="P103">[ no<text:span text:style-name="T143">ż</text:span> ]</text:p>
          </table:table-cell>
        </table:table-row>
        <table:table-row>
          <table:table-cell table:style-name="Table10.A1" office:value-type="string">
            <text:p text:style-name="P103">votre</text:p>
          </table:table-cell>
          <table:table-cell table:style-name="Table10.A1" office:value-type="string">
            <text:p text:style-name="P103">[ votr ]</text:p>
          </table:table-cell>
        </table:table-row>
        <table:table-row>
          <table:table-cell table:style-name="Table10.A1" office:value-type="string">
            <text:p text:style-name="P103">vos</text:p>
          </table:table-cell>
          <table:table-cell table:style-name="Table10.A1" office:value-type="string">
            <text:p text:style-name="P103">[ vo <text:s/>/ <text:s/><text:span text:style-name="T143">voż</text:span> ]</text:p>
          </table:table-cell>
        </table:table-row>
        <table:table-row>
          <table:table-cell table:style-name="Table10.A1" office:value-type="string">
            <text:p text:style-name="P103">leur</text:p>
          </table:table-cell>
          <table:table-cell table:style-name="Table10.A1" office:value-type="string">
            <text:p text:style-name="P103">[ ler ]</text:p>
          </table:table-cell>
        </table:table-row>
        <text:soft-page-break/>
        <table:table-row>
          <table:table-cell table:style-name="Table10.A1" office:value-type="string">
            <text:p text:style-name="P103">leurs</text:p>
          </table:table-cell>
          <table:table-cell table:style-name="Table10.A1" office:value-type="string">
            <text:p text:style-name="P103">[ <text:span text:style-name="T143">ler <text:s/>/ <text:s/></text:span>lers ]</text:p>
          </table:table-cell>
        </table:table-row>
      </table:table>
      <text:p text:style-name="P104"/>
      <text:p text:style-name="P104">✅<text:span text:style-name="T144"> Je prends</text:span></text:p>
      <text:list xml:id="list1954819346" text:style-name="L13">
        <text:list-item>
          <text:p text:style-name="P168">Tense: Present</text:p>
        </text:list-item>
        <text:list-item>
          <text:p text:style-name="P168">Meaning: I take / I am taking</text:p>
        </text:list-item>
        <text:list-item>
          <text:p text:style-name="P168">Example:</text:p>
          <text:list>
            <text:list-item>
              <text:p text:style-name="P168">Je prends un café. → I’m taking a coffee.</text:p>
            </text:list-item>
            <text:list-item>
              <text:p text:style-name="P168">Je prends le bus tous les matins. → I take the bus every morning.</text:p>
            </text:list-item>
          </text:list>
        </text:list-item>
      </text:list>
      <text:p text:style-name="P104"/>
      <text:p text:style-name="P104">✅<text:span text:style-name="T144"> Je prendrai</text:span></text:p>
      <text:list text:style-name="L14">
        <text:list-item>
          <text:p text:style-name="P170">Tense: Future simple</text:p>
        </text:list-item>
        <text:list-item>
          <text:p text:style-name="P170">Meaning: I will take</text:p>
        </text:list-item>
        <text:list-item>
          <text:p text:style-name="P170">Example:</text:p>
          <text:list>
            <text:list-item>
              <text:p text:style-name="P170">Je prendrai un café demain matin. → I will take a coffee tomorrow morning.</text:p>
            </text:list-item>
            <text:list-item>
              <text:p text:style-name="P170">Je prendrai le train à 9h. → I will take the train at 9AM.</text:p>
            </text:list-item>
          </text:list>
        </text:list-item>
      </text:list>
      <text:p text:style-name="P104"/>
      <text:p text:style-name="P104">🟡 Summary:</text:p>
      <table:table table:name="Table11" table:style-name="Table11">
        <table:table-column table:style-name="Table11.A" table:number-columns-repeated="4"/>
        <table:table-header-rows>
          <table:table-row>
            <table:table-cell table:style-name="Table11.A1" office:value-type="string">
              <text:p text:style-name="P104">Expression</text:p>
            </table:table-cell>
            <table:table-cell table:style-name="Table11.A1" office:value-type="string">
              <text:p text:style-name="P104">Tense</text:p>
            </table:table-cell>
            <table:table-cell table:style-name="Table11.A1" office:value-type="string">
              <text:p text:style-name="P104">Meaning</text:p>
            </table:table-cell>
            <table:table-cell table:style-name="Table11.A1" office:value-type="string">
              <text:p text:style-name="P104">Use when...</text:p>
            </table:table-cell>
          </table:table-row>
        </table:table-header-rows>
        <table:table-row>
          <table:table-cell table:style-name="Table11.A1" office:value-type="string">
            <text:p text:style-name="P104">Je prends</text:p>
          </table:table-cell>
          <table:table-cell table:style-name="Table11.A1" office:value-type="string">
            <text:p text:style-name="P104">Present</text:p>
          </table:table-cell>
          <table:table-cell table:style-name="Table11.A1" office:value-type="string">
            <text:p text:style-name="P104">I take / I am taking</text:p>
          </table:table-cell>
          <table:table-cell table:style-name="Table11.A1" office:value-type="string">
            <text:p text:style-name="P104">Talking about now or regular actions</text:p>
          </table:table-cell>
        </table:table-row>
        <table:table-row>
          <table:table-cell table:style-name="Table11.A1" office:value-type="string">
            <text:p text:style-name="P104">Je prendrai</text:p>
          </table:table-cell>
          <table:table-cell table:style-name="Table11.A1" office:value-type="string">
            <text:p text:style-name="P104">Future Simple</text:p>
          </table:table-cell>
          <table:table-cell table:style-name="Table11.A1" office:value-type="string">
            <text:p text:style-name="P104">I will take</text:p>
          </table:table-cell>
          <table:table-cell table:style-name="Table11.A1" office:value-type="string">
            <text:p text:style-name="P104">Talking about the future</text:p>
          </table:table-cell>
        </table:table-row>
      </table:table>
      <text:p text:style-name="P104"/>
      <text:p text:style-name="P42"/>
      <text:h text:style-name="P40" text:outline-level="2">📚 French Demonstratives and "Ce" Forms</text:h>
      <text:h text:style-name="P120" text:outline-level="3"><text:span text:style-name="T113">1. 🔹 </text:span><text:span text:style-name="Strong_20_Emphasis"><text:span text:style-name="T113">Ce</text:span></text:span></text:h>
      <text:list text:style-name="L15">
        <text:list-item>
          <text:p text:style-name="P174"><text:span text:style-name="Strong_20_Emphasis"><text:span text:style-name="T113">Meaning:</text:span></text:span><text:span text:style-name="T113"> this / that</text:span></text:p>
        </text:list-item>
        <text:list-item>
          <text:p text:style-name="P174"><text:span text:style-name="Strong_20_Emphasis"><text:span text:style-name="T113">Usage:</text:span></text:span><text:span text:style-name="T113"> Before a </text:span><text:span text:style-name="Strong_20_Emphasis"><text:span text:style-name="T113">masculine singular noun</text:span></text:span><text:span text:style-name="T113"> starting with a </text:span><text:span text:style-name="Strong_20_Emphasis"><text:span text:style-name="T113">consonant</text:span></text:span></text:p>
        </text:list-item>
        <text:list-item>
          <text:p text:style-name="P174"><text:span text:style-name="Strong_20_Emphasis"><text:span text:style-name="T113">Example:<text:tab/>Ce garçon</text:span></text:span><text:span text:style-name="T113"> est gentil. → This boy is nice.</text:span></text:p>
          <text:list>
            <text:list-header>
              <text:p text:style-name="P158"/>
            </text:list-header>
          </text:list>
        </text:list-item>
      </text:list>
      <text:list xml:id="list193307790835033" text:continue-list="list1954819346" text:style-name="L13">
        <text:list-item>
          <text:list>
            <text:list-header>
              <text:p text:style-name="P169"/>
            </text:list-header>
          </text:list>
        </text:list-item>
      </text:list>
      <text:h text:style-name="P120" text:outline-level="3"><text:span text:style-name="T113">2. 🔹 </text:span><text:span text:style-name="Strong_20_Emphasis"><text:span text:style-name="T113">Cet</text:span></text:span></text:h>
      <text:list text:style-name="L16">
        <text:list-item>
          <text:p text:style-name="P175"><text:span text:style-name="Strong_20_Emphasis"><text:span text:style-name="T113">Meaning:</text:span></text:span><text:span text:style-name="T113"> this / that</text:span></text:p>
        </text:list-item>
        <text:list-item>
          <text:p text:style-name="P175"><text:span text:style-name="Strong_20_Emphasis"><text:span text:style-name="T113">Usage:</text:span></text:span><text:span text:style-name="T113"> Before a </text:span><text:span text:style-name="Strong_20_Emphasis"><text:span text:style-name="T113">masculine singular noun</text:span></text:span><text:span text:style-name="T113"> starting with a </text:span><text:span text:style-name="Strong_20_Emphasis"><text:span text:style-name="T113">vowel or mute 'h'</text:span></text:span></text:p>
        </text:list-item>
        <text:list-item>
          <text:p text:style-name="P175"><text:span text:style-name="Strong_20_Emphasis"><text:span text:style-name="T113">Example:<text:tab/>Cet homme</text:span></text:span><text:span text:style-name="T113"> est gentil. → This man is nice.</text:span></text:p>
          <text:list>
            <text:list-header>
              <text:p text:style-name="P159"/>
            </text:list-header>
          </text:list>
        </text:list-item>
      </text:list>
      <text:h text:style-name="P120" text:outline-level="3"><text:span text:style-name="T113">3. 🔹 </text:span><text:span text:style-name="Strong_20_Emphasis"><text:span text:style-name="T113">Cette</text:span></text:span></text:h>
      <text:list text:style-name="L17">
        <text:list-item>
          <text:p text:style-name="P176"><text:span text:style-name="Strong_20_Emphasis"><text:span text:style-name="T113">Meaning:</text:span></text:span><text:span text:style-name="T113"> this / that</text:span></text:p>
        </text:list-item>
        <text:list-item>
          <text:p text:style-name="P176"><text:soft-page-break/><text:span text:style-name="Strong_20_Emphasis"><text:span text:style-name="T113">Usage:</text:span></text:span><text:span text:style-name="T113"> Before a </text:span><text:span text:style-name="Strong_20_Emphasis"><text:span text:style-name="T113">feminine singular noun</text:span></text:span></text:p>
        </text:list-item>
        <text:list-item>
          <text:p text:style-name="P176"><text:span text:style-name="Strong_20_Emphasis"><text:span text:style-name="T113">Example:<text:tab/>Cette fille</text:span></text:span><text:span text:style-name="T113"> est intelligente. → This girl is smart.</text:span></text:p>
          <text:list>
            <text:list-header>
              <text:p text:style-name="P160"/>
            </text:list-header>
          </text:list>
        </text:list-item>
      </text:list>
      <text:h text:style-name="P120" text:outline-level="3"><text:span text:style-name="T113">4. 🔹 </text:span><text:span text:style-name="Strong_20_Emphasis"><text:span text:style-name="T113">Ces</text:span></text:span></text:h>
      <text:list text:style-name="L18">
        <text:list-item>
          <text:p text:style-name="P177"><text:span text:style-name="Strong_20_Emphasis"><text:span text:style-name="T113">Meaning:</text:span></text:span><text:span text:style-name="T113"> these / those</text:span></text:p>
        </text:list-item>
        <text:list-item>
          <text:p text:style-name="P177"><text:span text:style-name="Strong_20_Emphasis"><text:span text:style-name="T113">Usage:</text:span></text:span><text:span text:style-name="T113"> Before </text:span><text:span text:style-name="Strong_20_Emphasis"><text:span text:style-name="T113">plural nouns</text:span></text:span><text:span text:style-name="T113"> (masculine or feminine)</text:span></text:p>
        </text:list-item>
        <text:list-item>
          <text:p text:style-name="P177"><text:span text:style-name="Strong_20_Emphasis"><text:span text:style-name="T113">Example:</text:span></text:span></text:p>
          <text:list>
            <text:list-item>
              <text:p text:style-name="P177"><text:span text:style-name="Strong_20_Emphasis"><text:span text:style-name="T113">Ces enfants</text:span></text:span><text:span text:style-name="T113"> sont contents. → These children are happy.</text:span></text:p>
            </text:list-item>
            <text:list-item>
              <text:p text:style-name="P177"><text:span text:style-name="Strong_20_Emphasis"><text:span text:style-name="T113">Ces femmes</text:span></text:span><text:span text:style-name="T113"> sont intelligentes. → These women are smart.</text:span></text:p>
              <text:p text:style-name="P161"/>
            </text:list-item>
          </text:list>
        </text:list-item>
      </text:list>
      <text:h text:style-name="P120" text:outline-level="3"><text:span text:style-name="T113">5. 🔹 </text:span><text:span text:style-name="Strong_20_Emphasis"><text:span text:style-name="T113">C’</text:span></text:span><text:span text:style-name="T113"> or </text:span><text:span text:style-name="Strong_20_Emphasis"><text:span text:style-name="T113">Ce</text:span></text:span><text:span text:style-name="T113"> as Subject</text:span></text:h>
      <text:list text:style-name="L19">
        <text:list-item>
          <text:p text:style-name="P178"><text:span text:style-name="Strong_20_Emphasis"><text:span text:style-name="T113">Meaning:</text:span></text:span><text:span text:style-name="T113"> it / this / that</text:span></text:p>
        </text:list-item>
        <text:list-item>
          <text:p text:style-name="P178"><text:span text:style-name="Strong_20_Emphasis"><text:span text:style-name="T113">Usage:</text:span></text:span><text:span text:style-name="T113"> Used as the </text:span><text:span text:style-name="Strong_20_Emphasis"><text:span text:style-name="T113">subject</text:span></text:span><text:span text:style-name="T113"> with a form of </text:span><text:span text:style-name="Strong_20_Emphasis"><text:span text:style-name="T113">être</text:span></text:span><text:span text:style-name="T113"> (to be)</text:span></text:p>
        </text:list-item>
        <text:list-item>
          <text:p text:style-name="P178"><text:span text:style-name="Strong_20_Emphasis"><text:span text:style-name="T113">Examples:</text:span></text:span></text:p>
          <text:list>
            <text:list-item>
              <text:p text:style-name="P178"><text:span text:style-name="Strong_20_Emphasis"><text:span text:style-name="T113">C’est</text:span></text:span><text:span text:style-name="T113"> un professeur. → It’s a teacher. [ se ]</text:span></text:p>
            </text:list-item>
            <text:list-item>
              <text:p text:style-name="P178"><text:span text:style-name="Strong_20_Emphasis"><text:span text:style-name="T113">Ce sont</text:span></text:span><text:span text:style-name="T113"> mes amis. → They are my friends. [ se son ]</text:span></text:p>
            </text:list-item>
          </text:list>
          <text:p text:style-name="P178"><text:span text:style-name="T113"/></text:p>
        </text:list-item>
      </text:list>
      <text:list text:continue-list="list193307790835033" text:style-name="L13">
        <text:list-item>
          <text:list>
            <text:list-header>
              <text:p text:style-name="P169"/>
            </text:list-header>
          </text:list>
        </text:list-item>
      </text:list>
      <text:h text:style-name="P37" text:outline-level="3">✅ Summary Table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12.A1" office:value-type="string">
              <text:p text:style-name="P39">French Word</text:p>
            </table:table-cell>
            <table:table-cell table:style-name="Table12.A1" office:value-type="string">
              <text:p text:style-name="P39">Meaning</text:p>
            </table:table-cell>
            <table:table-cell table:style-name="Table12.A1" office:value-type="string">
              <text:p text:style-name="P39">Use Before</text:p>
            </table:table-cell>
            <table:table-cell table:style-name="Table12.A1" office:value-type="string">
              <text:p text:style-name="P39">Gender/Number</text:p>
            </table:table-cell>
            <table:table-cell table:style-name="Table12.A1" office:value-type="string">
              <text:p text:style-name="P39">Maltese-style Pronunciation</text:p>
            </table:table-cell>
          </table:table-row>
        </table:table-header-rows>
        <table:table-row>
          <table:table-cell table:style-name="Table12.A1" office:value-type="string">
            <text:p text:style-name="P38">ce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Masc. singular + consonant</text:p>
          </table:table-cell>
          <table:table-cell table:style-name="Table12.A1" office:value-type="string">
            <text:p text:style-name="P38">Masculine Singular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et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Masc. singular + vowel/h</text:p>
          </table:table-cell>
          <table:table-cell table:style-name="Table12.A1" office:value-type="string">
            <text:p text:style-name="P38">Masculine Singular</text:p>
          </table:table-cell>
          <table:table-cell table:style-name="Table12.A1" office:value-type="string">
            <text:p text:style-name="P38">[ set ]</text:p>
          </table:table-cell>
        </table:table-row>
        <table:table-row>
          <table:table-cell table:style-name="Table12.A1" office:value-type="string">
            <text:p text:style-name="P38">cette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Feminine singular</text:p>
          </table:table-cell>
          <table:table-cell table:style-name="Table12.A1" office:value-type="string">
            <text:p text:style-name="P38">Feminine Singular</text:p>
          </table:table-cell>
          <table:table-cell table:style-name="Table12.A1" office:value-type="string">
            <text:p text:style-name="P38">[ set ]</text:p>
          </table:table-cell>
        </table:table-row>
        <table:table-row>
          <table:table-cell table:style-name="Table12.A1" office:value-type="string">
            <text:p text:style-name="P38">ces</text:p>
          </table:table-cell>
          <table:table-cell table:style-name="Table12.A1" office:value-type="string">
            <text:p text:style-name="P38">these / those</text:p>
          </table:table-cell>
          <table:table-cell table:style-name="Table12.A1" office:value-type="string">
            <text:p text:style-name="P38">All plural nouns</text:p>
          </table:table-cell>
          <table:table-cell table:style-name="Table12.A1" office:value-type="string">
            <text:p text:style-name="P38">Masculine/Feminine Plural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’est</text:p>
          </table:table-cell>
          <table:table-cell table:style-name="Table12.A1" office:value-type="string">
            <text:p text:style-name="P38">it is / this is</text:p>
          </table:table-cell>
          <table:table-cell table:style-name="Table12.A1" office:value-type="string">
            <text:p text:style-name="P38">Sentence subject</text:p>
          </table:table-cell>
          <table:table-cell table:style-name="Table12.A1" office:value-type="string">
            <text:p text:style-name="P38">Singular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e sont</text:p>
          </table:table-cell>
          <table:table-cell table:style-name="Table12.A1" office:value-type="string">
            <text:p text:style-name="P38">they are / these are</text:p>
          </table:table-cell>
          <table:table-cell table:style-name="Table12.A1" office:value-type="string">
            <text:p text:style-name="P38">Sentence subject</text:p>
          </table:table-cell>
          <table:table-cell table:style-name="Table12.A1" office:value-type="string">
            <text:p text:style-name="P38">Plural</text:p>
          </table:table-cell>
          <table:table-cell table:style-name="Table12.A1" office:value-type="string">
            <text:p text:style-name="P38">[ se son ]</text:p>
          </table:table-cell>
        </table:table-row>
      </table:table>
      <text:p text:style-name="P41"/>
      <text:p text:style-name="P41"/>
      <text:p text:style-name="P41"/>
      <text:p text:style-name="P41"/>
      <text:h text:style-name="P127" text:outline-level="1"><text:soft-page-break/><text:span text:style-name="Strong_20_Emphasis"><text:span text:style-name="T100">Unit </text:span></text:span><text:span text:style-name="Strong_20_Emphasis"><text:span text:style-name="T101">6</text:span></text:span><text:span text:style-name="Strong_20_Emphasis"><text:span text:style-name="T100"> – Refer to family members</text:span></text:span></text:h>
      <text:p text:style-name="P41"/>
      <text:p text:style-name="P131"><text:span text:style-name="Strong_20_Emphasis"><text:span text:style-name="T118">Words - Mots [mo]</text:span></text:span></text:p>
      <text:p text:style-name="P43">Le p<text:span text:style-name="Strong_20_Emphasis"><text:span text:style-name="T3">è</text:span></text:span>re.</text:p>
      <text:p text:style-name="P50"><text:span text:style-name="Strong_20_Emphasis"><text:span text:style-name="T4">L</text:span></text:span><text:span text:style-name="Strong_20_Emphasis"><text:span text:style-name="T10">a</text:span></text:span><text:span text:style-name="Strong_20_Emphasis"><text:span text:style-name="T4"> mère.</text:span></text:span></text:p>
      <text:p text:style-name="P50"><text:span text:style-name="Strong_20_Emphasis"><text:span text:style-name="T4">L</text:span></text:span><text:span text:style-name="Strong_20_Emphasis"><text:span text:style-name="T10">e </text:span></text:span><text:span text:style-name="Strong_20_Emphasis"><text:span text:style-name="T4">mar</text:span></text:span><text:span text:style-name="Strong_20_Emphasis"><text:span text:style-name="T7">i</text:span></text:span><text:span text:style-name="Strong_20_Emphasis"><text:span text:style-name="T4">.</text:span></text:span></text:p>
      <text:p text:style-name="P50"><text:span text:style-name="Strong_20_Emphasis"><text:span text:style-name="T4">Ta femme.</text:span></text:span></text:p>
      <text:p text:style-name="P50"><text:span text:style-name="Strong_20_Emphasis"><text:span text:style-name="T4">Ton mari.<text:tab/><text:tab/><text:tab/></text:span></text:span><text:span text:style-name="Strong_20_Emphasis"><text:span text:style-name="T7">[ ton mari ]</text:span></text:span></text:p>
      <text:p text:style-name="P50"><text:span text:style-name="Strong_20_Emphasis"><text:span text:style-name="T10">L</text:span></text:span><text:span text:style-name="Strong_20_Emphasis"><text:span text:style-name="T2">e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50"><text:span text:style-name="Strong_20_Emphasis"><text:span text:style-name="T4">Mon fils.<text:tab/><text:tab/><text:tab/></text:span></text:span><text:span text:style-name="Strong_20_Emphasis"><text:span text:style-name="T10">[ mon fis ]</text:span></text:span></text:p>
      <text:p text:style-name="P50"><text:span text:style-name="Strong_20_Emphasis"><text:span text:style-name="T4">Mes fils.<text:tab/><text:tab/><text:tab/></text:span></text:span><text:span text:style-name="Strong_20_Emphasis"><text:span text:style-name="T10">[ me fis ]</text:span></text:span></text:p>
      <text:p text:style-name="P43"><text:span text:style-name="T147">M</text:span>on Chat.</text:p>
      <text:p text:style-name="P43"><text:span text:style-name="T147">T</text:span>on Chat.</text:p>
      <text:p text:style-name="P58">Ma <text:span text:style-name="Strong_20_Emphasis"><text:span text:style-name="T6">sœur<text:tab/><text:tab/><text:tab/>[ </text:span></text:span><text:span text:style-name="Strong_20_Emphasis"><text:span text:style-name="T2">ma </text:span></text:span><text:span text:style-name="Strong_20_Emphasis"><text:span text:style-name="T6">ser ]</text:span></text:span></text:p>
      <text:p text:style-name="P43"/>
      <text:p text:style-name="P51"><text:span text:style-name="Strong_20_Emphasis"><text:span text:style-name="T5">La grand-mère.</text:span></text:span></text:p>
      <text:p text:style-name="P51"><text:span text:style-name="Strong_20_Emphasis"><text:span text:style-name="T5"/></text:span></text:p>
      <text:p text:style-name="P51"><text:span text:style-name="Strong_20_Emphasis"><text:span text:style-name="T11">Une </text:span></text:span><text:span text:style-name="Strong_20_Emphasis"><text:span text:style-name="T6">chouette.<text:tab/><text:tab/><text:tab/>[ </text:span></text:span><text:span text:style-name="Strong_20_Emphasis"><text:span text:style-name="T11">un </text:span></text:span><text:span text:style-name="Strong_20_Emphasis"><text:span text:style-name="T6">xwet ]</text:span></text:span></text:p>
      <text:p text:style-name="P43">Angleterre.</text:p>
      <text:p text:style-name="P43">A<text:span text:style-name="Strong_20_Emphasis"><text:span text:style-name="T3">é</text:span></text:span><text:span text:style-name="Strong_20_Emphasis"><text:span text:style-name="T2">roprt.</text:span></text:span></text:p>
      <text:p text:style-name="P43"><text:span text:style-name="Strong_20_Emphasis"><text:span text:style-name="T4"/></text:span></text:p>
      <text:p text:style-name="P44"><text:span text:style-name="Strong_20_Emphasis"><text:span text:style-name="T5">La maison.<text:tab/><text:tab/><text:tab/>[ La meżon ]</text:span></text:span></text:p>
      <text:p text:style-name="P44"><text:span text:style-name="Strong_20_Emphasis"><text:span text:style-name="T5">Le jardin<text:tab/><text:tab/><text:tab/>[ le xġarda ]</text:span></text:span></text:p>
      <text:p text:style-name="P44"><text:span text:style-name="Strong_20_Emphasis"><text:span text:style-name="T5"><text:tab/><text:tab/></text:span></text:span></text:p>
      <text:p text:style-name="P44"><text:span text:style-name="Strong_20_Emphasis"><text:span text:style-name="T5">Ma maison.<text:tab/><text:tab/><text:tab/></text:span></text:span><text:span text:style-name="Strong_20_Emphasis"><text:span text:style-name="T6">[ ma meżo ]</text:span></text:span></text:p>
      <text:p text:style-name="P45"><text:span text:style-name="Strong_20_Emphasis"><text:span text:style-name="T6">L’appartement.<text:tab/><text:tab/>[ la partamo ]</text:span></text:span></text:p>
      <text:p text:style-name="P45"><text:span text:style-name="Strong_20_Emphasis"><text:span text:style-name="T6">Anglais.<text:tab/><text:tab/><text:tab/>[ angle ]</text:span></text:span></text:p>
      <text:p text:style-name="P46"><text:span text:style-name="Strong_20_Emphasis"><text:span text:style-name="T7">Un animal de compagnie.<text:tab/>[ qan animal di compani ]</text:span></text:span></text:p>
      <text:p text:style-name="P128"><text:span text:style-name="Strong_20_Emphasis"><text:span text:style-name="T80">Mon fils veut un chat.<text:tab/><text:tab/></text:span></text:span><text:span text:style-name="Strong_20_Emphasis"><text:span text:style-name="T81">[ mon fis vj q xa <text:s/>]</text:span></text:span></text:p>
      <text:p text:style-name="P46"><text:span text:style-name="Strong_20_Emphasis"><text:span text:style-name="T7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131"><text:soft-page-break/><text:span text:style-name="Strong_20_Emphasis"><text:span text:style-name="T19">Sentences – Phrases [ fraż ]</text:span></text:span></text:p>
      <text:p text:style-name="P131"><text:span text:style-name="Strong_20_Emphasis"><text:span text:style-name="T82">Bonjour, Julia. C'est ton père ? </text:span></text:span><text:span text:style-name="Strong_20_Emphasis"><text:span text:style-name="T150">O</text:span></text:span><text:span text:style-name="Strong_20_Emphasis"><text:span text:style-name="T149">ui, c’est mon père. Il est journaliste.</text:span></text:span></text:p>
      <text:p text:style-name="P43"><text:span text:style-name="Strong_20_Emphasis"><text:span text:style-name="T2">Non, c’est mon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43"><text:span text:style-name="Strong_20_Emphasis"><text:span text:style-name="T2">Marc va bien.</text:span></text:span></text:p>
      <text:p text:style-name="P45"><text:span text:style-name="Strong_20_Emphasis"><text:span text:style-name="T6">Le p</text:span></text:span><text:span text:style-name="Strong_20_Emphasis"><text:span text:style-name="T3">è</text:span></text:span><text:span text:style-name="Strong_20_Emphasis"><text:span text:style-name="T6">re d’Elsa</text:span></text:span></text:p>
      <text:p text:style-name="P43"><text:span text:style-name="Strong_20_Emphasis"><text:span text:style-name="T2">Ton chat va bien ?</text:span></text:span></text:p>
      <text:p text:style-name="P43"><text:span text:style-name="Strong_20_Emphasis"><text:span text:style-name="T2">Paul et son <text:s/></text:span></text:span><text:span text:style-name="Strong_20_Emphasis"><text:span text:style-name="T92">p</text:span></text:span><text:span text:style-name="Strong_20_Emphasis"><text:span text:style-name="T3">è</text:span></text:span><text:span text:style-name="Strong_20_Emphasis"><text:span text:style-name="T92">re.</text:span></text:span></text:p>
      <text:p text:style-name="P44"><text:span text:style-name="Strong_20_Emphasis"><text:span text:style-name="T92">Mon frère va bien, merci.</text:span></text:span></text:p>
      <text:p text:style-name="P45"><text:span text:style-name="Strong_20_Emphasis"><text:span text:style-name="T93">Le grand-père d'Elsa ? </text:span></text:span><text:span text:style-name="Strong_20_Emphasis"><text:span text:style-name="T148">Non, je suis son père.</text:span></text:span></text:p>
      <text:p text:style-name="P45"><text:span text:style-name="Strong_20_Emphasis"><text:span text:style-name="T93">Dans la voiture.<text:tab/><text:tab/><text:tab/><text:tab/><text:tab/><text:tab/>[ Don la vwatur ]<text:tab/><text:tab/>In the car.</text:span></text:span></text:p>
      <text:p text:style-name="P45"><text:span text:style-name="Strong_20_Emphasis"><text:span text:style-name="T93">Tu habite o</text:span></text:span><text:span text:style-name="Strong_20_Emphasis"><text:span text:style-name="T3">ù ?<text:tab/></text:span></text:span><text:span text:style-name="Strong_20_Emphasis"><text:span text:style-name="T151">Dans un appartement <text:s/></text:span></text:span><text:span text:style-name="Strong_20_Emphasis"><text:span text:style-name="T152">à </text:span></text:span><text:span text:style-name="Strong_20_Emphasis"><text:span text:style-name="T151">Paris.</text:span></text:span><text:span text:style-name="Strong_20_Emphasis"><text:span text:style-name="T6"><text:tab/>[ tu abit u ?, Danż <text:s/>a appartamo <text:s/>a pari ]</text:span></text:span></text:p>
      <text:p text:style-name="P46"><text:span text:style-name="Strong_20_Emphasis"><text:span text:style-name="T7">O</text:span></text:span><text:span text:style-name="Strong_20_Emphasis"><text:span text:style-name="T3">ù</text:span></text:span><text:span text:style-name="Strong_20_Emphasis"><text:span text:style-name="T7"> est le chat d’Elsa ?<text:tab/><text:tab/><text:tab/><text:tab/>[ wee<text:tab/>l-xa <text:s/>d’elża ]</text:span></text:span></text:p>
      <text:p text:style-name="P47"><text:span text:style-name="Strong_20_Emphasis"><text:span text:style-name="T8">Ta sœur va bien ?<text:tab/><text:tab/><text:tab/><text:tab/><text:tab/>[ ta sur va bja ]</text:span></text:span></text:p>
      <text:p text:style-name="P47"><text:span text:style-name="Strong_20_Emphasis"><text:span text:style-name="T8">Paul parle avec sa sœur.<text:tab/><text:tab/><text:tab/><text:tab/>[ pol parl avek sa ser ]</text:span></text:span></text:p>
      <text:p text:style-name="P47">Où habite ta grand-mère ?<text:tab/><text:tab/><text:tab/><text:tab/><text:span text:style-name="T145">[ u abit ta grand mer ? <text:s/>]</text:span></text:p>
      <text:p text:style-name="P53">Tu as un fils ?</text:p>
      <text:p text:style-name="P53">J'ai un appartement a Paris.</text:p>
      <text:p text:style-name="P53">Ta sœur va bien ?</text:p>
      <text:p text:style-name="P54">Ton p<text:span text:style-name="Strong_20_Emphasis"><text:span text:style-name="T3">è</text:span></text:span>re habite ici ?</text:p>
      <text:p text:style-name="P54">Elle va bien.<text:tab/>Marc va bien.</text:p>
      <text:p text:style-name="P54">Mon frère Marc habite à Bordeaux.</text:p>
      <text:p text:style-name="P54">Marc et son p<text:span text:style-name="Strong_20_Emphasis"><text:span text:style-name="T3">è</text:span></text:span>re.</text:p>
      <text:p text:style-name="P54">Mon frère s'appelle Marc.</text:p>
      <text:p text:style-name="P54">Mon frère est français.</text:p>
      <text:p text:style-name="P54">Je suis Anna. J'habite en Espagne avec mon père et mon chat. Je parle français et espagnol.</text:p>
      <text:p text:style-name="P54">Ma mère est américaine.</text:p>
      <text:p text:style-name="P62">Ma soeur parle français.</text:p>
      <text:p text:style-name="P62">Salut tu vas bien ?</text:p>
      <text:p text:style-name="P135"><text:span text:style-name="T119">Ma m</text:span><text:span text:style-name="Strong_20_Emphasis"><text:span text:style-name="T59">è</text:span></text:span><text:span text:style-name="T119">re habite en Italie.</text:span></text:p>
      <text:p text:style-name="P135"><text:span text:style-name="T119">Son fr</text:span><text:span text:style-name="Strong_20_Emphasis"><text:span text:style-name="T59">è</text:span></text:span><text:span text:style-name="T119">re et sa sœur.</text:span></text:p>
      <text:p text:style-name="P54">Salut, tu vas bien ? Comment va ton frère ? Et ta sœur, elle va bien ?</text:p>
      <text:p text:style-name="P55">Ma famille, c'est mon père et mon frère.</text:p>
      <text:p text:style-name="P55">Ta mère est française.</text:p>
      <text:p text:style-name="P54">Ma famille habite en France.</text:p>
      <text:p text:style-name="P54"><text:span text:style-name="T153">D</text:span>ans l'appartement.</text:p>
      <text:p text:style-name="P55">Marie parle avec sa sœur.</text:p>
      <text:p text:style-name="P56"><text:soft-page-break/>Je vais bien, merci.</text:p>
      <text:p text:style-name="P56">Je vais bien, et toi vas bien ?</text:p>
      <text:p text:style-name="P56">Je vais bien, <text:span text:style-name="T124">et toi aussi ?<text:tab/><text:tab/><text:tab/></text:span><text:span text:style-name="T155"><text:tab/><text:tab/></text:span><text:span text:style-name="T156">[xġ ve bja, e twa </text:span><text:span text:style-name="T131">osi</text:span><text:span text:style-name="T156"> ? ]<text:tab/><text:tab/><text:tab/>also / too</text:span></text:p>
      <text:p text:style-name="P56">Dominique est un gar<text:span text:style-name="T146">ç</text:span>on. Il est le fils de Daniel.</text:p>
      <text:p text:style-name="P56">La femme de Marc.</text:p>
      <text:p text:style-name="P57">J'habite dans un appartement avec mon chien.<text:tab/><text:tab/><text:tab/><text:span text:style-name="T154">[ </text:span><text:span text:style-name="T156">xġ donż a appartamo avek mon xja </text:span><text:span text:style-name="T154">] </text:span></text:p>
      <text:p text:style-name="P48"><text:span text:style-name="Strong_20_Emphasis"><text:span text:style-name="T94">Le chien est dans la maison.<text:tab/><text:tab/><text:tab/><text:tab/><text:tab/></text:span></text:span><text:span text:style-name="Strong_20_Emphasis"><text:span text:style-name="T97">[ le xja e don le meżon ]</text:span></text:span></text:p>
      <text:p text:style-name="P48"><text:span text:style-name="Strong_20_Emphasis"><text:span text:style-name="T94">Une maison avec un jardin.<text:tab/><text:tab/><text:tab/><text:tab/><text:tab/></text:span></text:span><text:span text:style-name="Strong_20_Emphasis"><text:span text:style-name="T97">[ un meżo avek a jarda ]</text:span></text:span></text:p>
      <text:p text:style-name="P52"><text:span text:style-name="Strong_20_Emphasis"><text:span text:style-name="T94">Le chien est au jardin.<text:tab/><text:tab/><text:tab/><text:tab/><text:tab/><text:tab/></text:span></text:span><text:span text:style-name="Strong_20_Emphasis"><text:span text:style-name="T97">[ le xja e tu xġarda ]</text:span></text:span></text:p>
      <text:p text:style-name="P52"><text:span text:style-name="Strong_20_Emphasis"><text:span text:style-name="T97">Le chien est </text:span></text:span><text:span text:style-name="Strong_20_Emphasis"><text:span text:style-name="T132">dans le</text:span></text:span><text:span text:style-name="Strong_20_Emphasis"><text:span text:style-name="T97"> jardin.<text:tab/><text:tab/><text:tab/><text:tab/><text:tab/>[ le xja e don le xġarda <text:s text:c="2"/>]</text:span></text:span></text:p>
      <text:p text:style-name="P52"><text:span text:style-name="Strong_20_Emphasis"><text:span text:style-name="T95">Une maison avec un jardin.<text:tab/><text:tab/><text:tab/><text:tab/><text:tab/></text:span></text:span><text:span text:style-name="Strong_20_Emphasis"><text:span text:style-name="T97">[ un meżo avek a xġarda <text:s/>]</text:span></text:span></text:p>
      <text:p text:style-name="P49"><text:span text:style-name="Strong_20_Emphasis"><text:span text:style-name="T96">Ma famille habite en France.</text:span></text:span></text:p>
      <text:p text:style-name="P49"><text:span text:style-name="Strong_20_Emphasis"><text:span text:style-name="T96">Marie parle avec sa sœur.</text:span></text:span></text:p>
      <text:p text:style-name="P49"><text:span text:style-name="Strong_20_Emphasis"><text:span text:style-name="T96">Marie a une chouette.</text:span></text:span></text:p>
      <text:p text:style-name="P49"><text:span text:style-name="Strong_20_Emphasis"><text:span text:style-name="T96">Tu vas bien ?<text:tab/></text:span></text:span><text:span text:style-name="Strong_20_Emphasis"><text:span text:style-name="T97">J</text:span></text:span><text:span text:style-name="Strong_20_Emphasis"><text:span text:style-name="T96">e vais bien, merci.</text:span></text:span></text:p>
      <text:p text:style-name="P49"><text:span text:style-name="Strong_20_Emphasis"><text:span text:style-name="T96">Il habite avec sa femme et son fils.</text:span></text:span></text:p>
      <text:p text:style-name="P49"><text:span text:style-name="Strong_20_Emphasis"><text:span text:style-name="T96">Mon fils veut un chien.<text:tab/><text:tab/><text:tab/><text:tab/><text:tab/><text:tab/></text:span></text:span><text:span text:style-name="Strong_20_Emphasis"><text:span text:style-name="T98">[ mon fis vj qa xja ]</text:span></text:span></text:p>
      <text:p text:style-name="P49"><text:span text:style-name="Strong_20_Emphasis"><text:span text:style-name="T98">Je vais bien, et toi, tu vas bien ?</text:span></text:span></text:p>
      <text:p text:style-name="P59">Un animal de compagnie.</text:p>
      <text:p text:style-name="P60">Ta sœur va bien ?</text:p>
      <text:p text:style-name="P61">Un billet d’avion.</text:p>
      <text:p text:style-name="P61">Tu vas o<text:span text:style-name="Strong_20_Emphasis"><text:span text:style-name="T3">ù ?</text:span></text:span></text:p>
      <text:p text:style-name="P49"><text:span text:style-name="Strong_20_Emphasis"><text:span text:style-name="T96">L</text:span></text:span><text:span text:style-name="Strong_20_Emphasis"><text:span text:style-name="T99">e billet d’avion.</text:span></text:span></text:p>
      <text:p text:style-name="P132"><text:span text:style-name="Strong_20_Emphasis"><text:span text:style-name="T89">Salut Marie, comment ça va ?</text:span></text:span></text:p>
      <text:p text:style-name="P132"><text:span text:style-name="Strong_20_Emphasis"><text:span text:style-name="T89"><text:s/>À demain, Marie.</text:span></text:span></text:p>
      <text:p text:style-name="P132"><text:span text:style-name="Strong_20_Emphasis"><text:span text:style-name="T89">À bientôt, Paul !</text:span></text:span></text:p>
      <text:p text:style-name="P133"><text:span text:style-name="Strong_20_Emphasis"><text:span text:style-name="T90">Tu as une voiture fran</text:span></text:span><text:span text:style-name="Strong_20_Emphasis"><text:span text:style-name="T89">ç</text:span></text:span><text:span text:style-name="Strong_20_Emphasis"><text:span text:style-name="T90">aise.</text:span></text:span></text:p>
      <text:p text:style-name="P133"><text:span text:style-name="Strong_20_Emphasis"><text:span text:style-name="T90">Merci beaucoup, <text:s/>à bientôt.</text:span></text:span></text:p>
      <text:p text:style-name="P134"><text:span text:style-name="Strong_20_Emphasis"><text:span text:style-name="T91">Bonsoir, comment </text:span></text:span><text:span text:style-name="Strong_20_Emphasis"><text:span text:style-name="T89">ç</text:span></text:span><text:span text:style-name="Strong_20_Emphasis"><text:span text:style-name="T91">a va ?</text:span></text:span></text:p>
      <text:p text:style-name="P134"><text:span text:style-name="Strong_20_Emphasis"><text:span text:style-name="T91"/></text:span></text:p>
      <text:p text:style-name="P132"><text:span text:style-name="Strong_20_Emphasis"><text:span text:style-name="T89"/></text:span></text:p>
      <text:p text:style-name="P129"><text:span text:style-name="Strong_20_Emphasis"><text:span text:style-name="T120">Ère<text:tab/><text:tab/></text:span></text:span><text:span text:style-name="Strong_20_Emphasis"><text:span text:style-name="T121">→ </text:span></text:span><text:span text:style-name="Strong_20_Emphasis"><text:span text:style-name="T120"><text:s/><text:tab/><text:tab/></text:span></text:span><text:span text:style-name="Strong_20_Emphasis"><text:span text:style-name="T122">[</text:span></text:span><text:span text:style-name="Strong_20_Emphasis"><text:span text:style-name="T120">er</text:span></text:span><text:span text:style-name="Strong_20_Emphasis"><text:span text:style-name="T122">]</text:span></text:span></text:p>
      <text:p text:style-name="P129"><text:span text:style-name="Strong_20_Emphasis"><text:span text:style-name="T121">Oeu<text:tab/><text:tab/>→ <text:tab/><text:tab/></text:span></text:span><text:span text:style-name="Strong_20_Emphasis"><text:span text:style-name="T122">[</text:span></text:span><text:span text:style-name="Strong_20_Emphasis"><text:span text:style-name="T121">qu</text:span></text:span><text:span text:style-name="Strong_20_Emphasis"><text:span text:style-name="T122">]</text:span></text:span></text:p>
      <text:p text:style-name="P130"><text:span text:style-name="Strong_20_Emphasis"><text:span text:style-name="T122">au<text:tab/><text:tab/>→ <text:s/><text:tab/><text:tab/>at [u]</text:span></text:span></text:p>
      <text:p text:style-name="P95"><text:span text:style-name="Strong_20_Emphasis"><text:span text:style-name="T9"/></text:span></text:p>
      <text:p text:style-name="P97"><text:span text:style-name="Strong_20_Emphasis"><text:span text:style-name="T21">é è à ù â ê î ô û ë ï ü ç œ æ É È À Ù Â Ê Î Ô Û Ë Ï Ü Ç Œ Æ</text:span></text:span></text:p>
      <text:p text:style-name="P97"><text:span text:style-name="Strong_20_Emphasis"><text:span text:style-name="T21"/></text:span></text:p>
      <text:p text:style-name="P136"><text:soft-page-break/><text:span text:style-name="Strong_20_Emphasis"><text:span text:style-name="T14">La famille de Zari.</text:span></text:span></text:p>
      <text:p text:style-name="P98"><text:span text:style-name="Strong_20_Emphasis"><text:span text:style-name="T51"/></text:span></text:p>
      <text:p text:style-name="P136"><text:span text:style-name="Strong_20_Emphasis"><text:span text:style-name="T140">Zari and her friend Lily are studying at the library before lunch.</text:span></text:span></text:p>
      <text:p text:style-name="P98"><text:span text:style-name="Strong_20_Emphasis"><text:span text:style-name="T51"/></text:span></text:p>
      <text:p text:style-name="P98"><text:span text:style-name="Strong_20_Emphasis"><text:span text:style-name="T51">Nous allons au restaurant mexivan avec ma famille. Tu veux venir ?</text:span></text:span></text:p>
      <text:p text:style-name="P98"><text:span text:style-name="Strong_20_Emphasis"><text:span text:style-name="T51"/></text:span></text:p>
      <text:p text:style-name="P136"><text:span text:style-name="Strong_20_Emphasis"><text:span text:style-name="T140">Lily is staring at her book. She doesn't look up.</text:span></text:span></text:p>
      <text:p text:style-name="P98"><text:span text:style-name="Strong_20_Emphasis"><text:span text:style-name="T51"/></text:span></text:p>
      <text:p text:style-name="P98"><text:span text:style-name="Strong_20_Emphasis"><text:span text:style-name="T51"><text:tab/>Euh… Qui va au restaurant ? J’ </text:span></text:span><text:span text:style-name="Strong_20_Emphasis"><text:span text:style-name="T21">é</text:span></text:span><text:span text:style-name="Strong_20_Emphasis"><text:span text:style-name="T51">tudie...</text:span></text:span></text:p>
      <text:p text:style-name="P97"><text:span text:style-name="Strong_20_Emphasis"><text:span text:style-name="T21"/></text:span></text:p>
      <text:p text:style-name="P98"><text:span text:style-name="Strong_20_Emphasis"><text:span text:style-name="T51">Mon grand-p</text:span></text:span><text:span text:style-name="Strong_20_Emphasis"><text:span text:style-name="T21">è</text:span></text:span><text:span text:style-name="Strong_20_Emphasis"><text:span text:style-name="T51">re, ma grand-m</text:span></text:span><text:span text:style-name="Strong_20_Emphasis"><text:span text:style-name="T21">è</text:span></text:span><text:span text:style-name="Strong_20_Emphasis"><text:span text:style-name="T51">re…</text:span></text:span></text:p>
      <text:p text:style-name="P98"><text:span text:style-name="Strong_20_Emphasis"><text:span text:style-name="T51"/></text:span></text:p>
      <text:p text:style-name="P98"><text:span text:style-name="Strong_20_Emphasis"><text:span text:style-name="T51">Ma m</text:span></text:span><text:span text:style-name="Strong_20_Emphasis"><text:span text:style-name="T21">è</text:span></text:span><text:span text:style-name="Strong_20_Emphasis"><text:span text:style-name="T51">re, mon p</text:span></text:span><text:span text:style-name="Strong_20_Emphasis"><text:span text:style-name="T21">è</text:span></text:span><text:span text:style-name="Strong_20_Emphasis"><text:span text:style-name="T51">re, ma sœur…</text:span></text:span></text:p>
      <text:p text:style-name="P98"><text:span text:style-name="Strong_20_Emphasis"><text:span text:style-name="T51"/></text:span></text:p>
      <text:p text:style-name="P136"><text:span text:style-name="Strong_20_Emphasis"><text:span text:style-name="T140">Lily does not seem interested.</text:span></text:span></text:p>
      <text:p text:style-name="P98"><text:span text:style-name="Strong_20_Emphasis"><text:span text:style-name="T51"/></text:span></text:p>
      <text:p text:style-name="P98"><text:span text:style-name="Strong_20_Emphasis"><text:span text:style-name="T51">Et mon cousin…</text:span></text:span></text:p>
      <text:p text:style-name="P98"><text:span text:style-name="Strong_20_Emphasis"><text:span text:style-name="T51"/></text:span></text:p>
      <text:p text:style-name="P136"><text:span text:style-name="Strong_20_Emphasis"><text:span text:style-name="T140">Lily looks up. Zari's cousin is in a local band she loves.</text:span></text:span></text:p>
      <text:p text:style-name="P98"><text:span text:style-name="Strong_20_Emphasis"><text:span text:style-name="T51"/></text:span></text:p>
      <text:p text:style-name="P98"><text:span text:style-name="Strong_20_Emphasis"><text:span text:style-name="T51"><text:tab/>Ah… Ton cousin ?</text:span></text:span></text:p>
      <text:p text:style-name="P98"><text:span text:style-name="Strong_20_Emphasis"><text:span text:style-name="T51"/></text:span></text:p>
      <text:p text:style-name="P98"><text:span text:style-name="Strong_20_Emphasis"><text:span text:style-name="T51"><text:tab/>Il est o</text:span></text:span><text:span text:style-name="Strong_20_Emphasis"><text:span text:style-name="T21">ù </text:span></text:span><text:span text:style-name="Strong_20_Emphasis"><text:span text:style-name="T51">, le restaurant ?</text:span></text:span></text:p>
      <text:p text:style-name="P98"><text:span text:style-name="Strong_20_Emphasis"><text:span text:style-name="T51"/></text:span></text:p>
      <text:p text:style-name="P98"><text:span text:style-name="Strong_20_Emphasis"><text:span text:style-name="T51"/></text:span></text:p>
      <text:p text:style-name="P98"><text:span text:style-name="Strong_20_Emphasis"><text:span text:style-name="T51"/></text:span></text:p>
      <text:p text:style-name="P172"><text:span text:style-name="Strong_20_Emphasis"><text:span text:style-name="T52">Mon frère Marc habite à bordeaux.</text:span></text:span></text:p>
      <text:p text:style-name="P172"><text:span text:style-name="Strong_20_Emphasis"><text:span text:style-name="T52">C’est ma sœur, avec son chat.</text:span></text:span></text:p>
      <text:p text:style-name="P172"><text:span text:style-name="Strong_20_Emphasis"><text:span text:style-name="T52">Mon père est français.</text:span></text:span></text:p>
      <text:p text:style-name="P172"><text:span text:style-name="Strong_20_Emphasis"><text:span text:style-name="T52">Ton père et ma mère.</text:span></text:span></text:p>
      <text:p text:style-name="P172"><text:span text:style-name="Strong_20_Emphasis"><text:span text:style-name="T52">Ma mère habite en Italie.</text:span></text:span></text:p>
      <text:p text:style-name="P172"><text:span text:style-name="Strong_20_Emphasis"><text:span text:style-name="T52">Marc et son <text:s/>père.</text:span></text:span></text:p>
      <text:p text:style-name="P172"><text:span text:style-name="Strong_20_Emphasis"><text:span text:style-name="T52">Salut tu va bien ? Comment va ton frère ? Et ta sœur, elle va bien ?</text:span></text:span></text:p>
      <text:p text:style-name="P173"><text:span text:style-name="Strong_20_Emphasis"><text:span text:style-name="T53">La fille est avec sa </text:span></text:span><text:span text:style-name="Strong_20_Emphasis"><text:span text:style-name="T52">mère</text:span></text:span><text:span text:style-name="Strong_20_Emphasis"><text:span text:style-name="T53">.</text:span></text:span></text:p>
      <text:p text:style-name="P173"><text:span text:style-name="Strong_20_Emphasis"><text:span text:style-name="T53">Mon fils veut un animal de compagnie.</text:span></text:span></text:p>
      <text:p text:style-name="P173"><text:span text:style-name="Strong_20_Emphasis"><text:span text:style-name="T53">Son animal de compagnie est un chien.</text:span></text:span></text:p>
      <text:p text:style-name="P173"><text:span text:style-name="Strong_20_Emphasis"><text:span text:style-name="T53">Ma fille est française ;</text:span></text:span></text:p>
      <text:p text:style-name="P173"><text:span text:style-name="Strong_20_Emphasis"><text:span text:style-name="T53">Son mari travaille dans un restaurant.</text:span></text:span></text:p>
      <text:p text:style-name="P173"><text:span text:style-name="Strong_20_Emphasis"><text:span text:style-name="T53">Mon grand-père a une voiture. Ma grand-mère veut un avion !</text:span></text:span></text:p>
      <text:p text:style-name="P173"><text:span text:style-name="Strong_20_Emphasis"><text:span text:style-name="T53">Une chouette.</text:span></text:span></text:p>
      <text:p text:style-name="P173"><text:span text:style-name="Strong_20_Emphasis"><text:span text:style-name="T53">J'ai une chouette.</text:span></text:span></text:p>
      <text:p text:style-name="P172"><text:soft-page-break/><text:span text:style-name="Strong_20_Emphasis"><text:span text:style-name="T52"/></text:span></text:p>
      <text:p text:style-name="P98"><text:span text:style-name="Strong_20_Emphasis"><text:span text:style-name="T21">é è à ù â ê î ô û ë ï ü ç œ æ É È À Ù Â Ê Î Ô Û Ë Ï Ü Ç Œ Æ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5f_20_5f_1" style:display-name="ListLabel_20_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5f_20_5f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7:52:13.216822075</meta:creation-date>
    <dc:date>2025-06-19T19:18:01.508769251</dc:date>
    <meta:editing-duration>PT20H37M48S</meta:editing-duration>
    <meta:editing-cycles>97</meta:editing-cycles>
    <meta:generator>LibreOffice/24.2.7.2$Linux_X86_64 LibreOffice_project/420$Build-2</meta:generator>
    <meta:document-statistic meta:table-count="16" meta:image-count="0" meta:object-count="0" meta:page-count="26" meta:paragraph-count="904" meta:word-count="4834" meta:character-count="22592" meta:non-whitespace-character-count="18209"/>
  </office:meta>
</office:document-meta>
</file>